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ro4" style:family="table-row">
      <style:table-row-properties style:row-height="0.6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0-04-01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0-04-01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)</text:p>
            <text:p>2010-04-0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)</text:p>
            <text:p>2020-04-01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23-07-01</text:p>
          </table:table-cell>
        </table:table-row>
        <table:table-row table:style-name="ro2">
          <table:table-cell office:value-type="string" calcext:value-type="string">
            <text:p><text:a xlink:href="javascript:sym(6040)" xlink:type="simple">Abile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06785" calcext:value-type="float">
            <text:p>106785</text:p>
          </table:table-cell>
          <table:table-cell office:value-type="float" office:value="116028" calcext:value-type="float">
            <text:p>116028</text:p>
          </table:table-cell>
          <table:table-cell office:value-type="float" office:value="117509" calcext:value-type="float">
            <text:p>117509</text:p>
          </table:table-cell>
          <table:table-cell office:value-type="float" office:value="125180" calcext:value-type="float">
            <text:p>125180</text:p>
          </table:table-cell>
          <table:table-cell office:value-type="float" office:value="129043" calcext:value-type="float">
            <text:p>129043</text:p>
          </table:table-cell>
        </table:table-row>
        <table:table-row table:style-name="ro2">
          <table:table-cell office:value-type="string" calcext:value-type="string">
            <text:p><text:a xlink:href="javascript:sym(6041)" xlink:type="simple">Akr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H</text:p>
          </table:table-cell>
          <table:table-cell office:value-type="float" office:value="223142" calcext:value-type="float">
            <text:p>223142</text:p>
          </table:table-cell>
          <table:table-cell office:value-type="float" office:value="216899" calcext:value-type="float">
            <text:p>216899</text:p>
          </table:table-cell>
          <table:table-cell office:value-type="float" office:value="199077" calcext:value-type="float">
            <text:p>199077</text:p>
          </table:table-cell>
          <table:table-cell office:value-type="float" office:value="190418" calcext:value-type="float">
            <text:p>190418</text:p>
          </table:table-cell>
          <table:table-cell office:value-type="float" office:value="188701" calcext:value-type="float">
            <text:p>188701</text:p>
          </table:table-cell>
        </table:table-row>
        <table:table-row table:style-name="ro2">
          <table:table-cell office:value-type="string" calcext:value-type="string">
            <text:p><text:a xlink:href="javascript:sym(6043)" xlink:type="simple">Alban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Y</text:p>
          </table:table-cell>
          <table:table-cell office:value-type="float" office:value="100022" calcext:value-type="float">
            <text:p>100022</text:p>
          </table:table-cell>
          <table:table-cell office:value-type="float" office:value="94952" calcext:value-type="float">
            <text:p>94952</text:p>
          </table:table-cell>
          <table:table-cell office:value-type="float" office:value="97836" calcext:value-type="float">
            <text:p>97836</text:p>
          </table:table-cell>
          <table:table-cell office:value-type="float" office:value="99239" calcext:value-type="float">
            <text:p>99239</text:p>
          </table:table-cell>
          <table:table-cell office:value-type="float" office:value="101228" calcext:value-type="float">
            <text:p>101228</text:p>
          </table:table-cell>
        </table:table-row>
        <table:table-row table:style-name="ro2">
          <table:table-cell office:value-type="string" calcext:value-type="string">
            <text:p><text:a xlink:href="javascript:sym(6044)" xlink:type="simple">Albuquerqu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M</text:p>
          </table:table-cell>
          <table:table-cell office:value-type="float" office:value="387035" calcext:value-type="float">
            <text:p>387035</text:p>
          </table:table-cell>
          <table:table-cell office:value-type="float" office:value="449807" calcext:value-type="float">
            <text:p>449807</text:p>
          </table:table-cell>
          <table:table-cell office:value-type="float" office:value="546121" calcext:value-type="float">
            <text:p>546121</text:p>
          </table:table-cell>
          <table:table-cell office:value-type="float" office:value="564584" calcext:value-type="float">
            <text:p>564584</text:p>
          </table:table-cell>
          <table:table-cell office:value-type="float" office:value="560274" calcext:value-type="float">
            <text:p>560274</text:p>
          </table:table-cell>
        </table:table-row>
        <table:table-row table:style-name="ro2">
          <table:table-cell office:value-type="string" calcext:value-type="string">
            <text:p><text:a xlink:href="javascript:sym(6046)" xlink:type="simple">Alexandr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</text:p>
          </table:table-cell>
          <table:table-cell office:value-type="float" office:value="111183" calcext:value-type="float">
            <text:p>111183</text:p>
          </table:table-cell>
          <table:table-cell office:value-type="float" office:value="128278" calcext:value-type="float">
            <text:p>128278</text:p>
          </table:table-cell>
          <table:table-cell office:value-type="float" office:value="139998" calcext:value-type="float">
            <text:p>139998</text:p>
          </table:table-cell>
          <table:table-cell office:value-type="float" office:value="159464" calcext:value-type="float">
            <text:p>159464</text:p>
          </table:table-cell>
          <table:table-cell office:value-type="float" office:value="155230" calcext:value-type="float">
            <text:p>155230</text:p>
          </table:table-cell>
        </table:table-row>
        <table:table-row table:style-name="ro2">
          <table:table-cell office:value-type="string" calcext:value-type="string">
            <text:p><text:a xlink:href="javascript:sym(13141)" xlink:type="simple">All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9433" calcext:value-type="float">
            <text:p>19433</text:p>
          </table:table-cell>
          <table:table-cell office:value-type="float" office:value="43576" calcext:value-type="float">
            <text:p>43576</text:p>
          </table:table-cell>
          <table:table-cell office:value-type="float" office:value="84273" calcext:value-type="float">
            <text:p>84273</text:p>
          </table:table-cell>
          <table:table-cell office:value-type="float" office:value="104646" calcext:value-type="float">
            <text:p>104646</text:p>
          </table:table-cell>
          <table:table-cell office:value-type="float" office:value="111620" calcext:value-type="float">
            <text:p>111620</text:p>
          </table:table-cell>
        </table:table-row>
        <table:table-row table:style-name="ro2">
          <table:table-cell office:value-type="string" calcext:value-type="string">
            <text:p><text:a xlink:href="javascript:sym(6047)" xlink:type="simple">Allentow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A</text:p>
          </table:table-cell>
          <table:table-cell office:value-type="float" office:value="105719" calcext:value-type="float">
            <text:p>105719</text:p>
          </table:table-cell>
          <table:table-cell office:value-type="float" office:value="106661" calcext:value-type="float">
            <text:p>106661</text:p>
          </table:table-cell>
          <table:table-cell office:value-type="float" office:value="118018" calcext:value-type="float">
            <text:p>118018</text:p>
          </table:table-cell>
          <table:table-cell office:value-type="float" office:value="125855" calcext:value-type="float">
            <text:p>125855</text:p>
          </table:table-cell>
          <table:table-cell office:value-type="float" office:value="124880" calcext:value-type="float">
            <text:p>124880</text:p>
          </table:table-cell>
        </table:table-row>
        <table:table-row table:style-name="ro2">
          <table:table-cell office:value-type="string" calcext:value-type="string">
            <text:p><text:a xlink:href="javascript:sym(6049)" xlink:type="simple">Amarill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57680" calcext:value-type="float">
            <text:p>157680</text:p>
          </table:table-cell>
          <table:table-cell office:value-type="float" office:value="173562" calcext:value-type="float">
            <text:p>173562</text:p>
          </table:table-cell>
          <table:table-cell office:value-type="float" office:value="190675" calcext:value-type="float">
            <text:p>190675</text:p>
          </table:table-cell>
          <table:table-cell office:value-type="float" office:value="200378" calcext:value-type="float">
            <text:p>200378</text:p>
          </table:table-cell>
          <table:table-cell office:value-type="float" office:value="202408" calcext:value-type="float">
            <text:p>202408</text:p>
          </table:table-cell>
        </table:table-row>
        <table:table-row table:style-name="ro2">
          <table:table-cell office:value-type="string" calcext:value-type="string">
            <text:p><text:a xlink:href="javascript:sym(6051)" xlink:type="simple">Anahei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266229" calcext:value-type="float">
            <text:p>266229</text:p>
          </table:table-cell>
          <table:table-cell office:value-type="float" office:value="327920" calcext:value-type="float">
            <text:p>327920</text:p>
          </table:table-cell>
          <table:table-cell office:value-type="float" office:value="336332" calcext:value-type="float">
            <text:p>336332</text:p>
          </table:table-cell>
          <table:table-cell office:value-type="float" office:value="346816" calcext:value-type="float">
            <text:p>346816</text:p>
          </table:table-cell>
          <table:table-cell office:value-type="float" office:value="340512" calcext:value-type="float">
            <text:p>340512</text:p>
          </table:table-cell>
        </table:table-row>
        <table:table-row table:style-name="ro2">
          <table:table-cell office:value-type="string" calcext:value-type="string">
            <text:p><text:a xlink:href="javascript:sym(6052)" xlink:type="simple">Anchorage</text:a>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AK</text:p>
          </table:table-cell>
          <table:table-cell office:value-type="float" office:value="226338" calcext:value-type="float">
            <text:p>226338</text:p>
          </table:table-cell>
          <table:table-cell office:value-type="float" office:value="260299" calcext:value-type="float">
            <text:p>260299</text:p>
          </table:table-cell>
          <table:table-cell office:value-type="float" office:value="292252" calcext:value-type="float">
            <text:p>292252</text:p>
          </table:table-cell>
          <table:table-cell office:value-type="float" office:value="291244" calcext:value-type="float">
            <text:p>291244</text:p>
          </table:table-cell>
          <table:table-cell office:value-type="float" office:value="286075" calcext:value-type="float">
            <text:p>286075</text:p>
          </table:table-cell>
        </table:table-row>
        <table:table-row table:style-name="ro2">
          <table:table-cell office:value-type="string" calcext:value-type="string">
            <text:p><text:a xlink:href="javascript:sym(6056)" xlink:type="simple">Ann Arbo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I</text:p>
          </table:table-cell>
          <table:table-cell office:value-type="float" office:value="110324" calcext:value-type="float">
            <text:p>110324</text:p>
          </table:table-cell>
          <table:table-cell office:value-type="float" office:value="114638" calcext:value-type="float">
            <text:p>114638</text:p>
          </table:table-cell>
          <table:table-cell office:value-type="float" office:value="114008" calcext:value-type="float">
            <text:p>114008</text:p>
          </table:table-cell>
          <table:table-cell office:value-type="float" office:value="123875" calcext:value-type="float">
            <text:p>123875</text:p>
          </table:table-cell>
          <table:table-cell office:value-type="float" office:value="119381" calcext:value-type="float">
            <text:p>119381</text:p>
          </table:table-cell>
        </table:table-row>
        <table:table-row table:style-name="ro2">
          <table:table-cell office:value-type="string" calcext:value-type="string">
            <text:p><text:a xlink:href="javascript:sym(9263)" xlink:type="simple">Antioc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62125" calcext:value-type="float">
            <text:p>62125</text:p>
          </table:table-cell>
          <table:table-cell office:value-type="float" office:value="90924" calcext:value-type="float">
            <text:p>90924</text:p>
          </table:table-cell>
          <table:table-cell office:value-type="float" office:value="102745" calcext:value-type="float">
            <text:p>102745</text:p>
          </table:table-cell>
          <table:table-cell office:value-type="float" office:value="115305" calcext:value-type="float">
            <text:p>115305</text:p>
          </table:table-cell>
          <table:table-cell office:value-type="float" office:value="117096" calcext:value-type="float">
            <text:p>117096</text:p>
          </table:table-cell>
        </table:table-row>
        <table:table-row table:style-name="ro2">
          <table:table-cell office:value-type="string" calcext:value-type="string">
            <text:p><text:a xlink:href="javascript:sym(6059)" xlink:type="simple">Arling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261973" calcext:value-type="float">
            <text:p>261973</text:p>
          </table:table-cell>
          <table:table-cell office:value-type="float" office:value="333240" calcext:value-type="float">
            <text:p>333240</text:p>
          </table:table-cell>
          <table:table-cell office:value-type="float" office:value="365125" calcext:value-type="float">
            <text:p>365125</text:p>
          </table:table-cell>
          <table:table-cell office:value-type="float" office:value="394265" calcext:value-type="float">
            <text:p>394265</text:p>
          </table:table-cell>
          <table:table-cell office:value-type="float" office:value="398431" calcext:value-type="float">
            <text:p>398431</text:p>
          </table:table-cell>
        </table:table-row>
        <table:table-row table:style-name="ro2">
          <table:table-cell office:value-type="string" calcext:value-type="string">
            <text:p><text:a xlink:href="javascript:sym(6060)" xlink:type="simple">Arlington</text:a></text:p>
          </table:table-cell>
          <table:table-cell office:value-type="string" calcext:value-type="string">
            <text:p>Cnty</text:p>
          </table:table-cell>
          <table:table-cell office:value-type="string" calcext:value-type="string">
            <text:p>VA</text:p>
          </table:table-cell>
          <table:table-cell office:value-type="float" office:value="170895" calcext:value-type="float">
            <text:p>170895</text:p>
          </table:table-cell>
          <table:table-cell office:value-type="float" office:value="189211" calcext:value-type="float">
            <text:p>189211</text:p>
          </table:table-cell>
          <table:table-cell office:value-type="float" office:value="207627" calcext:value-type="float">
            <text:p>207627</text:p>
          </table:table-cell>
          <table:table-cell office:value-type="float" office:value="238643" calcext:value-type="float">
            <text:p>238643</text:p>
          </table:table-cell>
          <table:table-cell table:style-name="ce3" office:value-type="float" office:value="248700" calcext:value-type="float">
            <text:p>248700</text:p>
          </table:table-cell>
        </table:table-row>
        <table:table-row table:style-name="ro2">
          <table:table-cell office:value-type="string" calcext:value-type="string">
            <text:p><text:a xlink:href="javascript:sym(9178)" xlink:type="simple">Arvad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89823" calcext:value-type="float">
            <text:p>89823</text:p>
          </table:table-cell>
          <table:table-cell office:value-type="float" office:value="102383" calcext:value-type="float">
            <text:p>102383</text:p>
          </table:table-cell>
          <table:table-cell office:value-type="float" office:value="106759" calcext:value-type="float">
            <text:p>106759</text:p>
          </table:table-cell>
          <table:table-cell office:value-type="float" office:value="124343" calcext:value-type="float">
            <text:p>124343</text:p>
          </table:table-cell>
          <table:table-cell office:value-type="float" office:value="121414" calcext:value-type="float">
            <text:p>121414</text:p>
          </table:table-cell>
        </table:table-row>
        <table:table-row table:style-name="ro1">
          <table:table-cell office:value-type="string" calcext:value-type="string">
            <text:p><text:a xlink:href="javascript:sym(6062)" xlink:type="simple">Athens</text:a> (- Clarke County)</text:p>
          </table:table-cell>
          <table:table-cell office:value-type="string" calcext:value-type="string">
            <text:p>UGov</text:p>
          </table:table-cell>
          <table:table-cell office:value-type="string" calcext:value-type="string">
            <text:p>GA</text:p>
          </table:table-cell>
          <table:table-cell office:value-type="float" office:value="86553" calcext:value-type="float">
            <text:p>86553</text:p>
          </table:table-cell>
          <table:table-cell office:value-type="float" office:value="100667" calcext:value-type="float">
            <text:p>100667</text:p>
          </table:table-cell>
          <table:table-cell office:value-type="float" office:value="115370" calcext:value-type="float">
            <text:p>115370</text:p>
          </table:table-cell>
          <table:table-cell office:value-type="float" office:value="127362" calcext:value-type="float">
            <text:p>127362</text:p>
          </table:table-cell>
          <table:table-cell office:value-type="float" office:value="128628" calcext:value-type="float">
            <text:p>128628</text:p>
          </table:table-cell>
        </table:table-row>
        <table:table-row table:style-name="ro2">
          <table:table-cell office:value-type="string" calcext:value-type="string">
            <text:p><text:a xlink:href="javascript:sym(6063)" xlink:type="simple">Atlan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</text:p>
          </table:table-cell>
          <table:table-cell office:value-type="float" office:value="393962" calcext:value-type="float">
            <text:p>393962</text:p>
          </table:table-cell>
          <table:table-cell office:value-type="float" office:value="418371" calcext:value-type="float">
            <text:p>418371</text:p>
          </table:table-cell>
          <table:table-cell office:value-type="float" office:value="427042" calcext:value-type="float">
            <text:p>427042</text:p>
          </table:table-cell>
          <table:table-cell office:value-type="float" office:value="498736" calcext:value-type="float">
            <text:p>498736</text:p>
          </table:table-cell>
          <table:table-cell office:value-type="float" office:value="510823" calcext:value-type="float">
            <text:p>510823</text:p>
          </table:table-cell>
        </table:table-row>
        <table:table-row table:style-name="ro1">
          <table:table-cell office:value-type="string" calcext:value-type="string">
            <text:p><text:a xlink:href="javascript:sym(6065)" xlink:type="simple">Augusta</text:a> (- Richmond County)</text:p>
          </table:table-cell>
          <table:table-cell office:value-type="string" calcext:value-type="string">
            <text:p>UGov</text:p>
          </table:table-cell>
          <table:table-cell office:value-type="string" calcext:value-type="string">
            <text:p>GA</text:p>
          </table:table-cell>
          <table:table-cell office:value-type="float" office:value="186108" calcext:value-type="float">
            <text:p>186108</text:p>
          </table:table-cell>
          <table:table-cell office:value-type="float" office:value="195016" calcext:value-type="float">
            <text:p>195016</text:p>
          </table:table-cell>
          <table:table-cell office:value-type="float" office:value="195862" calcext:value-type="float">
            <text:p>195862</text:p>
          </table:table-cell>
          <table:table-cell office:value-type="float" office:value="202077" calcext:value-type="float">
            <text:p>202077</text:p>
          </table:table-cell>
          <table:table-cell office:value-type="float" office:value="200884" calcext:value-type="float">
            <text:p>200884</text:p>
          </table:table-cell>
        </table:table-row>
        <table:table-row table:style-name="ro2">
          <table:table-cell office:value-type="string" calcext:value-type="string">
            <text:p><text:a xlink:href="javascript:sym(6067)" xlink:type="simple">Auro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221713" calcext:value-type="float">
            <text:p>221713</text:p>
          </table:table-cell>
          <table:table-cell office:value-type="float" office:value="275687" calcext:value-type="float">
            <text:p>275687</text:p>
          </table:table-cell>
          <table:table-cell office:value-type="float" office:value="324976" calcext:value-type="float">
            <text:p>324976</text:p>
          </table:table-cell>
          <table:table-cell office:value-type="float" office:value="386325" calcext:value-type="float">
            <text:p>386325</text:p>
          </table:table-cell>
          <table:table-cell office:value-type="float" office:value="395052" calcext:value-type="float">
            <text:p>395052</text:p>
          </table:table-cell>
        </table:table-row>
        <table:table-row table:style-name="ro2">
          <table:table-cell office:value-type="string" calcext:value-type="string">
            <text:p><text:a xlink:href="javascript:sym(6068)" xlink:type="simple">Auro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L</text:p>
          </table:table-cell>
          <table:table-cell office:value-type="float" office:value="100341" calcext:value-type="float">
            <text:p>100341</text:p>
          </table:table-cell>
          <table:table-cell office:value-type="float" office:value="143002" calcext:value-type="float">
            <text:p>143002</text:p>
          </table:table-cell>
          <table:table-cell office:value-type="float" office:value="197964" calcext:value-type="float">
            <text:p>197964</text:p>
          </table:table-cell>
          <table:table-cell office:value-type="float" office:value="180530" calcext:value-type="float">
            <text:p>180530</text:p>
          </table:table-cell>
          <table:table-cell office:value-type="float" office:value="177563" calcext:value-type="float">
            <text:p>177563</text:p>
          </table:table-cell>
        </table:table-row>
        <table:table-row table:style-name="ro2">
          <table:table-cell office:value-type="string" calcext:value-type="string">
            <text:p><text:a xlink:href="javascript:sym(6069)" xlink:type="simple">Austi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519225" calcext:value-type="float">
            <text:p>519225</text:p>
          </table:table-cell>
          <table:table-cell office:value-type="float" office:value="683342" calcext:value-type="float">
            <text:p>683342</text:p>
          </table:table-cell>
          <table:table-cell office:value-type="float" office:value="801862" calcext:value-type="float">
            <text:p>801862</text:p>
          </table:table-cell>
          <table:table-cell office:value-type="float" office:value="961893" calcext:value-type="float">
            <text:p>961893</text:p>
          </table:table-cell>
          <table:table-cell office:value-type="float" office:value="979882" calcext:value-type="float">
            <text:p>979882</text:p>
          </table:table-cell>
        </table:table-row>
        <table:table-row table:style-name="ro2">
          <table:table-cell office:value-type="string" calcext:value-type="string">
            <text:p><text:a xlink:href="javascript:sym(6070)" xlink:type="simple">Bakersfiel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87662" calcext:value-type="float">
            <text:p>187662</text:p>
          </table:table-cell>
          <table:table-cell office:value-type="float" office:value="249629" calcext:value-type="float">
            <text:p>249629</text:p>
          </table:table-cell>
          <table:table-cell office:value-type="float" office:value="347783" calcext:value-type="float">
            <text:p>347783</text:p>
          </table:table-cell>
          <table:table-cell office:value-type="float" office:value="404448" calcext:value-type="float">
            <text:p>404448</text:p>
          </table:table-cell>
          <table:table-cell office:value-type="float" office:value="413381" calcext:value-type="float">
            <text:p>413381</text:p>
          </table:table-cell>
        </table:table-row>
        <table:table-row table:style-name="ro2">
          <table:table-cell office:value-type="string" calcext:value-type="string">
            <text:p><text:a xlink:href="javascript:sym(6071)" xlink:type="simple">Baltimor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D</text:p>
          </table:table-cell>
          <table:table-cell office:value-type="float" office:value="736014" calcext:value-type="float">
            <text:p>736014</text:p>
          </table:table-cell>
          <table:table-cell office:value-type="float" office:value="651262" calcext:value-type="float">
            <text:p>651262</text:p>
          </table:table-cell>
          <table:table-cell office:value-type="float" office:value="620777" calcext:value-type="float">
            <text:p>620777</text:p>
          </table:table-cell>
          <table:table-cell office:value-type="float" office:value="585690" calcext:value-type="float">
            <text:p>585690</text:p>
          </table:table-cell>
          <table:table-cell office:value-type="float" office:value="565239" calcext:value-type="float">
            <text:p>565239</text:p>
          </table:table-cell>
        </table:table-row>
        <table:table-row table:style-name="ro2">
          <table:table-cell office:value-type="string" calcext:value-type="string">
            <text:p><text:a xlink:href="javascript:sym(6073)" xlink:type="simple">Baton Roug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</text:p>
          </table:table-cell>
          <table:table-cell office:value-type="float" office:value="222928" calcext:value-type="float">
            <text:p>222928</text:p>
          </table:table-cell>
          <table:table-cell office:value-type="float" office:value="226623" calcext:value-type="float">
            <text:p>226623</text:p>
          </table:table-cell>
          <table:table-cell office:value-type="float" office:value="229279" calcext:value-type="float">
            <text:p>229279</text:p>
          </table:table-cell>
          <table:table-cell office:value-type="float" office:value="226916" calcext:value-type="float">
            <text:p>226916</text:p>
          </table:table-cell>
          <table:table-cell office:value-type="float" office:value="219573" calcext:value-type="float">
            <text:p>219573</text:p>
          </table:table-cell>
        </table:table-row>
        <table:table-row table:style-name="ro2">
          <table:table-cell office:value-type="string" calcext:value-type="string">
            <text:p><text:a xlink:href="javascript:sym(6075)" xlink:type="simple">Beaumon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14233" calcext:value-type="float">
            <text:p>114233</text:p>
          </table:table-cell>
          <table:table-cell office:value-type="float" office:value="113658" calcext:value-type="float">
            <text:p>113658</text:p>
          </table:table-cell>
          <table:table-cell office:value-type="float" office:value="117243" calcext:value-type="float">
            <text:p>117243</text:p>
          </table:table-cell>
          <table:table-cell office:value-type="float" office:value="115136" calcext:value-type="float">
            <text:p>115136</text:p>
          </table:table-cell>
          <table:table-cell office:value-type="float" office:value="112193" calcext:value-type="float">
            <text:p>112193</text:p>
          </table:table-cell>
        </table:table-row>
        <table:table-row table:style-name="ro2">
          <table:table-cell office:value-type="string" calcext:value-type="string">
            <text:p><text:a xlink:href="javascript:sym(9169)" xlink:type="simple">Bellevu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</text:p>
          </table:table-cell>
          <table:table-cell office:value-type="float" office:value="98438" calcext:value-type="float">
            <text:p>98438</text:p>
          </table:table-cell>
          <table:table-cell office:value-type="float" office:value="117850" calcext:value-type="float">
            <text:p>117850</text:p>
          </table:table-cell>
          <table:table-cell office:value-type="float" office:value="127885" calcext:value-type="float">
            <text:p>127885</text:p>
          </table:table-cell>
          <table:table-cell office:value-type="float" office:value="151867" calcext:value-type="float">
            <text:p>151867</text:p>
          </table:table-cell>
          <table:table-cell office:value-type="float" office:value="151574" calcext:value-type="float">
            <text:p>151574</text:p>
          </table:table-cell>
        </table:table-row>
        <table:table-row table:style-name="ro2">
          <table:table-cell office:value-type="string" calcext:value-type="string">
            <text:p><text:a xlink:href="javascript:sym(13399)" xlink:type="simple">Be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R</text:p>
          </table:table-cell>
          <table:table-cell office:value-type="float" office:value="33947" calcext:value-type="float">
            <text:p>33947</text:p>
          </table:table-cell>
          <table:table-cell office:value-type="float" office:value="52017" calcext:value-type="float">
            <text:p>52017</text:p>
          </table:table-cell>
          <table:table-cell office:value-type="float" office:value="76655" calcext:value-type="float">
            <text:p>76655</text:p>
          </table:table-cell>
          <table:table-cell office:value-type="float" office:value="99210" calcext:value-type="float">
            <text:p>99210</text:p>
          </table:table-cell>
          <table:table-cell office:value-type="float" office:value="104557" calcext:value-type="float">
            <text:p>104557</text:p>
          </table:table-cell>
        </table:table-row>
        <table:table-row table:style-name="ro2">
          <table:table-cell office:value-type="string" calcext:value-type="string">
            <text:p><text:a xlink:href="javascript:sym(6079)" xlink:type="simple">Berkele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02734" calcext:value-type="float">
            <text:p>102734</text:p>
          </table:table-cell>
          <table:table-cell office:value-type="float" office:value="102653" calcext:value-type="float">
            <text:p>102653</text:p>
          </table:table-cell>
          <table:table-cell office:value-type="float" office:value="112443" calcext:value-type="float">
            <text:p>112443</text:p>
          </table:table-cell>
          <table:table-cell office:value-type="float" office:value="124326" calcext:value-type="float">
            <text:p>124326</text:p>
          </table:table-cell>
          <table:table-cell office:value-type="float" office:value="118962" calcext:value-type="float">
            <text:p>118962</text:p>
          </table:table-cell>
        </table:table-row>
        <table:table-row table:style-name="ro2">
          <table:table-cell office:value-type="string" calcext:value-type="string">
            <text:p><text:a xlink:href="javascript:sym(6080)" xlink:type="simple">Billing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T</text:p>
          </table:table-cell>
          <table:table-cell office:value-type="float" office:value="81530" calcext:value-type="float">
            <text:p>81530</text:p>
          </table:table-cell>
          <table:table-cell office:value-type="float" office:value="91740" calcext:value-type="float">
            <text:p>91740</text:p>
          </table:table-cell>
          <table:table-cell office:value-type="float" office:value="104294" calcext:value-type="float">
            <text:p>104294</text:p>
          </table:table-cell>
          <table:table-cell office:value-type="float" office:value="117150" calcext:value-type="float">
            <text:p>117150</text:p>
          </table:table-cell>
          <table:table-cell office:value-type="float" office:value="120864" calcext:value-type="float">
            <text:p>120864</text:p>
          </table:table-cell>
        </table:table-row>
        <table:table-row table:style-name="ro2">
          <table:table-cell office:value-type="string" calcext:value-type="string">
            <text:p><text:a xlink:href="javascript:sym(6083)" xlink:type="simple">Birmingha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L</text:p>
          </table:table-cell>
          <table:table-cell office:value-type="float" office:value="265674" calcext:value-type="float">
            <text:p>265674</text:p>
          </table:table-cell>
          <table:table-cell office:value-type="float" office:value="241645" calcext:value-type="float">
            <text:p>241645</text:p>
          </table:table-cell>
          <table:table-cell office:value-type="float" office:value="212013" calcext:value-type="float">
            <text:p>212013</text:p>
          </table:table-cell>
          <table:table-cell office:value-type="float" office:value="200657" calcext:value-type="float">
            <text:p>200657</text:p>
          </table:table-cell>
          <table:table-cell office:value-type="float" office:value="196644" calcext:value-type="float">
            <text:p>196644</text:p>
          </table:table-cell>
        </table:table-row>
        <table:table-row table:style-name="ro2">
          <table:table-cell office:value-type="string" calcext:value-type="string">
            <text:p><text:a xlink:href="javascript:sym(6087)" xlink:type="simple">Boise Cit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</text:p>
          </table:table-cell>
          <table:table-cell office:value-type="float" office:value="149335" calcext:value-type="float">
            <text:p>149335</text:p>
          </table:table-cell>
          <table:table-cell office:value-type="float" office:value="195604" calcext:value-type="float">
            <text:p>195604</text:p>
          </table:table-cell>
          <table:table-cell office:value-type="float" office:value="209382" calcext:value-type="float">
            <text:p>209382</text:p>
          </table:table-cell>
          <table:table-cell office:value-type="float" office:value="235719" calcext:value-type="float">
            <text:p>235719</text:p>
          </table:table-cell>
          <table:table-cell office:value-type="float" office:value="235421" calcext:value-type="float">
            <text:p>235421</text:p>
          </table:table-cell>
        </table:table-row>
        <table:table-row table:style-name="ro2">
          <table:table-cell office:value-type="string" calcext:value-type="string">
            <text:p><text:a xlink:href="javascript:sym(6088)" xlink:type="simple">Bos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574759" calcext:value-type="float">
            <text:p>574759</text:p>
          </table:table-cell>
          <table:table-cell office:value-type="float" office:value="590355" calcext:value-type="float">
            <text:p>590355</text:p>
          </table:table-cell>
          <table:table-cell office:value-type="float" office:value="617779" calcext:value-type="float">
            <text:p>617779</text:p>
          </table:table-cell>
          <table:table-cell office:value-type="float" office:value="678617" calcext:value-type="float">
            <text:p>678617</text:p>
          </table:table-cell>
          <table:table-cell office:value-type="float" office:value="653833" calcext:value-type="float">
            <text:p>653833</text:p>
          </table:table-cell>
        </table:table-row>
        <table:table-row table:style-name="ro2">
          <table:table-cell office:value-type="string" calcext:value-type="string">
            <text:p><text:a xlink:href="javascript:sym(6089)" xlink:type="simple">Bould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85975" calcext:value-type="float">
            <text:p>85975</text:p>
          </table:table-cell>
          <table:table-cell office:value-type="float" office:value="94213" calcext:value-type="float">
            <text:p>94213</text:p>
          </table:table-cell>
          <table:table-cell office:value-type="float" office:value="97613" calcext:value-type="float">
            <text:p>97613</text:p>
          </table:table-cell>
          <table:table-cell office:value-type="float" office:value="108254" calcext:value-type="float">
            <text:p>108254</text:p>
          </table:table-cell>
          <table:table-cell office:value-type="float" office:value="105898" calcext:value-type="float">
            <text:p>105898</text:p>
          </table:table-cell>
        </table:table-row>
        <table:table-row table:style-name="ro2">
          <table:table-cell office:value-type="string" calcext:value-type="string">
            <text:p><text:a xlink:href="javascript:sym(9505)" xlink:type="simple">Brandon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FL</text:p>
          </table:table-cell>
          <table:table-cell office:value-type="float" office:value="56298" calcext:value-type="float">
            <text:p>56298</text:p>
          </table:table-cell>
          <table:table-cell office:value-type="float" office:value="77895" calcext:value-type="float">
            <text:p>77895</text:p>
          </table:table-cell>
          <table:table-cell office:value-type="float" office:value="103483" calcext:value-type="float">
            <text:p>103483</text:p>
          </table:table-cell>
          <table:table-cell office:value-type="float" office:value="114626" calcext:value-type="float">
            <text:p>114626</text:p>
          </table:table-cell>
          <table:table-cell table:style-name="ce3" office:value-type="float" office:value="118200" calcext:value-type="float">
            <text:p>118200</text:p>
          </table:table-cell>
        </table:table-row>
        <table:table-row table:style-name="ro2">
          <table:table-cell office:value-type="string" calcext:value-type="string">
            <text:p><text:a xlink:href="javascript:sym(6093)" xlink:type="simple">Bridgepor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T</text:p>
          </table:table-cell>
          <table:table-cell office:value-type="float" office:value="141719" calcext:value-type="float">
            <text:p>141719</text:p>
          </table:table-cell>
          <table:table-cell office:value-type="float" office:value="139526" calcext:value-type="float">
            <text:p>139526</text:p>
          </table:table-cell>
          <table:table-cell office:value-type="float" office:value="144247" calcext:value-type="float">
            <text:p>144247</text:p>
          </table:table-cell>
          <table:table-cell office:value-type="float" office:value="148642" calcext:value-type="float">
            <text:p>148642</text:p>
          </table:table-cell>
          <table:table-cell office:value-type="float" office:value="148028" calcext:value-type="float">
            <text:p>148028</text:p>
          </table:table-cell>
        </table:table-row>
        <table:table-row table:style-name="ro2">
          <table:table-cell office:value-type="string" calcext:value-type="string">
            <text:p><text:a xlink:href="javascript:sym(6094)" xlink:type="simple">Brock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92783" calcext:value-type="float">
            <text:p>92783</text:p>
          </table:table-cell>
          <table:table-cell office:value-type="float" office:value="94349" calcext:value-type="float">
            <text:p>94349</text:p>
          </table:table-cell>
          <table:table-cell office:value-type="float" office:value="93767" calcext:value-type="float">
            <text:p>93767</text:p>
          </table:table-cell>
          <table:table-cell office:value-type="float" office:value="105659" calcext:value-type="float">
            <text:p>105659</text:p>
          </table:table-cell>
          <table:table-cell office:value-type="float" office:value="104890" calcext:value-type="float">
            <text:p>104890</text:p>
          </table:table-cell>
        </table:table-row>
        <table:table-row table:style-name="ro2">
          <table:table-cell office:value-type="string" calcext:value-type="string">
            <text:p><text:a xlink:href="javascript:sym(9285)" xlink:type="simple">Broken Arrow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K</text:p>
          </table:table-cell>
          <table:table-cell office:value-type="float" office:value="62503" calcext:value-type="float">
            <text:p>62503</text:p>
          </table:table-cell>
          <table:table-cell office:value-type="float" office:value="80957" calcext:value-type="float">
            <text:p>80957</text:p>
          </table:table-cell>
          <table:table-cell office:value-type="float" office:value="98674" calcext:value-type="float">
            <text:p>98674</text:p>
          </table:table-cell>
          <table:table-cell office:value-type="float" office:value="113553" calcext:value-type="float">
            <text:p>113553</text:p>
          </table:table-cell>
          <table:table-cell office:value-type="float" office:value="119194" calcext:value-type="float">
            <text:p>119194</text:p>
          </table:table-cell>
        </table:table-row>
        <table:table-row table:style-name="ro2">
          <table:table-cell office:value-type="string" calcext:value-type="string">
            <text:p><text:a xlink:href="javascript:sym(6095)" xlink:type="simple">Browns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14487" calcext:value-type="float">
            <text:p>114487</text:p>
          </table:table-cell>
          <table:table-cell office:value-type="float" office:value="144364" calcext:value-type="float">
            <text:p>144364</text:p>
          </table:table-cell>
          <table:table-cell office:value-type="float" office:value="174448" calcext:value-type="float">
            <text:p>174448</text:p>
          </table:table-cell>
          <table:table-cell office:value-type="float" office:value="186719" calcext:value-type="float">
            <text:p>186719</text:p>
          </table:table-cell>
          <table:table-cell office:value-type="float" office:value="190158" calcext:value-type="float">
            <text:p>190158</text:p>
          </table:table-cell>
        </table:table-row>
        <table:table-row table:style-name="ro2">
          <table:table-cell office:value-type="string" calcext:value-type="string">
            <text:p><text:a xlink:href="javascript:sym(26694)" xlink:type="simple">Buckey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7078" calcext:value-type="float">
            <text:p>7078</text:p>
          </table:table-cell>
          <table:table-cell office:value-type="float" office:value="10105" calcext:value-type="float">
            <text:p>10105</text:p>
          </table:table-cell>
          <table:table-cell office:value-type="float" office:value="50829" calcext:value-type="float">
            <text:p>50829</text:p>
          </table:table-cell>
          <table:table-cell office:value-type="float" office:value="91539" calcext:value-type="float">
            <text:p>91539</text:p>
          </table:table-cell>
          <table:table-cell office:value-type="float" office:value="108909" calcext:value-type="float">
            <text:p>108909</text:p>
          </table:table-cell>
        </table:table-row>
        <table:table-row table:style-name="ro2">
          <table:table-cell office:value-type="string" calcext:value-type="string">
            <text:p><text:a xlink:href="javascript:sym(6097)" xlink:type="simple">Buffal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Y</text:p>
          </table:table-cell>
          <table:table-cell office:value-type="float" office:value="328233" calcext:value-type="float">
            <text:p>328233</text:p>
          </table:table-cell>
          <table:table-cell office:value-type="float" office:value="292819" calcext:value-type="float">
            <text:p>292819</text:p>
          </table:table-cell>
          <table:table-cell office:value-type="float" office:value="261346" calcext:value-type="float">
            <text:p>261346</text:p>
          </table:table-cell>
          <table:table-cell office:value-type="float" office:value="278290" calcext:value-type="float">
            <text:p>278290</text:p>
          </table:table-cell>
          <table:table-cell office:value-type="float" office:value="274678" calcext:value-type="float">
            <text:p>274678</text:p>
          </table:table-cell>
        </table:table-row>
        <table:table-row table:style-name="ro2">
          <table:table-cell office:value-type="string" calcext:value-type="string">
            <text:p><text:a xlink:href="javascript:sym(9170)" xlink:type="simple">Burban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93632" calcext:value-type="float">
            <text:p>93632</text:p>
          </table:table-cell>
          <table:table-cell office:value-type="float" office:value="100317" calcext:value-type="float">
            <text:p>100317</text:p>
          </table:table-cell>
          <table:table-cell office:value-type="float" office:value="103360" calcext:value-type="float">
            <text:p>103360</text:p>
          </table:table-cell>
          <table:table-cell office:value-type="float" office:value="107332" calcext:value-type="float">
            <text:p>107332</text:p>
          </table:table-cell>
          <table:table-cell office:value-type="float" office:value="102755" calcext:value-type="float">
            <text:p>102755</text:p>
          </table:table-cell>
        </table:table-row>
        <table:table-row table:style-name="ro2">
          <table:table-cell office:value-type="string" calcext:value-type="string">
            <text:p><text:a xlink:href="javascript:sym(9168)" xlink:type="simple">Cambridg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95849" calcext:value-type="float">
            <text:p>95849</text:p>
          </table:table-cell>
          <table:table-cell office:value-type="float" office:value="101322" calcext:value-type="float">
            <text:p>101322</text:p>
          </table:table-cell>
          <table:table-cell office:value-type="float" office:value="105155" calcext:value-type="float">
            <text:p>105155</text:p>
          </table:table-cell>
          <table:table-cell office:value-type="float" office:value="118395" calcext:value-type="float">
            <text:p>118395</text:p>
          </table:table-cell>
          <table:table-cell office:value-type="float" office:value="118214" calcext:value-type="float">
            <text:p>118214</text:p>
          </table:table-cell>
        </table:table-row>
        <table:table-row table:style-name="ro2">
          <table:table-cell office:value-type="string" calcext:value-type="string">
            <text:p><text:a xlink:href="javascript:sym(9208)" xlink:type="simple">Cape Cora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74940" calcext:value-type="float">
            <text:p>74940</text:p>
          </table:table-cell>
          <table:table-cell office:value-type="float" office:value="102414" calcext:value-type="float">
            <text:p>102414</text:p>
          </table:table-cell>
          <table:table-cell office:value-type="float" office:value="154307" calcext:value-type="float">
            <text:p>154307</text:p>
          </table:table-cell>
          <table:table-cell office:value-type="float" office:value="193994" calcext:value-type="float">
            <text:p>193994</text:p>
          </table:table-cell>
          <table:table-cell office:value-type="float" office:value="224455" calcext:value-type="float">
            <text:p>224455</text:p>
          </table:table-cell>
        </table:table-row>
        <table:table-row table:style-name="ro2">
          <table:table-cell office:value-type="string" calcext:value-type="string">
            <text:p><text:a xlink:href="javascript:sym(9259)" xlink:type="simple">Carlsba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63011" calcext:value-type="float">
            <text:p>63011</text:p>
          </table:table-cell>
          <table:table-cell office:value-type="float" office:value="78455" calcext:value-type="float">
            <text:p>78455</text:p>
          </table:table-cell>
          <table:table-cell office:value-type="float" office:value="105349" calcext:value-type="float">
            <text:p>105349</text:p>
          </table:table-cell>
          <table:table-cell office:value-type="float" office:value="114737" calcext:value-type="float">
            <text:p>114737</text:p>
          </table:table-cell>
          <table:table-cell office:value-type="float" office:value="113495" calcext:value-type="float">
            <text:p>113495</text:p>
          </table:table-cell>
        </table:table-row>
        <table:table-row table:style-name="ro2">
          <table:table-cell office:value-type="string" calcext:value-type="string">
            <text:p><text:a xlink:href="javascript:sym(12617)" xlink:type="simple">Carme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</text:p>
          </table:table-cell>
          <table:table-cell office:value-type="float" office:value="43005" calcext:value-type="float">
            <text:p>43005</text:p>
          </table:table-cell>
          <table:table-cell office:value-type="float" office:value="65064" calcext:value-type="float">
            <text:p>65064</text:p>
          </table:table-cell>
          <table:table-cell office:value-type="float" office:value="83885" calcext:value-type="float">
            <text:p>83885</text:p>
          </table:table-cell>
          <table:table-cell office:value-type="float" office:value="99752" calcext:value-type="float">
            <text:p>99752</text:p>
          </table:table-cell>
          <table:table-cell office:value-type="float" office:value="102296" calcext:value-type="float">
            <text:p>102296</text:p>
          </table:table-cell>
        </table:table-row>
        <table:table-row table:style-name="ro2">
          <table:table-cell office:value-type="string" calcext:value-type="string">
            <text:p><text:a xlink:href="javascript:sym(9194)" xlink:type="simple">Carroll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82211" calcext:value-type="float">
            <text:p>82211</text:p>
          </table:table-cell>
          <table:table-cell office:value-type="float" office:value="109680" calcext:value-type="float">
            <text:p>109680</text:p>
          </table:table-cell>
          <table:table-cell office:value-type="float" office:value="119213" calcext:value-type="float">
            <text:p>119213</text:p>
          </table:table-cell>
          <table:table-cell office:value-type="float" office:value="133435" calcext:value-type="float">
            <text:p>133435</text:p>
          </table:table-cell>
          <table:table-cell office:value-type="float" office:value="132918" calcext:value-type="float">
            <text:p>132918</text:p>
          </table:table-cell>
        </table:table-row>
        <table:table-row table:style-name="ro2">
          <table:table-cell office:value-type="string" calcext:value-type="string">
            <text:p><text:a xlink:href="javascript:sym(9414)" xlink:type="simple">Cary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NC</text:p>
          </table:table-cell>
          <table:table-cell office:value-type="float" office:value="50862" calcext:value-type="float">
            <text:p>50862</text:p>
          </table:table-cell>
          <table:table-cell office:value-type="float" office:value="98343" calcext:value-type="float">
            <text:p>98343</text:p>
          </table:table-cell>
          <table:table-cell office:value-type="float" office:value="135869" calcext:value-type="float">
            <text:p>135869</text:p>
          </table:table-cell>
          <table:table-cell office:value-type="float" office:value="174784" calcext:value-type="float">
            <text:p>174784</text:p>
          </table:table-cell>
          <table:table-cell office:value-type="float" office:value="180010" calcext:value-type="float">
            <text:p>180010</text:p>
          </table:table-cell>
        </table:table-row>
        <table:table-row table:style-name="ro2">
          <table:table-cell office:value-type="string" calcext:value-type="string">
            <text:p><text:a xlink:href="javascript:sym(6102)" xlink:type="simple">Cedar Rapid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A</text:p>
          </table:table-cell>
          <table:table-cell office:value-type="float" office:value="109709" calcext:value-type="float">
            <text:p>109709</text:p>
          </table:table-cell>
          <table:table-cell office:value-type="float" office:value="121135" calcext:value-type="float">
            <text:p>121135</text:p>
          </table:table-cell>
          <table:table-cell office:value-type="float" office:value="126609" calcext:value-type="float">
            <text:p>126609</text:p>
          </table:table-cell>
          <table:table-cell office:value-type="float" office:value="137728" calcext:value-type="float">
            <text:p>137728</text:p>
          </table:table-cell>
          <table:table-cell office:value-type="float" office:value="135958" calcext:value-type="float">
            <text:p>135958</text:p>
          </table:table-cell>
        </table:table-row>
        <table:table-row table:style-name="ro2">
          <table:table-cell office:value-type="string" calcext:value-type="string">
            <text:p><text:a xlink:href="javascript:sym(19490)" xlink:type="simple">Centennia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81484" calcext:value-type="float">
            <text:p>81484</text:p>
          </table:table-cell>
          <table:table-cell office:value-type="float" office:value="102586" calcext:value-type="float">
            <text:p>102586</text:p>
          </table:table-cell>
          <table:table-cell office:value-type="float" office:value="100391" calcext:value-type="float">
            <text:p>100391</text:p>
          </table:table-cell>
          <table:table-cell office:value-type="float" office:value="108425" calcext:value-type="float">
            <text:p>108425</text:p>
          </table:table-cell>
          <table:table-cell office:value-type="float" office:value="106883" calcext:value-type="float">
            <text:p>106883</text:p>
          </table:table-cell>
        </table:table-row>
        <table:table-row table:style-name="ro2">
          <table:table-cell office:value-type="string" calcext:value-type="string">
            <text:p><text:a xlink:href="javascript:sym(8329)" xlink:type="simple">Chandl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90769" calcext:value-type="float">
            <text:p>90769</text:p>
          </table:table-cell>
          <table:table-cell office:value-type="float" office:value="176240" calcext:value-type="float">
            <text:p>176240</text:p>
          </table:table-cell>
          <table:table-cell office:value-type="float" office:value="236158" calcext:value-type="float">
            <text:p>236158</text:p>
          </table:table-cell>
          <table:table-cell office:value-type="float" office:value="276011" calcext:value-type="float">
            <text:p>276011</text:p>
          </table:table-cell>
          <table:table-cell office:value-type="float" office:value="280167" calcext:value-type="float">
            <text:p>280167</text:p>
          </table:table-cell>
        </table:table-row>
        <table:table-row table:style-name="ro2">
          <table:table-cell office:value-type="string" calcext:value-type="string">
            <text:p><text:a xlink:href="javascript:sym(6104)" xlink:type="simple">Charles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C</text:p>
          </table:table-cell>
          <table:table-cell office:value-type="float" office:value="99462" calcext:value-type="float">
            <text:p>99462</text:p>
          </table:table-cell>
          <table:table-cell office:value-type="float" office:value="100459" calcext:value-type="float">
            <text:p>100459</text:p>
          </table:table-cell>
          <table:table-cell office:value-type="float" office:value="120415" calcext:value-type="float">
            <text:p>120415</text:p>
          </table:table-cell>
          <table:table-cell office:value-type="float" office:value="150410" calcext:value-type="float">
            <text:p>150410</text:p>
          </table:table-cell>
          <table:table-cell office:value-type="float" office:value="155369" calcext:value-type="float">
            <text:p>155369</text:p>
          </table:table-cell>
        </table:table-row>
        <table:table-row table:style-name="ro2">
          <table:table-cell office:value-type="string" calcext:value-type="string">
            <text:p><text:a xlink:href="javascript:sym(6106)" xlink:type="simple">Charlot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C</text:p>
          </table:table-cell>
          <table:table-cell office:value-type="float" office:value="427990" calcext:value-type="float">
            <text:p>427990</text:p>
          </table:table-cell>
          <table:table-cell office:value-type="float" office:value="574151" calcext:value-type="float">
            <text:p>574151</text:p>
          </table:table-cell>
          <table:table-cell office:value-type="float" office:value="735580" calcext:value-type="float">
            <text:p>735580</text:p>
          </table:table-cell>
          <table:table-cell office:value-type="float" office:value="874629" calcext:value-type="float">
            <text:p>874629</text:p>
          </table:table-cell>
          <table:table-cell office:value-type="float" office:value="911311" calcext:value-type="float">
            <text:p>911311</text:p>
          </table:table-cell>
        </table:table-row>
        <table:table-row table:style-name="ro2">
          <table:table-cell office:value-type="string" calcext:value-type="string">
            <text:p><text:a xlink:href="javascript:sym(6108)" xlink:type="simple">Chattanoo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N</text:p>
          </table:table-cell>
          <table:table-cell office:value-type="float" office:value="152926" calcext:value-type="float">
            <text:p>152926</text:p>
          </table:table-cell>
          <table:table-cell office:value-type="float" office:value="159925" calcext:value-type="float">
            <text:p>159925</text:p>
          </table:table-cell>
          <table:table-cell office:value-type="float" office:value="170319" calcext:value-type="float">
            <text:p>170319</text:p>
          </table:table-cell>
          <table:table-cell office:value-type="float" office:value="181057" calcext:value-type="float">
            <text:p>181057</text:p>
          </table:table-cell>
          <table:table-cell office:value-type="float" office:value="187030" calcext:value-type="float">
            <text:p>187030</text:p>
          </table:table-cell>
        </table:table-row>
        <table:table-row table:style-name="ro2">
          <table:table-cell office:value-type="string" calcext:value-type="string">
            <text:p><text:a xlink:href="javascript:sym(6109)" xlink:type="simple">Chesapeak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</text:p>
          </table:table-cell>
          <table:table-cell office:value-type="float" office:value="151982" calcext:value-type="float">
            <text:p>151982</text:p>
          </table:table-cell>
          <table:table-cell office:value-type="float" office:value="199153" calcext:value-type="float">
            <text:p>199153</text:p>
          </table:table-cell>
          <table:table-cell office:value-type="float" office:value="222268" calcext:value-type="float">
            <text:p>222268</text:p>
          </table:table-cell>
          <table:table-cell office:value-type="float" office:value="249369" calcext:value-type="float">
            <text:p>249369</text:p>
          </table:table-cell>
          <table:table-cell office:value-type="float" office:value="253886" calcext:value-type="float">
            <text:p>253886</text:p>
          </table:table-cell>
        </table:table-row>
        <table:table-row table:style-name="ro2">
          <table:table-cell office:value-type="string" calcext:value-type="string">
            <text:p><text:a xlink:href="javascript:sym(6111)" xlink:type="simple">Chicag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L</text:p>
          </table:table-cell>
          <table:table-cell office:value-type="float" office:value="2783485" calcext:value-type="float">
            <text:p>2783485</text:p>
          </table:table-cell>
          <table:table-cell office:value-type="float" office:value="2895966" calcext:value-type="float">
            <text:p>2895966</text:p>
          </table:table-cell>
          <table:table-cell office:value-type="float" office:value="2695674" calcext:value-type="float">
            <text:p>2695674</text:p>
          </table:table-cell>
          <table:table-cell office:value-type="float" office:value="2746352" calcext:value-type="float">
            <text:p>2746352</text:p>
          </table:table-cell>
          <table:table-cell office:value-type="float" office:value="2664452" calcext:value-type="float">
            <text:p>2664452</text:p>
          </table:table-cell>
        </table:table-row>
        <table:table-row table:style-name="ro2">
          <table:table-cell office:value-type="string" calcext:value-type="string">
            <text:p><text:a xlink:href="javascript:sym(6112)" xlink:type="simple">Chic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66742" calcext:value-type="float">
            <text:p>66742</text:p>
          </table:table-cell>
          <table:table-cell office:value-type="float" office:value="80171" calcext:value-type="float">
            <text:p>80171</text:p>
          </table:table-cell>
          <table:table-cell office:value-type="float" office:value="89013" calcext:value-type="float">
            <text:p>89013</text:p>
          </table:table-cell>
          <table:table-cell office:value-type="float" office:value="103277" calcext:value-type="float">
            <text:p>103277</text:p>
          </table:table-cell>
          <table:table-cell office:value-type="float" office:value="101301" calcext:value-type="float">
            <text:p>101301</text:p>
          </table:table-cell>
        </table:table-row>
        <table:table-row table:style-name="ro2">
          <table:table-cell office:value-type="string" calcext:value-type="string">
            <text:p><text:a xlink:href="javascript:sym(6113)" xlink:type="simple">Chula Vis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35065" calcext:value-type="float">
            <text:p>135065</text:p>
          </table:table-cell>
          <table:table-cell office:value-type="float" office:value="173661" calcext:value-type="float">
            <text:p>173661</text:p>
          </table:table-cell>
          <table:table-cell office:value-type="float" office:value="243912" calcext:value-type="float">
            <text:p>243912</text:p>
          </table:table-cell>
          <table:table-cell office:value-type="float" office:value="275499" calcext:value-type="float">
            <text:p>275499</text:p>
          </table:table-cell>
          <table:table-cell office:value-type="float" office:value="274333" calcext:value-type="float">
            <text:p>274333</text:p>
          </table:table-cell>
        </table:table-row>
        <table:table-row table:style-name="ro2">
          <table:table-cell office:value-type="string" calcext:value-type="string">
            <text:p><text:a xlink:href="javascript:sym(6114)" xlink:type="simple">Cincinna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H</text:p>
          </table:table-cell>
          <table:table-cell office:value-type="float" office:value="364831" calcext:value-type="float">
            <text:p>364831</text:p>
          </table:table-cell>
          <table:table-cell office:value-type="float" office:value="330796" calcext:value-type="float">
            <text:p>330796</text:p>
          </table:table-cell>
          <table:table-cell office:value-type="float" office:value="297098" calcext:value-type="float">
            <text:p>297098</text:p>
          </table:table-cell>
          <table:table-cell office:value-type="float" office:value="309567" calcext:value-type="float">
            <text:p>309567</text:p>
          </table:table-cell>
          <table:table-cell office:value-type="float" office:value="311097" calcext:value-type="float">
            <text:p>311097</text:p>
          </table:table-cell>
        </table:table-row>
        <table:table-row table:style-name="ro2">
          <table:table-cell office:value-type="string" calcext:value-type="string">
            <text:p><text:a xlink:href="javascript:sym(6116)" xlink:type="simple">Clarks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N</text:p>
          </table:table-cell>
          <table:table-cell office:value-type="float" office:value="77659" calcext:value-type="float">
            <text:p>77659</text:p>
          </table:table-cell>
          <table:table-cell office:value-type="float" office:value="103601" calcext:value-type="float">
            <text:p>103601</text:p>
          </table:table-cell>
          <table:table-cell office:value-type="float" office:value="132881" calcext:value-type="float">
            <text:p>132881</text:p>
          </table:table-cell>
          <table:table-cell office:value-type="float" office:value="166742" calcext:value-type="float">
            <text:p>166742</text:p>
          </table:table-cell>
          <table:table-cell office:value-type="float" office:value="180716" calcext:value-type="float">
            <text:p>180716</text:p>
          </table:table-cell>
        </table:table-row>
        <table:table-row table:style-name="ro2">
          <table:table-cell office:value-type="string" calcext:value-type="string">
            <text:p><text:a xlink:href="javascript:sym(6117)" xlink:type="simple">Clearwat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99380" calcext:value-type="float">
            <text:p>99380</text:p>
          </table:table-cell>
          <table:table-cell office:value-type="float" office:value="109221" calcext:value-type="float">
            <text:p>109221</text:p>
          </table:table-cell>
          <table:table-cell office:value-type="float" office:value="109091" calcext:value-type="float">
            <text:p>109091</text:p>
          </table:table-cell>
          <table:table-cell office:value-type="float" office:value="117428" calcext:value-type="float">
            <text:p>117428</text:p>
          </table:table-cell>
          <table:table-cell office:value-type="float" office:value="116850" calcext:value-type="float">
            <text:p>116850</text:p>
          </table:table-cell>
        </table:table-row>
        <table:table-row table:style-name="ro2">
          <table:table-cell office:value-type="string" calcext:value-type="string">
            <text:p><text:a xlink:href="javascript:sym(6118)" xlink:type="simple">Clevela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H</text:p>
          </table:table-cell>
          <table:table-cell office:value-type="float" office:value="505629" calcext:value-type="float">
            <text:p>505629</text:p>
          </table:table-cell>
          <table:table-cell office:value-type="float" office:value="477450" calcext:value-type="float">
            <text:p>477450</text:p>
          </table:table-cell>
          <table:table-cell office:value-type="float" office:value="396831" calcext:value-type="float">
            <text:p>396831</text:p>
          </table:table-cell>
          <table:table-cell office:value-type="float" office:value="372596" calcext:value-type="float">
            <text:p>372596</text:p>
          </table:table-cell>
          <table:table-cell office:value-type="float" office:value="362656" calcext:value-type="float">
            <text:p>362656</text:p>
          </table:table-cell>
        </table:table-row>
        <table:table-row table:style-name="ro2">
          <table:table-cell office:value-type="string" calcext:value-type="string">
            <text:p><text:a xlink:href="javascript:sym(9359)" xlink:type="simple">Clovi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51086" calcext:value-type="float">
            <text:p>51086</text:p>
          </table:table-cell>
          <table:table-cell office:value-type="float" office:value="69629" calcext:value-type="float">
            <text:p>69629</text:p>
          </table:table-cell>
          <table:table-cell office:value-type="float" office:value="95987" calcext:value-type="float">
            <text:p>95987</text:p>
          </table:table-cell>
          <table:table-cell office:value-type="float" office:value="120154" calcext:value-type="float">
            <text:p>120154</text:p>
          </table:table-cell>
          <table:table-cell office:value-type="float" office:value="125826" calcext:value-type="float">
            <text:p>125826</text:p>
          </table:table-cell>
        </table:table-row>
        <table:table-row table:style-name="ro2">
          <table:table-cell office:value-type="string" calcext:value-type="string">
            <text:p><text:a xlink:href="javascript:sym(9332)" xlink:type="simple">College Stati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53013" calcext:value-type="float">
            <text:p>53013</text:p>
          </table:table-cell>
          <table:table-cell office:value-type="float" office:value="68644" calcext:value-type="float">
            <text:p>68644</text:p>
          </table:table-cell>
          <table:table-cell office:value-type="float" office:value="94250" calcext:value-type="float">
            <text:p>94250</text:p>
          </table:table-cell>
          <table:table-cell office:value-type="float" office:value="120524" calcext:value-type="float">
            <text:p>120524</text:p>
          </table:table-cell>
          <table:table-cell office:value-type="float" office:value="125192" calcext:value-type="float">
            <text:p>125192</text:p>
          </table:table-cell>
        </table:table-row>
        <table:table-row table:style-name="ro2">
          <table:table-cell office:value-type="string" calcext:value-type="string">
            <text:p><text:a xlink:href="javascript:sym(6119)" xlink:type="simple">Colorado Spring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282355" calcext:value-type="float">
            <text:p>282355</text:p>
          </table:table-cell>
          <table:table-cell office:value-type="float" office:value="360329" calcext:value-type="float">
            <text:p>360329</text:p>
          </table:table-cell>
          <table:table-cell office:value-type="float" office:value="417450" calcext:value-type="float">
            <text:p>417450</text:p>
          </table:table-cell>
          <table:table-cell office:value-type="float" office:value="479021" calcext:value-type="float">
            <text:p>479021</text:p>
          </table:table-cell>
          <table:table-cell office:value-type="float" office:value="488664" calcext:value-type="float">
            <text:p>488664</text:p>
          </table:table-cell>
        </table:table-row>
        <table:table-row table:style-name="ro2">
          <table:table-cell office:value-type="string" calcext:value-type="string">
            <text:p><text:a xlink:href="javascript:sym(9481)" xlink:type="simple">Columbia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MD</text:p>
          </table:table-cell>
          <table:table-cell office:value-type="float" office:value="78264" calcext:value-type="float">
            <text:p>78264</text:p>
          </table:table-cell>
          <table:table-cell office:value-type="float" office:value="94669" calcext:value-type="float">
            <text:p>94669</text:p>
          </table:table-cell>
          <table:table-cell office:value-type="float" office:value="99615" calcext:value-type="float">
            <text:p>99615</text:p>
          </table:table-cell>
          <table:table-cell office:value-type="float" office:value="104681" calcext:value-type="float">
            <text:p>104681</text:p>
          </table:table-cell>
          <table:table-cell table:style-name="ce3" office:value-type="float" office:value="106300" calcext:value-type="float">
            <text:p>106300</text:p>
          </table:table-cell>
        </table:table-row>
        <table:table-row table:style-name="ro2">
          <table:table-cell office:value-type="string" calcext:value-type="string">
            <text:p><text:a xlink:href="javascript:sym(6121)" xlink:type="simple">Columb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C</text:p>
          </table:table-cell>
          <table:table-cell office:value-type="float" office:value="122190" calcext:value-type="float">
            <text:p>122190</text:p>
          </table:table-cell>
          <table:table-cell office:value-type="float" office:value="125070" calcext:value-type="float">
            <text:p>125070</text:p>
          </table:table-cell>
          <table:table-cell office:value-type="float" office:value="130550" calcext:value-type="float">
            <text:p>130550</text:p>
          </table:table-cell>
          <table:table-cell office:value-type="float" office:value="136810" calcext:value-type="float">
            <text:p>136810</text:p>
          </table:table-cell>
          <table:table-cell office:value-type="float" office:value="142416" calcext:value-type="float">
            <text:p>142416</text:p>
          </table:table-cell>
        </table:table-row>
        <table:table-row table:style-name="ro2">
          <table:table-cell office:value-type="string" calcext:value-type="string">
            <text:p><text:a xlink:href="javascript:sym(6120)" xlink:type="simple">Columb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</text:p>
          </table:table-cell>
          <table:table-cell office:value-type="float" office:value="73692" calcext:value-type="float">
            <text:p>73692</text:p>
          </table:table-cell>
          <table:table-cell office:value-type="float" office:value="88976" calcext:value-type="float">
            <text:p>88976</text:p>
          </table:table-cell>
          <table:table-cell office:value-type="float" office:value="109041" calcext:value-type="float">
            <text:p>109041</text:p>
          </table:table-cell>
          <table:table-cell office:value-type="float" office:value="126044" calcext:value-type="float">
            <text:p>126044</text:p>
          </table:table-cell>
          <table:table-cell office:value-type="float" office:value="129330" calcext:value-type="float">
            <text:p>129330</text:p>
          </table:table-cell>
        </table:table-row>
        <table:table-row table:style-name="ro2">
          <table:table-cell office:value-type="string" calcext:value-type="string">
            <text:p><text:a xlink:href="javascript:sym(6122)" xlink:type="simple">Columbu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</text:p>
          </table:table-cell>
          <table:table-cell office:value-type="float" office:value="178685" calcext:value-type="float">
            <text:p>178685</text:p>
          </table:table-cell>
          <table:table-cell office:value-type="float" office:value="186213" calcext:value-type="float">
            <text:p>186213</text:p>
          </table:table-cell>
          <table:table-cell office:value-type="float" office:value="190570" calcext:value-type="float">
            <text:p>190570</text:p>
          </table:table-cell>
          <table:table-cell office:value-type="float" office:value="206919" calcext:value-type="float">
            <text:p>206919</text:p>
          </table:table-cell>
          <table:table-cell office:value-type="float" office:value="201877" calcext:value-type="float">
            <text:p>201877</text:p>
          </table:table-cell>
        </table:table-row>
        <table:table-row table:style-name="ro2">
          <table:table-cell office:value-type="string" calcext:value-type="string">
            <text:p><text:a xlink:href="javascript:sym(6123)" xlink:type="simple">Columbu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H</text:p>
          </table:table-cell>
          <table:table-cell office:value-type="float" office:value="639215" calcext:value-type="float">
            <text:p>639215</text:p>
          </table:table-cell>
          <table:table-cell office:value-type="float" office:value="712445" calcext:value-type="float">
            <text:p>712445</text:p>
          </table:table-cell>
          <table:table-cell office:value-type="float" office:value="789007" calcext:value-type="float">
            <text:p>789007</text:p>
          </table:table-cell>
          <table:table-cell office:value-type="float" office:value="905939" calcext:value-type="float">
            <text:p>905939</text:p>
          </table:table-cell>
          <table:table-cell office:value-type="float" office:value="913175" calcext:value-type="float">
            <text:p>913175</text:p>
          </table:table-cell>
        </table:table-row>
        <table:table-row table:style-name="ro2">
          <table:table-cell office:value-type="string" calcext:value-type="string">
            <text:p><text:a xlink:href="javascript:sym(6124)" xlink:type="simple">Conco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11230" calcext:value-type="float">
            <text:p>111230</text:p>
          </table:table-cell>
          <table:table-cell office:value-type="float" office:value="122001" calcext:value-type="float">
            <text:p>122001</text:p>
          </table:table-cell>
          <table:table-cell office:value-type="float" office:value="122162" calcext:value-type="float">
            <text:p>122162</text:p>
          </table:table-cell>
          <table:table-cell office:value-type="float" office:value="125416" calcext:value-type="float">
            <text:p>125416</text:p>
          </table:table-cell>
          <table:table-cell office:value-type="float" office:value="122315" calcext:value-type="float">
            <text:p>122315</text:p>
          </table:table-cell>
        </table:table-row>
        <table:table-row table:style-name="ro2">
          <table:table-cell office:value-type="string" calcext:value-type="string">
            <text:p><text:a xlink:href="javascript:sym(14111)" xlink:type="simple">Conco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C</text:p>
          </table:table-cell>
          <table:table-cell office:value-type="float" office:value="37742" calcext:value-type="float">
            <text:p>37742</text:p>
          </table:table-cell>
          <table:table-cell office:value-type="float" office:value="56392" calcext:value-type="float">
            <text:p>56392</text:p>
          </table:table-cell>
          <table:table-cell office:value-type="float" office:value="79342" calcext:value-type="float">
            <text:p>79342</text:p>
          </table:table-cell>
          <table:table-cell office:value-type="float" office:value="105307" calcext:value-type="float">
            <text:p>105307</text:p>
          </table:table-cell>
          <table:table-cell office:value-type="float" office:value="110119" calcext:value-type="float">
            <text:p>110119</text:p>
          </table:table-cell>
        </table:table-row>
        <table:table-row table:style-name="ro2">
          <table:table-cell office:value-type="string" calcext:value-type="string">
            <text:p><text:a xlink:href="javascript:sym(13152)" xlink:type="simple">Conro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35091" calcext:value-type="float">
            <text:p>35091</text:p>
          </table:table-cell>
          <table:table-cell office:value-type="float" office:value="46675" calcext:value-type="float">
            <text:p>46675</text:p>
          </table:table-cell>
          <table:table-cell office:value-type="float" office:value="65368" calcext:value-type="float">
            <text:p>65368</text:p>
          </table:table-cell>
          <table:table-cell office:value-type="float" office:value="89995" calcext:value-type="float">
            <text:p>89995</text:p>
          </table:table-cell>
          <table:table-cell office:value-type="float" office:value="108248" calcext:value-type="float">
            <text:p>108248</text:p>
          </table:table-cell>
        </table:table-row>
        <table:table-row table:style-name="ro2">
          <table:table-cell office:value-type="string" calcext:value-type="string">
            <text:p><text:a xlink:href="javascript:sym(8336)" xlink:type="simple">Coral Spring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79259" calcext:value-type="float">
            <text:p>79259</text:p>
          </table:table-cell>
          <table:table-cell office:value-type="float" office:value="118002" calcext:value-type="float">
            <text:p>118002</text:p>
          </table:table-cell>
          <table:table-cell office:value-type="float" office:value="122591" calcext:value-type="float">
            <text:p>122591</text:p>
          </table:table-cell>
          <table:table-cell office:value-type="float" office:value="134396" calcext:value-type="float">
            <text:p>134396</text:p>
          </table:table-cell>
          <table:table-cell office:value-type="float" office:value="134906" calcext:value-type="float">
            <text:p>134906</text:p>
          </table:table-cell>
        </table:table-row>
        <table:table-row table:style-name="ro2">
          <table:table-cell office:value-type="string" calcext:value-type="string">
            <text:p><text:a xlink:href="javascript:sym(8335)" xlink:type="simple">Coro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76396" calcext:value-type="float">
            <text:p>76396</text:p>
          </table:table-cell>
          <table:table-cell office:value-type="float" office:value="127618" calcext:value-type="float">
            <text:p>127618</text:p>
          </table:table-cell>
          <table:table-cell office:value-type="float" office:value="152283" calcext:value-type="float">
            <text:p>152283</text:p>
          </table:table-cell>
          <table:table-cell office:value-type="float" office:value="157155" calcext:value-type="float">
            <text:p>157155</text:p>
          </table:table-cell>
          <table:table-cell office:value-type="float" office:value="160238" calcext:value-type="float">
            <text:p>160238</text:p>
          </table:table-cell>
        </table:table-row>
        <table:table-row table:style-name="ro2">
          <table:table-cell office:value-type="string" calcext:value-type="string">
            <text:p><text:a xlink:href="javascript:sym(6126)" xlink:type="simple">Corpus Christ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258340" calcext:value-type="float">
            <text:p>258340</text:p>
          </table:table-cell>
          <table:table-cell office:value-type="float" office:value="277560" calcext:value-type="float">
            <text:p>277560</text:p>
          </table:table-cell>
          <table:table-cell office:value-type="float" office:value="305202" calcext:value-type="float">
            <text:p>305202</text:p>
          </table:table-cell>
          <table:table-cell office:value-type="float" office:value="317863" calcext:value-type="float">
            <text:p>317863</text:p>
          </table:table-cell>
          <table:table-cell office:value-type="float" office:value="316595" calcext:value-type="float">
            <text:p>316595</text:p>
          </table:table-cell>
        </table:table-row>
        <table:table-row table:style-name="ro2">
          <table:table-cell office:value-type="string" calcext:value-type="string">
            <text:p><text:a xlink:href="javascript:sym(8333)" xlink:type="simple">Costa Me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96354" calcext:value-type="float">
            <text:p>96354</text:p>
          </table:table-cell>
          <table:table-cell office:value-type="float" office:value="109371" calcext:value-type="float">
            <text:p>109371</text:p>
          </table:table-cell>
          <table:table-cell office:value-type="float" office:value="110082" calcext:value-type="float">
            <text:p>110082</text:p>
          </table:table-cell>
          <table:table-cell office:value-type="float" office:value="111923" calcext:value-type="float">
            <text:p>111923</text:p>
          </table:table-cell>
          <table:table-cell office:value-type="float" office:value="108354" calcext:value-type="float">
            <text:p>108354</text:p>
          </table:table-cell>
        </table:table-row>
        <table:table-row table:style-name="ro2">
          <table:table-cell office:value-type="string" calcext:value-type="string">
            <text:p><text:a xlink:href="javascript:sym(6128)" xlink:type="simple">Dalla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006964" calcext:value-type="float">
            <text:p>1006964</text:p>
          </table:table-cell>
          <table:table-cell office:value-type="float" office:value="1187742" calcext:value-type="float">
            <text:p>1187742</text:p>
          </table:table-cell>
          <table:table-cell office:value-type="float" office:value="1197672" calcext:value-type="float">
            <text:p>1197672</text:p>
          </table:table-cell>
          <table:table-cell office:value-type="float" office:value="1304182" calcext:value-type="float">
            <text:p>1304182</text:p>
          </table:table-cell>
          <table:table-cell office:value-type="float" office:value="1302868" calcext:value-type="float">
            <text:p>1302868</text:p>
          </table:table-cell>
        </table:table-row>
        <table:table-row table:style-name="ro2">
          <table:table-cell office:value-type="string" calcext:value-type="string">
            <text:p><text:a xlink:href="javascript:sym(6131)" xlink:type="simple">Davenpor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A</text:p>
          </table:table-cell>
          <table:table-cell office:value-type="float" office:value="95718" calcext:value-type="float">
            <text:p>95718</text:p>
          </table:table-cell>
          <table:table-cell office:value-type="float" office:value="98298" calcext:value-type="float">
            <text:p>98298</text:p>
          </table:table-cell>
          <table:table-cell office:value-type="float" office:value="99697" calcext:value-type="float">
            <text:p>99697</text:p>
          </table:table-cell>
          <table:table-cell office:value-type="float" office:value="101727" calcext:value-type="float">
            <text:p>101727</text:p>
          </table:table-cell>
          <table:table-cell office:value-type="float" office:value="100354" calcext:value-type="float">
            <text:p>100354</text:p>
          </table:table-cell>
        </table:table-row>
        <table:table-row table:style-name="ro2">
          <table:table-cell office:value-type="string" calcext:value-type="string">
            <text:p><text:a xlink:href="javascript:sym(9387)" xlink:type="simple">Davie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FL</text:p>
          </table:table-cell>
          <table:table-cell office:value-type="float" office:value="60680" calcext:value-type="float">
            <text:p>60680</text:p>
          </table:table-cell>
          <table:table-cell office:value-type="float" office:value="81962" calcext:value-type="float">
            <text:p>81962</text:p>
          </table:table-cell>
          <table:table-cell office:value-type="float" office:value="91950" calcext:value-type="float">
            <text:p>91950</text:p>
          </table:table-cell>
          <table:table-cell office:value-type="float" office:value="105704" calcext:value-type="float">
            <text:p>105704</text:p>
          </table:table-cell>
          <table:table-cell office:value-type="float" office:value="107799" calcext:value-type="float">
            <text:p>107799</text:p>
          </table:table-cell>
        </table:table-row>
        <table:table-row table:style-name="ro2">
          <table:table-cell office:value-type="string" calcext:value-type="string">
            <text:p><text:a xlink:href="javascript:sym(6132)" xlink:type="simple">Day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H</text:p>
          </table:table-cell>
          <table:table-cell office:value-type="float" office:value="182422" calcext:value-type="float">
            <text:p>182422</text:p>
          </table:table-cell>
          <table:table-cell office:value-type="float" office:value="165579" calcext:value-type="float">
            <text:p>165579</text:p>
          </table:table-cell>
          <table:table-cell office:value-type="float" office:value="141930" calcext:value-type="float">
            <text:p>141930</text:p>
          </table:table-cell>
          <table:table-cell office:value-type="float" office:value="137625" calcext:value-type="float">
            <text:p>137625</text:p>
          </table:table-cell>
          <table:table-cell office:value-type="float" office:value="135512" calcext:value-type="float">
            <text:p>135512</text:p>
          </table:table-cell>
        </table:table-row>
        <table:table-row table:style-name="ro2">
          <table:table-cell office:value-type="string" calcext:value-type="string">
            <text:p><text:a xlink:href="javascript:sym(9177)" xlink:type="simple">Dearbor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I</text:p>
          </table:table-cell>
          <table:table-cell office:value-type="float" office:value="89171" calcext:value-type="float">
            <text:p>89171</text:p>
          </table:table-cell>
          <table:table-cell office:value-type="float" office:value="97758" calcext:value-type="float">
            <text:p>97758</text:p>
          </table:table-cell>
          <table:table-cell office:value-type="float" office:value="98146" calcext:value-type="float">
            <text:p>98146</text:p>
          </table:table-cell>
          <table:table-cell office:value-type="float" office:value="109961" calcext:value-type="float">
            <text:p>109961</text:p>
          </table:table-cell>
          <table:table-cell office:value-type="float" office:value="105811" calcext:value-type="float">
            <text:p>105811</text:p>
          </table:table-cell>
        </table:table-row>
        <table:table-row table:style-name="ro2">
          <table:table-cell office:value-type="string" calcext:value-type="string">
            <text:p><text:a xlink:href="javascript:sym(9246)" xlink:type="simple">Den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66572" calcext:value-type="float">
            <text:p>66572</text:p>
          </table:table-cell>
          <table:table-cell office:value-type="float" office:value="83442" calcext:value-type="float">
            <text:p>83442</text:p>
          </table:table-cell>
          <table:table-cell office:value-type="float" office:value="116329" calcext:value-type="float">
            <text:p>116329</text:p>
          </table:table-cell>
          <table:table-cell office:value-type="float" office:value="139866" calcext:value-type="float">
            <text:p>139866</text:p>
          </table:table-cell>
          <table:table-cell office:value-type="float" office:value="158349" calcext:value-type="float">
            <text:p>158349</text:p>
          </table:table-cell>
        </table:table-row>
        <table:table-row table:style-name="ro2">
          <table:table-cell office:value-type="string" calcext:value-type="string">
            <text:p><text:a xlink:href="javascript:sym(6136)" xlink:type="simple">Denv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467549" calcext:value-type="float">
            <text:p>467549</text:p>
          </table:table-cell>
          <table:table-cell office:value-type="float" office:value="553805" calcext:value-type="float">
            <text:p>553805</text:p>
          </table:table-cell>
          <table:table-cell office:value-type="float" office:value="599454" calcext:value-type="float">
            <text:p>599454</text:p>
          </table:table-cell>
          <table:table-cell office:value-type="float" office:value="715524" calcext:value-type="float">
            <text:p>715524</text:p>
          </table:table-cell>
          <table:table-cell office:value-type="float" office:value="716577" calcext:value-type="float">
            <text:p>716577</text:p>
          </table:table-cell>
        </table:table-row>
        <table:table-row table:style-name="ro2">
          <table:table-cell office:value-type="string" calcext:value-type="string">
            <text:p><text:a xlink:href="javascript:sym(6137)" xlink:type="simple">Des Moin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A</text:p>
          </table:table-cell>
          <table:table-cell office:value-type="float" office:value="193459" calcext:value-type="float">
            <text:p>193459</text:p>
          </table:table-cell>
          <table:table-cell office:value-type="float" office:value="199173" calcext:value-type="float">
            <text:p>199173</text:p>
          </table:table-cell>
          <table:table-cell office:value-type="float" office:value="204216" calcext:value-type="float">
            <text:p>204216</text:p>
          </table:table-cell>
          <table:table-cell office:value-type="float" office:value="214124" calcext:value-type="float">
            <text:p>214124</text:p>
          </table:table-cell>
          <table:table-cell office:value-type="float" office:value="210381" calcext:value-type="float">
            <text:p>210381</text:p>
          </table:table-cell>
        </table:table-row>
        <table:table-row table:style-name="ro2">
          <table:table-cell office:value-type="string" calcext:value-type="string">
            <text:p><text:a xlink:href="javascript:sym(6138)" xlink:type="simple">Detroi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I</text:p>
          </table:table-cell>
          <table:table-cell office:value-type="float" office:value="1028067" calcext:value-type="float">
            <text:p>1028067</text:p>
          </table:table-cell>
          <table:table-cell office:value-type="float" office:value="951232" calcext:value-type="float">
            <text:p>951232</text:p>
          </table:table-cell>
          <table:table-cell office:value-type="float" office:value="713956" calcext:value-type="float">
            <text:p>713956</text:p>
          </table:table-cell>
          <table:table-cell office:value-type="float" office:value="639475" calcext:value-type="float">
            <text:p>639475</text:p>
          </table:table-cell>
          <table:table-cell office:value-type="float" office:value="633218" calcext:value-type="float">
            <text:p>633218</text:p>
          </table:table-cell>
        </table:table-row>
        <table:table-row table:style-name="ro2">
          <table:table-cell office:value-type="string" calcext:value-type="string">
            <text:p><text:a xlink:href="javascript:sym(9175)" xlink:type="simple">Downe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91488" calcext:value-type="float">
            <text:p>91488</text:p>
          </table:table-cell>
          <table:table-cell office:value-type="float" office:value="107366" calcext:value-type="float">
            <text:p>107366</text:p>
          </table:table-cell>
          <table:table-cell office:value-type="float" office:value="111775" calcext:value-type="float">
            <text:p>111775</text:p>
          </table:table-cell>
          <table:table-cell office:value-type="float" office:value="114354" calcext:value-type="float">
            <text:p>114354</text:p>
          </table:table-cell>
          <table:table-cell office:value-type="float" office:value="108816" calcext:value-type="float">
            <text:p>108816</text:p>
          </table:table-cell>
        </table:table-row>
        <table:table-row table:style-name="ro2">
          <table:table-cell office:value-type="string" calcext:value-type="string">
            <text:p><text:a xlink:href="javascript:sym(6142)" xlink:type="simple">Durha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C</text:p>
          </table:table-cell>
          <table:table-cell office:value-type="float" office:value="148505" calcext:value-type="float">
            <text:p>148505</text:p>
          </table:table-cell>
          <table:table-cell office:value-type="float" office:value="191310" calcext:value-type="float">
            <text:p>191310</text:p>
          </table:table-cell>
          <table:table-cell office:value-type="float" office:value="230740" calcext:value-type="float">
            <text:p>230740</text:p>
          </table:table-cell>
          <table:table-cell office:value-type="float" office:value="283662" calcext:value-type="float">
            <text:p>283662</text:p>
          </table:table-cell>
          <table:table-cell office:value-type="float" office:value="296186" calcext:value-type="float">
            <text:p>296186</text:p>
          </table:table-cell>
        </table:table-row>
        <table:table-row table:style-name="ro2">
          <table:table-cell office:value-type="string" calcext:value-type="string">
            <text:p><text:a xlink:href="javascript:sym(6143)" xlink:type="simple">East Los Angeles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A</text:p>
          </table:table-cell>
          <table:table-cell office:value-type="float" office:value="126379" calcext:value-type="float">
            <text:p>126379</text:p>
          </table:table-cell>
          <table:table-cell office:value-type="float" office:value="124283" calcext:value-type="float">
            <text:p>124283</text:p>
          </table:table-cell>
          <table:table-cell office:value-type="float" office:value="126496" calcext:value-type="float">
            <text:p>126496</text:p>
          </table:table-cell>
          <table:table-cell office:value-type="float" office:value="118786" calcext:value-type="float">
            <text:p>118786</text:p>
          </table:table-cell>
          <table:table-cell table:style-name="ce3" office:value-type="float" office:value="116300" calcext:value-type="float">
            <text:p>116300</text:p>
          </table:table-cell>
        </table:table-row>
        <table:table-row table:style-name="ro2">
          <table:table-cell office:value-type="string" calcext:value-type="string">
            <text:p><text:a xlink:href="javascript:sym(13162)" xlink:type="simple">Edinbur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38237" calcext:value-type="float">
            <text:p>38237</text:p>
          </table:table-cell>
          <table:table-cell office:value-type="float" office:value="53104" calcext:value-type="float">
            <text:p>53104</text:p>
          </table:table-cell>
          <table:table-cell office:value-type="float" office:value="82058" calcext:value-type="float">
            <text:p>82058</text:p>
          </table:table-cell>
          <table:table-cell office:value-type="float" office:value="100265" calcext:value-type="float">
            <text:p>100265</text:p>
          </table:table-cell>
          <table:table-cell office:value-type="float" office:value="105799" calcext:value-type="float">
            <text:p>105799</text:p>
          </table:table-cell>
        </table:table-row>
        <table:table-row table:style-name="ro2">
          <table:table-cell office:value-type="string" calcext:value-type="string">
            <text:p><text:a xlink:href="javascript:sym(9476)" xlink:type="simple">Edison</text:a></text:p>
          </table:table-cell>
          <table:table-cell office:value-type="string" calcext:value-type="string">
            <text:p>Tshp</text:p>
          </table:table-cell>
          <table:table-cell office:value-type="string" calcext:value-type="string">
            <text:p>NJ</text:p>
          </table:table-cell>
          <table:table-cell office:value-type="float" office:value="88828" calcext:value-type="float">
            <text:p>88828</text:p>
          </table:table-cell>
          <table:table-cell office:value-type="float" office:value="97623" calcext:value-type="float">
            <text:p>97623</text:p>
          </table:table-cell>
          <table:table-cell office:value-type="float" office:value="100314" calcext:value-type="float">
            <text:p>100314</text:p>
          </table:table-cell>
          <table:table-cell office:value-type="float" office:value="107406" calcext:value-type="float">
            <text:p>107406</text:p>
          </table:table-cell>
          <table:table-cell office:value-type="float" office:value="106836" calcext:value-type="float">
            <text:p>106836</text:p>
          </table:table-cell>
        </table:table-row>
        <table:table-row table:style-name="ro2">
          <table:table-cell office:value-type="string" calcext:value-type="string">
            <text:p><text:a xlink:href="javascript:sym(9179)" xlink:type="simple">El Caj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89119" calcext:value-type="float">
            <text:p>89119</text:p>
          </table:table-cell>
          <table:table-cell office:value-type="float" office:value="94907" calcext:value-type="float">
            <text:p>94907</text:p>
          </table:table-cell>
          <table:table-cell office:value-type="float" office:value="99589" calcext:value-type="float">
            <text:p>99589</text:p>
          </table:table-cell>
          <table:table-cell office:value-type="float" office:value="106187" calcext:value-type="float">
            <text:p>106187</text:p>
          </table:table-cell>
          <table:table-cell office:value-type="float" office:value="102991" calcext:value-type="float">
            <text:p>102991</text:p>
          </table:table-cell>
        </table:table-row>
        <table:table-row table:style-name="ro2">
          <table:table-cell office:value-type="string" calcext:value-type="string">
            <text:p><text:a xlink:href="javascript:sym(9202)" xlink:type="simple">Elgi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L</text:p>
          </table:table-cell>
          <table:table-cell office:value-type="float" office:value="77323" calcext:value-type="float">
            <text:p>77323</text:p>
          </table:table-cell>
          <table:table-cell office:value-type="float" office:value="94638" calcext:value-type="float">
            <text:p>94638</text:p>
          </table:table-cell>
          <table:table-cell office:value-type="float" office:value="108218" calcext:value-type="float">
            <text:p>108218</text:p>
          </table:table-cell>
          <table:table-cell office:value-type="float" office:value="114810" calcext:value-type="float">
            <text:p>114810</text:p>
          </table:table-cell>
          <table:table-cell office:value-type="float" office:value="113310" calcext:value-type="float">
            <text:p>113310</text:p>
          </table:table-cell>
        </table:table-row>
        <table:table-row table:style-name="ro2">
          <table:table-cell office:value-type="string" calcext:value-type="string">
            <text:p><text:a xlink:href="javascript:sym(6145)" xlink:type="simple">Elizabet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J</text:p>
          </table:table-cell>
          <table:table-cell office:value-type="float" office:value="110105" calcext:value-type="float">
            <text:p>110105</text:p>
          </table:table-cell>
          <table:table-cell office:value-type="float" office:value="120599" calcext:value-type="float">
            <text:p>120599</text:p>
          </table:table-cell>
          <table:table-cell office:value-type="float" office:value="124974" calcext:value-type="float">
            <text:p>124974</text:p>
          </table:table-cell>
          <table:table-cell office:value-type="float" office:value="137312" calcext:value-type="float">
            <text:p>137312</text:p>
          </table:table-cell>
          <table:table-cell office:value-type="float" office:value="135829" calcext:value-type="float">
            <text:p>135829</text:p>
          </table:table-cell>
        </table:table-row>
        <table:table-row table:style-name="ro3">
          <table:table-cell office:value-type="string" calcext:value-type="string">
            <text:p><text:a xlink:href="javascript:sym(13634)" xlink:type="simple">Elk Grove</text:a> (incl. Lagun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33333" calcext:value-type="float">
            <text:p>33333</text:p>
          </table:table-cell>
          <table:table-cell office:value-type="float" office:value="81082" calcext:value-type="float">
            <text:p>81082</text:p>
          </table:table-cell>
          <table:table-cell office:value-type="float" office:value="152988" calcext:value-type="float">
            <text:p>152988</text:p>
          </table:table-cell>
          <table:table-cell office:value-type="float" office:value="176138" calcext:value-type="float">
            <text:p>176138</text:p>
          </table:table-cell>
          <table:table-cell office:value-type="float" office:value="178444" calcext:value-type="float">
            <text:p>178444</text:p>
          </table:table-cell>
        </table:table-row>
        <table:table-row table:style-name="ro2">
          <table:table-cell office:value-type="string" calcext:value-type="string">
            <text:p><text:a xlink:href="javascript:sym(6147)" xlink:type="simple">El Mon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05890" calcext:value-type="float">
            <text:p>105890</text:p>
          </table:table-cell>
          <table:table-cell office:value-type="float" office:value="116102" calcext:value-type="float">
            <text:p>116102</text:p>
          </table:table-cell>
          <table:table-cell office:value-type="float" office:value="113580" calcext:value-type="float">
            <text:p>113580</text:p>
          </table:table-cell>
          <table:table-cell office:value-type="float" office:value="109445" calcext:value-type="float">
            <text:p>109445</text:p>
          </table:table-cell>
          <table:table-cell office:value-type="float" office:value="103794" calcext:value-type="float">
            <text:p>103794</text:p>
          </table:table-cell>
        </table:table-row>
        <table:table-row table:style-name="ro2">
          <table:table-cell office:value-type="string" calcext:value-type="string">
            <text:p><text:a xlink:href="javascript:sym(6148)" xlink:type="simple">El Pas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515632" calcext:value-type="float">
            <text:p>515632</text:p>
          </table:table-cell>
          <table:table-cell office:value-type="float" office:value="566896" calcext:value-type="float">
            <text:p>566896</text:p>
          </table:table-cell>
          <table:table-cell office:value-type="float" office:value="648079" calcext:value-type="float">
            <text:p>648079</text:p>
          </table:table-cell>
          <table:table-cell office:value-type="float" office:value="678862" calcext:value-type="float">
            <text:p>678862</text:p>
          </table:table-cell>
          <table:table-cell office:value-type="float" office:value="678958" calcext:value-type="float">
            <text:p>678958</text:p>
          </table:table-cell>
        </table:table-row>
        <table:table-row table:style-name="ro2">
          <table:table-cell office:value-type="string" calcext:value-type="string">
            <text:p><text:a xlink:href="javascript:sym(27118)" xlink:type="simple">Enterprise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NV</text:p>
          </table:table-cell>
          <table:table-cell office:value-type="float" office:value="6331" calcext:value-type="float">
            <text:p>6331</text:p>
          </table:table-cell>
          <table:table-cell office:value-type="float" office:value="22670" calcext:value-type="float">
            <text:p>22670</text:p>
          </table:table-cell>
          <table:table-cell office:value-type="float" office:value="154393" calcext:value-type="float">
            <text:p>154393</text:p>
          </table:table-cell>
          <table:table-cell office:value-type="float" office:value="221831" calcext:value-type="float">
            <text:p>221831</text:p>
          </table:table-cell>
          <table:table-cell table:style-name="ce3" office:value-type="float" office:value="243700" calcext:value-type="float">
            <text:p>243700</text:p>
          </table:table-cell>
        </table:table-row>
        <table:table-row table:style-name="ro2">
          <table:table-cell office:value-type="string" calcext:value-type="string">
            <text:p><text:a xlink:href="javascript:sym(6150)" xlink:type="simple">Escondid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09019" calcext:value-type="float">
            <text:p>109019</text:p>
          </table:table-cell>
          <table:table-cell office:value-type="float" office:value="133524" calcext:value-type="float">
            <text:p>133524</text:p>
          </table:table-cell>
          <table:table-cell office:value-type="float" office:value="143990" calcext:value-type="float">
            <text:p>143990</text:p>
          </table:table-cell>
          <table:table-cell office:value-type="float" office:value="151077" calcext:value-type="float">
            <text:p>151077</text:p>
          </table:table-cell>
          <table:table-cell office:value-type="float" office:value="148122" calcext:value-type="float">
            <text:p>148122</text:p>
          </table:table-cell>
        </table:table-row>
        <table:table-row table:style-name="ro2">
          <table:table-cell office:value-type="string" calcext:value-type="string">
            <text:p><text:a xlink:href="javascript:sym(6151)" xlink:type="simple">Euge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R</text:p>
          </table:table-cell>
          <table:table-cell office:value-type="float" office:value="114069" calcext:value-type="float">
            <text:p>114069</text:p>
          </table:table-cell>
          <table:table-cell office:value-type="float" office:value="141592" calcext:value-type="float">
            <text:p>141592</text:p>
          </table:table-cell>
          <table:table-cell office:value-type="float" office:value="156406" calcext:value-type="float">
            <text:p>156406</text:p>
          </table:table-cell>
          <table:table-cell office:value-type="float" office:value="177225" calcext:value-type="float">
            <text:p>177225</text:p>
          </table:table-cell>
          <table:table-cell office:value-type="float" office:value="177899" calcext:value-type="float">
            <text:p>177899</text:p>
          </table:table-cell>
        </table:table-row>
        <table:table-row table:style-name="ro2">
          <table:table-cell office:value-type="string" calcext:value-type="string">
            <text:p><text:a xlink:href="javascript:sym(6152)" xlink:type="simple">Evans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</text:p>
          </table:table-cell>
          <table:table-cell office:value-type="float" office:value="126376" calcext:value-type="float">
            <text:p>126376</text:p>
          </table:table-cell>
          <table:table-cell office:value-type="float" office:value="121611" calcext:value-type="float">
            <text:p>121611</text:p>
          </table:table-cell>
          <table:table-cell office:value-type="float" office:value="120069" calcext:value-type="float">
            <text:p>120069</text:p>
          </table:table-cell>
          <table:table-cell office:value-type="float" office:value="117292" calcext:value-type="float">
            <text:p>117292</text:p>
          </table:table-cell>
          <table:table-cell office:value-type="float" office:value="115332" calcext:value-type="float">
            <text:p>115332</text:p>
          </table:table-cell>
        </table:table-row>
        <table:table-row table:style-name="ro2">
          <table:table-cell office:value-type="string" calcext:value-type="string">
            <text:p><text:a xlink:href="javascript:sym(9227)" xlink:type="simple">Everet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</text:p>
          </table:table-cell>
          <table:table-cell office:value-type="float" office:value="75801" calcext:value-type="float">
            <text:p>75801</text:p>
          </table:table-cell>
          <table:table-cell office:value-type="float" office:value="95617" calcext:value-type="float">
            <text:p>95617</text:p>
          </table:table-cell>
          <table:table-cell office:value-type="float" office:value="102864" calcext:value-type="float">
            <text:p>102864</text:p>
          </table:table-cell>
          <table:table-cell office:value-type="float" office:value="110606" calcext:value-type="float">
            <text:p>110606</text:p>
          </table:table-cell>
          <table:table-cell office:value-type="float" office:value="111180" calcext:value-type="float">
            <text:p>111180</text:p>
          </table:table-cell>
        </table:table-row>
        <table:table-row table:style-name="ro2">
          <table:table-cell office:value-type="string" calcext:value-type="string">
            <text:p><text:a xlink:href="javascript:sym(9199)" xlink:type="simple">Fairfiel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78683" calcext:value-type="float">
            <text:p>78683</text:p>
          </table:table-cell>
          <table:table-cell office:value-type="float" office:value="96213" calcext:value-type="float">
            <text:p>96213</text:p>
          </table:table-cell>
          <table:table-cell office:value-type="float" office:value="105453" calcext:value-type="float">
            <text:p>105453</text:p>
          </table:table-cell>
          <table:table-cell office:value-type="float" office:value="119874" calcext:value-type="float">
            <text:p>119874</text:p>
          </table:table-cell>
          <table:table-cell office:value-type="float" office:value="120768" calcext:value-type="float">
            <text:p>120768</text:p>
          </table:table-cell>
        </table:table-row>
        <table:table-row table:style-name="ro2">
          <table:table-cell office:value-type="string" calcext:value-type="string">
            <text:p><text:a xlink:href="javascript:sym(6154)" xlink:type="simple">Farg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D</text:p>
          </table:table-cell>
          <table:table-cell office:value-type="float" office:value="74265" calcext:value-type="float">
            <text:p>74265</text:p>
          </table:table-cell>
          <table:table-cell office:value-type="float" office:value="91001" calcext:value-type="float">
            <text:p>91001</text:p>
          </table:table-cell>
          <table:table-cell office:value-type="float" office:value="105612" calcext:value-type="float">
            <text:p>105612</text:p>
          </table:table-cell>
          <table:table-cell office:value-type="float" office:value="125952" calcext:value-type="float">
            <text:p>125952</text:p>
          </table:table-cell>
          <table:table-cell office:value-type="float" office:value="133188" calcext:value-type="float">
            <text:p>133188</text:p>
          </table:table-cell>
        </table:table-row>
        <table:table-row table:style-name="ro2">
          <table:table-cell office:value-type="string" calcext:value-type="string">
            <text:p><text:a xlink:href="javascript:sym(6155)" xlink:type="simple">Fayette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office:value-type="float" office:value="42753" calcext:value-type="float">
            <text:p>42753</text:p>
          </table:table-cell>
          <table:table-cell office:value-type="float" office:value="59040" calcext:value-type="float">
            <text:p>59040</text:p>
          </table:table-cell>
          <table:table-cell office:value-type="float" office:value="73584" calcext:value-type="float">
            <text:p>73584</text:p>
          </table:table-cell>
          <table:table-cell office:value-type="float" office:value="94312" calcext:value-type="float">
            <text:p>94312</text:p>
          </table:table-cell>
          <table:table-cell office:value-type="float" office:value="101680" calcext:value-type="float">
            <text:p>101680</text:p>
          </table:table-cell>
        </table:table-row>
        <table:table-row table:style-name="ro2">
          <table:table-cell office:value-type="string" calcext:value-type="string">
            <text:p><text:a xlink:href="javascript:sym(6156)" xlink:type="simple">Fayette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C</text:p>
          </table:table-cell>
          <table:table-cell office:value-type="float" office:value="196128" calcext:value-type="float">
            <text:p>196128</text:p>
          </table:table-cell>
          <table:table-cell office:value-type="float" office:value="203199" calcext:value-type="float">
            <text:p>203199</text:p>
          </table:table-cell>
          <table:table-cell office:value-type="float" office:value="200565" calcext:value-type="float">
            <text:p>200565</text:p>
          </table:table-cell>
          <table:table-cell office:value-type="float" office:value="208473" calcext:value-type="float">
            <text:p>208473</text:p>
          </table:table-cell>
          <table:table-cell office:value-type="float" office:value="209749" calcext:value-type="float">
            <text:p>209749</text:p>
          </table:table-cell>
        </table:table-row>
        <table:table-row table:style-name="ro2">
          <table:table-cell office:value-type="string" calcext:value-type="string">
            <text:p><text:a xlink:href="javascript:sym(12616)" xlink:type="simple">Fisher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</text:p>
          </table:table-cell>
          <table:table-cell office:value-type="float" office:value="12933" calcext:value-type="float">
            <text:p>12933</text:p>
          </table:table-cell>
          <table:table-cell office:value-type="float" office:value="42611" calcext:value-type="float">
            <text:p>42611</text:p>
          </table:table-cell>
          <table:table-cell office:value-type="float" office:value="77287" calcext:value-type="float">
            <text:p>77287</text:p>
          </table:table-cell>
          <table:table-cell office:value-type="float" office:value="99046" calcext:value-type="float">
            <text:p>99046</text:p>
          </table:table-cell>
          <table:table-cell office:value-type="float" office:value="104094" calcext:value-type="float">
            <text:p>104094</text:p>
          </table:table-cell>
        </table:table-row>
        <table:table-row table:style-name="ro2">
          <table:table-cell office:value-type="string" calcext:value-type="string">
            <text:p><text:a xlink:href="javascript:sym(8332)" xlink:type="simple">Fonta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01484" calcext:value-type="float">
            <text:p>101484</text:p>
          </table:table-cell>
          <table:table-cell office:value-type="float" office:value="144869" calcext:value-type="float">
            <text:p>144869</text:p>
          </table:table-cell>
          <table:table-cell office:value-type="float" office:value="196457" calcext:value-type="float">
            <text:p>196457</text:p>
          </table:table-cell>
          <table:table-cell office:value-type="float" office:value="208402" calcext:value-type="float">
            <text:p>208402</text:p>
          </table:table-cell>
          <table:table-cell office:value-type="float" office:value="215465" calcext:value-type="float">
            <text:p>215465</text:p>
          </table:table-cell>
        </table:table-row>
        <table:table-row table:style-name="ro2">
          <table:table-cell office:value-type="string" calcext:value-type="string">
            <text:p><text:a xlink:href="javascript:sym(6161)" xlink:type="simple">Fort Collin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88831" calcext:value-type="float">
            <text:p>88831</text:p>
          </table:table-cell>
          <table:table-cell office:value-type="float" office:value="121591" calcext:value-type="float">
            <text:p>121591</text:p>
          </table:table-cell>
          <table:table-cell office:value-type="float" office:value="144861" calcext:value-type="float">
            <text:p>144861</text:p>
          </table:table-cell>
          <table:table-cell office:value-type="float" office:value="169826" calcext:value-type="float">
            <text:p>169826</text:p>
          </table:table-cell>
          <table:table-cell office:value-type="float" office:value="170376" calcext:value-type="float">
            <text:p>170376</text:p>
          </table:table-cell>
        </table:table-row>
        <table:table-row table:style-name="ro2">
          <table:table-cell office:value-type="string" calcext:value-type="string">
            <text:p><text:a xlink:href="javascript:sym(6162)" xlink:type="simple">Fort Lauderda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167963" calcext:value-type="float">
            <text:p>167963</text:p>
          </table:table-cell>
          <table:table-cell office:value-type="float" office:value="170617" calcext:value-type="float">
            <text:p>170617</text:p>
          </table:table-cell>
          <table:table-cell office:value-type="float" office:value="165998" calcext:value-type="float">
            <text:p>165998</text:p>
          </table:table-cell>
          <table:table-cell office:value-type="float" office:value="182777" calcext:value-type="float">
            <text:p>182777</text:p>
          </table:table-cell>
          <table:table-cell office:value-type="float" office:value="184255" calcext:value-type="float">
            <text:p>184255</text:p>
          </table:table-cell>
        </table:table-row>
        <table:table-row table:style-name="ro2">
          <table:table-cell office:value-type="string" calcext:value-type="string">
            <text:p><text:a xlink:href="javascript:sym(6167)" xlink:type="simple">Fort Way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</text:p>
          </table:table-cell>
          <table:table-cell office:value-type="float" office:value="233493" calcext:value-type="float">
            <text:p>233493</text:p>
          </table:table-cell>
          <table:table-cell office:value-type="float" office:value="253688" calcext:value-type="float">
            <text:p>253688</text:p>
          </table:table-cell>
          <table:table-cell office:value-type="float" office:value="253703" calcext:value-type="float">
            <text:p>253703</text:p>
          </table:table-cell>
          <table:table-cell office:value-type="float" office:value="263909" calcext:value-type="float">
            <text:p>263909</text:p>
          </table:table-cell>
          <table:table-cell office:value-type="float" office:value="269994" calcext:value-type="float">
            <text:p>269994</text:p>
          </table:table-cell>
        </table:table-row>
        <table:table-row table:style-name="ro2">
          <table:table-cell office:value-type="string" calcext:value-type="string">
            <text:p><text:a xlink:href="javascript:sym(6168)" xlink:type="simple">Fort Wort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448560" calcext:value-type="float">
            <text:p>448560</text:p>
          </table:table-cell>
          <table:table-cell office:value-type="float" office:value="543044" calcext:value-type="float">
            <text:p>543044</text:p>
          </table:table-cell>
          <table:table-cell office:value-type="float" office:value="744800" calcext:value-type="float">
            <text:p>744800</text:p>
          </table:table-cell>
          <table:table-cell office:value-type="float" office:value="918907" calcext:value-type="float">
            <text:p>918907</text:p>
          </table:table-cell>
          <table:table-cell office:value-type="float" office:value="978468" calcext:value-type="float">
            <text:p>978468</text:p>
          </table:table-cell>
        </table:table-row>
        <table:table-row table:style-name="ro2">
          <table:table-cell office:value-type="string" calcext:value-type="string">
            <text:p><text:a xlink:href="javascript:sym(6170)" xlink:type="simple">Fremon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73338" calcext:value-type="float">
            <text:p>173338</text:p>
          </table:table-cell>
          <table:table-cell office:value-type="float" office:value="203461" calcext:value-type="float">
            <text:p>203461</text:p>
          </table:table-cell>
          <table:table-cell office:value-type="float" office:value="214065" calcext:value-type="float">
            <text:p>214065</text:p>
          </table:table-cell>
          <table:table-cell office:value-type="float" office:value="230494" calcext:value-type="float">
            <text:p>230494</text:p>
          </table:table-cell>
          <table:table-cell office:value-type="float" office:value="226208" calcext:value-type="float">
            <text:p>226208</text:p>
          </table:table-cell>
        </table:table-row>
        <table:table-row table:style-name="ro2">
          <table:table-cell office:value-type="string" calcext:value-type="string">
            <text:p><text:a xlink:href="javascript:sym(6171)" xlink:type="simple">Fres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354834" calcext:value-type="float">
            <text:p>354834</text:p>
          </table:table-cell>
          <table:table-cell office:value-type="float" office:value="429583" calcext:value-type="float">
            <text:p>429583</text:p>
          </table:table-cell>
          <table:table-cell office:value-type="float" office:value="497059" calcext:value-type="float">
            <text:p>497059</text:p>
          </table:table-cell>
          <table:table-cell office:value-type="float" office:value="542248" calcext:value-type="float">
            <text:p>542248</text:p>
          </table:table-cell>
          <table:table-cell office:value-type="float" office:value="545716" calcext:value-type="float">
            <text:p>545716</text:p>
          </table:table-cell>
        </table:table-row>
        <table:table-row table:style-name="ro2">
          <table:table-cell office:value-type="string" calcext:value-type="string">
            <text:p><text:a xlink:href="javascript:sym(13168)" xlink:type="simple">Frisc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7026" calcext:value-type="float">
            <text:p>7026</text:p>
          </table:table-cell>
          <table:table-cell office:value-type="float" office:value="33618" calcext:value-type="float">
            <text:p>33618</text:p>
          </table:table-cell>
          <table:table-cell office:value-type="float" office:value="117159" calcext:value-type="float">
            <text:p>117159</text:p>
          </table:table-cell>
          <table:table-cell office:value-type="float" office:value="200537" calcext:value-type="float">
            <text:p>200537</text:p>
          </table:table-cell>
          <table:table-cell office:value-type="float" office:value="225007" calcext:value-type="float">
            <text:p>225007</text:p>
          </table:table-cell>
        </table:table-row>
        <table:table-row table:style-name="ro2">
          <table:table-cell office:value-type="string" calcext:value-type="string">
            <text:p><text:a xlink:href="javascript:sym(6172)" xlink:type="simple">Fuller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14235" calcext:value-type="float">
            <text:p>114235</text:p>
          </table:table-cell>
          <table:table-cell office:value-type="float" office:value="126187" calcext:value-type="float">
            <text:p>126187</text:p>
          </table:table-cell>
          <table:table-cell office:value-type="float" office:value="135183" calcext:value-type="float">
            <text:p>135183</text:p>
          </table:table-cell>
          <table:table-cell office:value-type="float" office:value="143639" calcext:value-type="float">
            <text:p>143639</text:p>
          </table:table-cell>
          <table:table-cell office:value-type="float" office:value="139250" calcext:value-type="float">
            <text:p>139250</text:p>
          </table:table-cell>
        </table:table-row>
        <table:table-row table:style-name="ro2">
          <table:table-cell office:value-type="string" calcext:value-type="string">
            <text:p><text:a xlink:href="javascript:sym(6174)" xlink:type="simple">Gaines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106969" calcext:value-type="float">
            <text:p>106969</text:p>
          </table:table-cell>
          <table:table-cell office:value-type="float" office:value="120238" calcext:value-type="float">
            <text:p>120238</text:p>
          </table:table-cell>
          <table:table-cell office:value-type="float" office:value="124492" calcext:value-type="float">
            <text:p>124492</text:p>
          </table:table-cell>
          <table:table-cell office:value-type="float" office:value="141137" calcext:value-type="float">
            <text:p>141137</text:p>
          </table:table-cell>
          <table:table-cell office:value-type="float" office:value="145812" calcext:value-type="float">
            <text:p>145812</text:p>
          </table:table-cell>
        </table:table-row>
        <table:table-row table:style-name="ro2">
          <table:table-cell office:value-type="string" calcext:value-type="string">
            <text:p><text:a xlink:href="javascript:sym(6176)" xlink:type="simple">Garden Grov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44216" calcext:value-type="float">
            <text:p>144216</text:p>
          </table:table-cell>
          <table:table-cell office:value-type="float" office:value="165242" calcext:value-type="float">
            <text:p>165242</text:p>
          </table:table-cell>
          <table:table-cell office:value-type="float" office:value="170960" calcext:value-type="float">
            <text:p>170960</text:p>
          </table:table-cell>
          <table:table-cell office:value-type="float" office:value="171980" calcext:value-type="float">
            <text:p>171980</text:p>
          </table:table-cell>
          <table:table-cell office:value-type="float" office:value="168234" calcext:value-type="float">
            <text:p>168234</text:p>
          </table:table-cell>
        </table:table-row>
        <table:table-row table:style-name="ro2">
          <table:table-cell office:value-type="string" calcext:value-type="string">
            <text:p><text:a xlink:href="javascript:sym(6177)" xlink:type="simple">Garla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80886" calcext:value-type="float">
            <text:p>180886</text:p>
          </table:table-cell>
          <table:table-cell office:value-type="float" office:value="215818" calcext:value-type="float">
            <text:p>215818</text:p>
          </table:table-cell>
          <table:table-cell office:value-type="float" office:value="226857" calcext:value-type="float">
            <text:p>226857</text:p>
          </table:table-cell>
          <table:table-cell office:value-type="float" office:value="246121" calcext:value-type="float">
            <text:p>246121</text:p>
          </table:table-cell>
          <table:table-cell office:value-type="float" office:value="243470" calcext:value-type="float">
            <text:p>243470</text:p>
          </table:table-cell>
        </table:table-row>
        <table:table-row table:style-name="ro2">
          <table:table-cell office:value-type="string" calcext:value-type="string">
            <text:p><text:a xlink:href="javascript:sym(9466)" xlink:type="simple">Gilbert</text:a>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AZ</text:p>
          </table:table-cell>
          <table:table-cell office:value-type="float" office:value="34573" calcext:value-type="float">
            <text:p>34573</text:p>
          </table:table-cell>
          <table:table-cell office:value-type="float" office:value="114567" calcext:value-type="float">
            <text:p>114567</text:p>
          </table:table-cell>
          <table:table-cell office:value-type="float" office:value="208439" calcext:value-type="float">
            <text:p>208439</text:p>
          </table:table-cell>
          <table:table-cell office:value-type="float" office:value="267931" calcext:value-type="float">
            <text:p>267931</text:p>
          </table:table-cell>
          <table:table-cell office:value-type="float" office:value="275411" calcext:value-type="float">
            <text:p>275411</text:p>
          </table:table-cell>
        </table:table-row>
        <table:table-row table:style-name="ro2">
          <table:table-cell office:value-type="string" calcext:value-type="string">
            <text:p><text:a xlink:href="javascript:sym(6179)" xlink:type="simple">Glenda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151011" calcext:value-type="float">
            <text:p>151011</text:p>
          </table:table-cell>
          <table:table-cell office:value-type="float" office:value="219721" calcext:value-type="float">
            <text:p>219721</text:p>
          </table:table-cell>
          <table:table-cell office:value-type="float" office:value="226134" calcext:value-type="float">
            <text:p>226134</text:p>
          </table:table-cell>
          <table:table-cell office:value-type="float" office:value="248403" calcext:value-type="float">
            <text:p>248403</text:p>
          </table:table-cell>
          <table:table-cell office:value-type="float" office:value="253855" calcext:value-type="float">
            <text:p>253855</text:p>
          </table:table-cell>
        </table:table-row>
        <table:table-row table:style-name="ro2">
          <table:table-cell office:value-type="string" calcext:value-type="string">
            <text:p><text:a xlink:href="javascript:sym(6180)" xlink:type="simple">Glenda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80040" calcext:value-type="float">
            <text:p>180040</text:p>
          </table:table-cell>
          <table:table-cell office:value-type="float" office:value="194943" calcext:value-type="float">
            <text:p>194943</text:p>
          </table:table-cell>
          <table:table-cell office:value-type="float" office:value="191682" calcext:value-type="float">
            <text:p>191682</text:p>
          </table:table-cell>
          <table:table-cell office:value-type="float" office:value="196523" calcext:value-type="float">
            <text:p>196523</text:p>
          </table:table-cell>
          <table:table-cell office:value-type="float" office:value="187050" calcext:value-type="float">
            <text:p>187050</text:p>
          </table:table-cell>
        </table:table-row>
        <table:table-row table:style-name="ro2">
          <table:table-cell office:value-type="string" calcext:value-type="string">
            <text:p><text:a xlink:href="javascript:sym(19477)" xlink:type="simple">Goodye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6651" calcext:value-type="float">
            <text:p>6651</text:p>
          </table:table-cell>
          <table:table-cell office:value-type="float" office:value="18666" calcext:value-type="float">
            <text:p>18666</text:p>
          </table:table-cell>
          <table:table-cell office:value-type="float" office:value="65249" calcext:value-type="float">
            <text:p>65249</text:p>
          </table:table-cell>
          <table:table-cell office:value-type="float" office:value="96182" calcext:value-type="float">
            <text:p>96182</text:p>
          </table:table-cell>
          <table:table-cell office:value-type="float" office:value="111805" calcext:value-type="float">
            <text:p>111805</text:p>
          </table:table-cell>
        </table:table-row>
        <table:table-row table:style-name="ro2">
          <table:table-cell office:value-type="string" calcext:value-type="string">
            <text:p><text:a xlink:href="javascript:sym(8340)" xlink:type="simple">Grand Prairi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99661" calcext:value-type="float">
            <text:p>99661</text:p>
          </table:table-cell>
          <table:table-cell office:value-type="float" office:value="128025" calcext:value-type="float">
            <text:p>128025</text:p>
          </table:table-cell>
          <table:table-cell office:value-type="float" office:value="175435" calcext:value-type="float">
            <text:p>175435</text:p>
          </table:table-cell>
          <table:table-cell office:value-type="float" office:value="196139" calcext:value-type="float">
            <text:p>196139</text:p>
          </table:table-cell>
          <table:table-cell office:value-type="float" office:value="202134" calcext:value-type="float">
            <text:p>202134</text:p>
          </table:table-cell>
        </table:table-row>
        <table:table-row table:style-name="ro2">
          <table:table-cell office:value-type="string" calcext:value-type="string">
            <text:p><text:a xlink:href="javascript:sym(6183)" xlink:type="simple">Grand Rapid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I</text:p>
          </table:table-cell>
          <table:table-cell office:value-type="float" office:value="189093" calcext:value-type="float">
            <text:p>189093</text:p>
          </table:table-cell>
          <table:table-cell office:value-type="float" office:value="198057" calcext:value-type="float">
            <text:p>198057</text:p>
          </table:table-cell>
          <table:table-cell office:value-type="float" office:value="187999" calcext:value-type="float">
            <text:p>187999</text:p>
          </table:table-cell>
          <table:table-cell office:value-type="float" office:value="198890" calcext:value-type="float">
            <text:p>198890</text:p>
          </table:table-cell>
          <table:table-cell office:value-type="float" office:value="196608" calcext:value-type="float">
            <text:p>196608</text:p>
          </table:table-cell>
        </table:table-row>
        <table:table-row table:style-name="ro2">
          <table:table-cell office:value-type="string" calcext:value-type="string">
            <text:p><text:a xlink:href="javascript:sym(6184)" xlink:type="simple">Greele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60759" calcext:value-type="float">
            <text:p>60759</text:p>
          </table:table-cell>
          <table:table-cell office:value-type="float" office:value="78068" calcext:value-type="float">
            <text:p>78068</text:p>
          </table:table-cell>
          <table:table-cell office:value-type="float" office:value="92953" calcext:value-type="float">
            <text:p>92953</text:p>
          </table:table-cell>
          <table:table-cell office:value-type="float" office:value="108794" calcext:value-type="float">
            <text:p>108794</text:p>
          </table:table-cell>
          <table:table-cell office:value-type="float" office:value="112609" calcext:value-type="float">
            <text:p>112609</text:p>
          </table:table-cell>
        </table:table-row>
        <table:table-row table:style-name="ro2">
          <table:table-cell office:value-type="string" calcext:value-type="string">
            <text:p><text:a xlink:href="javascript:sym(6185)" xlink:type="simple">Green Ba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I</text:p>
          </table:table-cell>
          <table:table-cell office:value-type="float" office:value="96831" calcext:value-type="float">
            <text:p>96831</text:p>
          </table:table-cell>
          <table:table-cell office:value-type="float" office:value="102877" calcext:value-type="float">
            <text:p>102877</text:p>
          </table:table-cell>
          <table:table-cell office:value-type="float" office:value="103877" calcext:value-type="float">
            <text:p>103877</text:p>
          </table:table-cell>
          <table:table-cell office:value-type="float" office:value="107371" calcext:value-type="float">
            <text:p>107371</text:p>
          </table:table-cell>
          <table:table-cell office:value-type="float" office:value="105744" calcext:value-type="float">
            <text:p>105744</text:p>
          </table:table-cell>
        </table:table-row>
        <table:table-row table:style-name="ro2">
          <table:table-cell office:value-type="string" calcext:value-type="string">
            <text:p><text:a xlink:href="javascript:sym(6186)" xlink:type="simple">Greensbo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C</text:p>
          </table:table-cell>
          <table:table-cell office:value-type="float" office:value="191920" calcext:value-type="float">
            <text:p>191920</text:p>
          </table:table-cell>
          <table:table-cell office:value-type="float" office:value="236152" calcext:value-type="float">
            <text:p>236152</text:p>
          </table:table-cell>
          <table:table-cell office:value-type="float" office:value="268936" calcext:value-type="float">
            <text:p>268936</text:p>
          </table:table-cell>
          <table:table-cell office:value-type="float" office:value="299182" calcext:value-type="float">
            <text:p>299182</text:p>
          </table:table-cell>
          <table:table-cell office:value-type="float" office:value="302296" calcext:value-type="float">
            <text:p>302296</text:p>
          </table:table-cell>
        </table:table-row>
        <table:table-row table:style-name="ro2">
          <table:table-cell office:value-type="string" calcext:value-type="string">
            <text:p><text:a xlink:href="javascript:sym(9235)" xlink:type="simple">Gresha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R</text:p>
          </table:table-cell>
          <table:table-cell office:value-type="float" office:value="68216" calcext:value-type="float">
            <text:p>68216</text:p>
          </table:table-cell>
          <table:table-cell office:value-type="float" office:value="90205" calcext:value-type="float">
            <text:p>90205</text:p>
          </table:table-cell>
          <table:table-cell office:value-type="float" office:value="105607" calcext:value-type="float">
            <text:p>105607</text:p>
          </table:table-cell>
          <table:table-cell office:value-type="float" office:value="114249" calcext:value-type="float">
            <text:p>114249</text:p>
          </table:table-cell>
          <table:table-cell office:value-type="float" office:value="110685" calcext:value-type="float">
            <text:p>110685</text:p>
          </table:table-cell>
        </table:table-row>
        <table:table-row table:style-name="ro2">
          <table:table-cell office:value-type="string" calcext:value-type="string">
            <text:p><text:a xlink:href="javascript:sym(6191)" xlink:type="simple">Hamp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</text:p>
          </table:table-cell>
          <table:table-cell office:value-type="float" office:value="133773" calcext:value-type="float">
            <text:p>133773</text:p>
          </table:table-cell>
          <table:table-cell office:value-type="float" office:value="146436" calcext:value-type="float">
            <text:p>146436</text:p>
          </table:table-cell>
          <table:table-cell office:value-type="float" office:value="137463" calcext:value-type="float">
            <text:p>137463</text:p>
          </table:table-cell>
          <table:table-cell office:value-type="float" office:value="137157" calcext:value-type="float">
            <text:p>137157</text:p>
          </table:table-cell>
          <table:table-cell office:value-type="float" office:value="137098" calcext:value-type="float">
            <text:p>137098</text:p>
          </table:table-cell>
        </table:table-row>
        <table:table-row table:style-name="ro2">
          <table:table-cell office:value-type="string" calcext:value-type="string">
            <text:p><text:a xlink:href="javascript:sym(6193)" xlink:type="simple">Hartfo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T</text:p>
          </table:table-cell>
          <table:table-cell office:value-type="float" office:value="137382" calcext:value-type="float">
            <text:p>137382</text:p>
          </table:table-cell>
          <table:table-cell office:value-type="float" office:value="124175" calcext:value-type="float">
            <text:p>124175</text:p>
          </table:table-cell>
          <table:table-cell office:value-type="float" office:value="124756" calcext:value-type="float">
            <text:p>124756</text:p>
          </table:table-cell>
          <table:table-cell office:value-type="float" office:value="121019" calcext:value-type="float">
            <text:p>121019</text:p>
          </table:table-cell>
          <table:table-cell office:value-type="float" office:value="119669" calcext:value-type="float">
            <text:p>119669</text:p>
          </table:table-cell>
        </table:table-row>
        <table:table-row table:style-name="ro2">
          <table:table-cell office:value-type="string" calcext:value-type="string">
            <text:p><text:a xlink:href="javascript:sym(6194)" xlink:type="simple">Haywa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14663" calcext:value-type="float">
            <text:p>114663</text:p>
          </table:table-cell>
          <table:table-cell office:value-type="float" office:value="140107" calcext:value-type="float">
            <text:p>140107</text:p>
          </table:table-cell>
          <table:table-cell office:value-type="float" office:value="144319" calcext:value-type="float">
            <text:p>144319</text:p>
          </table:table-cell>
          <table:table-cell office:value-type="float" office:value="162947" calcext:value-type="float">
            <text:p>162947</text:p>
          </table:table-cell>
          <table:table-cell office:value-type="float" office:value="155675" calcext:value-type="float">
            <text:p>155675</text:p>
          </table:table-cell>
        </table:table-row>
        <table:table-row table:style-name="ro2">
          <table:table-cell office:value-type="string" calcext:value-type="string">
            <text:p><text:a xlink:href="javascript:sym(8339)" xlink:type="simple">Henders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V</text:p>
          </table:table-cell>
          <table:table-cell office:value-type="float" office:value="64978" calcext:value-type="float">
            <text:p>64978</text:p>
          </table:table-cell>
          <table:table-cell office:value-type="float" office:value="175480" calcext:value-type="float">
            <text:p>175480</text:p>
          </table:table-cell>
          <table:table-cell office:value-type="float" office:value="256995" calcext:value-type="float">
            <text:p>256995</text:p>
          </table:table-cell>
          <table:table-cell office:value-type="float" office:value="317321" calcext:value-type="float">
            <text:p>317321</text:p>
          </table:table-cell>
          <table:table-cell office:value-type="float" office:value="337305" calcext:value-type="float">
            <text:p>337305</text:p>
          </table:table-cell>
        </table:table-row>
        <table:table-row table:style-name="ro2">
          <table:table-cell office:value-type="string" calcext:value-type="string">
            <text:p><text:a xlink:href="javascript:sym(9357)" xlink:type="simple">Hesper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50679" calcext:value-type="float">
            <text:p>50679</text:p>
          </table:table-cell>
          <table:table-cell office:value-type="float" office:value="62694" calcext:value-type="float">
            <text:p>62694</text:p>
          </table:table-cell>
          <table:table-cell office:value-type="float" office:value="90096" calcext:value-type="float">
            <text:p>90096</text:p>
          </table:table-cell>
          <table:table-cell office:value-type="float" office:value="99838" calcext:value-type="float">
            <text:p>99838</text:p>
          </table:table-cell>
          <table:table-cell office:value-type="float" office:value="100633" calcext:value-type="float">
            <text:p>100633</text:p>
          </table:table-cell>
        </table:table-row>
        <table:table-row table:style-name="ro2">
          <table:table-cell office:value-type="string" calcext:value-type="string">
            <text:p><text:a xlink:href="javascript:sym(6196)" xlink:type="simple">Hialea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188008" calcext:value-type="float">
            <text:p>188008</text:p>
          </table:table-cell>
          <table:table-cell office:value-type="float" office:value="226211" calcext:value-type="float">
            <text:p>226211</text:p>
          </table:table-cell>
          <table:table-cell office:value-type="float" office:value="224697" calcext:value-type="float">
            <text:p>224697</text:p>
          </table:table-cell>
          <table:table-cell office:value-type="float" office:value="223123" calcext:value-type="float">
            <text:p>223123</text:p>
          </table:table-cell>
          <table:table-cell office:value-type="float" office:value="221300" calcext:value-type="float">
            <text:p>221300</text:p>
          </table:table-cell>
        </table:table-row>
        <table:table-row table:style-name="ro2">
          <table:table-cell office:value-type="string" calcext:value-type="string">
            <text:p><text:a xlink:href="javascript:sym(13218)" xlink:type="simple">Highlands Ranch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CO</text:p>
          </table:table-cell>
          <table:table-cell office:value-type="float" office:value="14198" calcext:value-type="float">
            <text:p>14198</text:p>
          </table:table-cell>
          <table:table-cell office:value-type="float" office:value="70931" calcext:value-type="float">
            <text:p>70931</text:p>
          </table:table-cell>
          <table:table-cell office:value-type="float" office:value="96713" calcext:value-type="float">
            <text:p>96713</text:p>
          </table:table-cell>
          <table:table-cell office:value-type="float" office:value="103444" calcext:value-type="float">
            <text:p>103444</text:p>
          </table:table-cell>
          <table:table-cell table:style-name="ce3" office:value-type="float" office:value="105600" calcext:value-type="float">
            <text:p>105600</text:p>
          </table:table-cell>
        </table:table-row>
        <table:table-row table:style-name="ro2">
          <table:table-cell office:value-type="string" calcext:value-type="string">
            <text:p><text:a xlink:href="javascript:sym(9231)" xlink:type="simple">High Poin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C</text:p>
          </table:table-cell>
          <table:table-cell office:value-type="float" office:value="72164" calcext:value-type="float">
            <text:p>72164</text:p>
          </table:table-cell>
          <table:table-cell office:value-type="float" office:value="87666" calcext:value-type="float">
            <text:p>87666</text:p>
          </table:table-cell>
          <table:table-cell office:value-type="float" office:value="104517" calcext:value-type="float">
            <text:p>104517</text:p>
          </table:table-cell>
          <table:table-cell office:value-type="float" office:value="114161" calcext:value-type="float">
            <text:p>114161</text:p>
          </table:table-cell>
          <table:table-cell office:value-type="float" office:value="116926" calcext:value-type="float">
            <text:p>116926</text:p>
          </table:table-cell>
        </table:table-row>
        <table:table-row table:style-name="ro2">
          <table:table-cell office:value-type="string" calcext:value-type="string">
            <text:p><text:a xlink:href="javascript:sym(9454)" xlink:type="simple">Hillsbo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R</text:p>
          </table:table-cell>
          <table:table-cell office:value-type="float" office:value="38999" calcext:value-type="float">
            <text:p>38999</text:p>
          </table:table-cell>
          <table:table-cell office:value-type="float" office:value="70259" calcext:value-type="float">
            <text:p>70259</text:p>
          </table:table-cell>
          <table:table-cell office:value-type="float" office:value="92002" calcext:value-type="float">
            <text:p>92002</text:p>
          </table:table-cell>
          <table:table-cell office:value-type="float" office:value="106439" calcext:value-type="float">
            <text:p>106439</text:p>
          </table:table-cell>
          <table:table-cell office:value-type="float" office:value="107730" calcext:value-type="float">
            <text:p>107730</text:p>
          </table:table-cell>
        </table:table-row>
        <table:table-row table:style-name="ro2">
          <table:table-cell office:value-type="string" calcext:value-type="string">
            <text:p><text:a xlink:href="javascript:sym(6198)" xlink:type="simple">Hollywoo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122111" calcext:value-type="float">
            <text:p>122111</text:p>
          </table:table-cell>
          <table:table-cell office:value-type="float" office:value="139427" calcext:value-type="float">
            <text:p>139427</text:p>
          </table:table-cell>
          <table:table-cell office:value-type="float" office:value="140694" calcext:value-type="float">
            <text:p>140694</text:p>
          </table:table-cell>
          <table:table-cell office:value-type="float" office:value="153035" calcext:value-type="float">
            <text:p>153035</text:p>
          </table:table-cell>
          <table:table-cell office:value-type="float" office:value="153859" calcext:value-type="float">
            <text:p>153859</text:p>
          </table:table-cell>
        </table:table-row>
        <table:table-row table:style-name="ro4">
          <table:table-cell office:value-type="string" calcext:value-type="string">
            <text:p><text:a xlink:href="javascript:sym(6199)" xlink:type="simple">Honolulu</text:a> (Urban Honolulu CDP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</text:p>
          </table:table-cell>
          <table:table-cell office:value-type="float" office:value="322682" calcext:value-type="float">
            <text:p>322682</text:p>
          </table:table-cell>
          <table:table-cell office:value-type="float" office:value="322391" calcext:value-type="float">
            <text:p>322391</text:p>
          </table:table-cell>
          <table:table-cell office:value-type="float" office:value="337721" calcext:value-type="float">
            <text:p>337721</text:p>
          </table:table-cell>
          <table:table-cell office:value-type="float" office:value="350963" calcext:value-type="float">
            <text:p>350963</text:p>
          </table:table-cell>
          <table:table-cell office:value-type="float" office:value="341778" calcext:value-type="float">
            <text:p>341778</text:p>
          </table:table-cell>
        </table:table-row>
        <table:table-row table:style-name="ro2">
          <table:table-cell office:value-type="string" calcext:value-type="string">
            <text:p><text:a xlink:href="javascript:sym(6201)" xlink:type="simple">Hous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697154" calcext:value-type="float">
            <text:p>1697154</text:p>
          </table:table-cell>
          <table:table-cell office:value-type="float" office:value="2014651" calcext:value-type="float">
            <text:p>2014651</text:p>
          </table:table-cell>
          <table:table-cell office:value-type="float" office:value="2092919" calcext:value-type="float">
            <text:p>2092919</text:p>
          </table:table-cell>
          <table:table-cell office:value-type="float" office:value="2300833" calcext:value-type="float">
            <text:p>2300833</text:p>
          </table:table-cell>
          <table:table-cell office:value-type="float" office:value="2314157" calcext:value-type="float">
            <text:p>2314157</text:p>
          </table:table-cell>
        </table:table-row>
        <table:table-row table:style-name="ro2">
          <table:table-cell office:value-type="string" calcext:value-type="string">
            <text:p><text:a xlink:href="javascript:sym(6203)" xlink:type="simple">Huntington Beac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81379" calcext:value-type="float">
            <text:p>181379</text:p>
          </table:table-cell>
          <table:table-cell office:value-type="float" office:value="189591" calcext:value-type="float">
            <text:p>189591</text:p>
          </table:table-cell>
          <table:table-cell office:value-type="float" office:value="190987" calcext:value-type="float">
            <text:p>190987</text:p>
          </table:table-cell>
          <table:table-cell office:value-type="float" office:value="198721" calcext:value-type="float">
            <text:p>198721</text:p>
          </table:table-cell>
          <table:table-cell office:value-type="float" office:value="192129" calcext:value-type="float">
            <text:p>192129</text:p>
          </table:table-cell>
        </table:table-row>
        <table:table-row table:style-name="ro2">
          <table:table-cell office:value-type="string" calcext:value-type="string">
            <text:p><text:a xlink:href="javascript:sym(6204)" xlink:type="simple">Hunts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L</text:p>
          </table:table-cell>
          <table:table-cell office:value-type="float" office:value="160616" calcext:value-type="float">
            <text:p>160616</text:p>
          </table:table-cell>
          <table:table-cell office:value-type="float" office:value="159390" calcext:value-type="float">
            <text:p>159390</text:p>
          </table:table-cell>
          <table:table-cell office:value-type="float" office:value="180370" calcext:value-type="float">
            <text:p>180370</text:p>
          </table:table-cell>
          <table:table-cell office:value-type="float" office:value="215120" calcext:value-type="float">
            <text:p>215120</text:p>
          </table:table-cell>
          <table:table-cell office:value-type="float" office:value="225564" calcext:value-type="float">
            <text:p>225564</text:p>
          </table:table-cell>
        </table:table-row>
        <table:table-row table:style-name="ro2">
          <table:table-cell office:value-type="string" calcext:value-type="string">
            <text:p><text:a xlink:href="javascript:sym(6205)" xlink:type="simple">Independenc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</text:p>
          </table:table-cell>
          <table:table-cell office:value-type="float" office:value="112373" calcext:value-type="float">
            <text:p>112373</text:p>
          </table:table-cell>
          <table:table-cell office:value-type="float" office:value="113457" calcext:value-type="float">
            <text:p>113457</text:p>
          </table:table-cell>
          <table:table-cell office:value-type="float" office:value="116823" calcext:value-type="float">
            <text:p>116823</text:p>
          </table:table-cell>
          <table:table-cell office:value-type="float" office:value="122923" calcext:value-type="float">
            <text:p>122923</text:p>
          </table:table-cell>
          <table:table-cell office:value-type="float" office:value="120922" calcext:value-type="float">
            <text:p>120922</text:p>
          </table:table-cell>
        </table:table-row>
        <table:table-row table:style-name="ro2">
          <table:table-cell office:value-type="string" calcext:value-type="string">
            <text:p><text:a xlink:href="javascript:sym(6206)" xlink:type="simple">Indianapoli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</text:p>
          </table:table-cell>
          <table:table-cell office:value-type="float" office:value="731706" calcext:value-type="float">
            <text:p>731706</text:p>
          </table:table-cell>
          <table:table-cell office:value-type="float" office:value="782429" calcext:value-type="float">
            <text:p>782429</text:p>
          </table:table-cell>
          <table:table-cell office:value-type="float" office:value="820443" calcext:value-type="float">
            <text:p>820443</text:p>
          </table:table-cell>
          <table:table-cell office:value-type="float" office:value="887648" calcext:value-type="float">
            <text:p>887648</text:p>
          </table:table-cell>
          <table:table-cell office:value-type="float" office:value="879293" calcext:value-type="float">
            <text:p>879293</text:p>
          </table:table-cell>
        </table:table-row>
        <table:table-row table:style-name="ro2">
          <table:table-cell office:value-type="string" calcext:value-type="string">
            <text:p><text:a xlink:href="javascript:sym(6207)" xlink:type="simple">Inglewoo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10973" calcext:value-type="float">
            <text:p>110973</text:p>
          </table:table-cell>
          <table:table-cell office:value-type="float" office:value="112276" calcext:value-type="float">
            <text:p>112276</text:p>
          </table:table-cell>
          <table:table-cell office:value-type="float" office:value="109605" calcext:value-type="float">
            <text:p>109605</text:p>
          </table:table-cell>
          <table:table-cell office:value-type="float" office:value="107765" calcext:value-type="float">
            <text:p>107765</text:p>
          </table:table-cell>
          <table:table-cell office:value-type="float" office:value="102865" calcext:value-type="float">
            <text:p>102865</text:p>
          </table:table-cell>
        </table:table-row>
        <table:table-row table:style-name="ro2">
          <table:table-cell office:value-type="string" calcext:value-type="string">
            <text:p><text:a xlink:href="javascript:sym(6208)" xlink:type="simple">Irvi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18996" calcext:value-type="float">
            <text:p>118996</text:p>
          </table:table-cell>
          <table:table-cell office:value-type="float" office:value="144023" calcext:value-type="float">
            <text:p>144023</text:p>
          </table:table-cell>
          <table:table-cell office:value-type="float" office:value="212125" calcext:value-type="float">
            <text:p>212125</text:p>
          </table:table-cell>
          <table:table-cell office:value-type="float" office:value="307675" calcext:value-type="float">
            <text:p>307675</text:p>
          </table:table-cell>
          <table:table-cell office:value-type="float" office:value="314621" calcext:value-type="float">
            <text:p>314621</text:p>
          </table:table-cell>
        </table:table-row>
        <table:table-row table:style-name="ro2">
          <table:table-cell office:value-type="string" calcext:value-type="string">
            <text:p><text:a xlink:href="javascript:sym(6209)" xlink:type="simple">Irvi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55023" calcext:value-type="float">
            <text:p>155023</text:p>
          </table:table-cell>
          <table:table-cell office:value-type="float" office:value="191733" calcext:value-type="float">
            <text:p>191733</text:p>
          </table:table-cell>
          <table:table-cell office:value-type="float" office:value="216285" calcext:value-type="float">
            <text:p>216285</text:p>
          </table:table-cell>
          <table:table-cell office:value-type="float" office:value="256691" calcext:value-type="float">
            <text:p>256691</text:p>
          </table:table-cell>
          <table:table-cell office:value-type="float" office:value="254373" calcext:value-type="float">
            <text:p>254373</text:p>
          </table:table-cell>
        </table:table-row>
        <table:table-row table:style-name="ro2">
          <table:table-cell office:value-type="string" calcext:value-type="string">
            <text:p><text:a xlink:href="javascript:sym(6211)" xlink:type="simple">Jacks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S</text:p>
          </table:table-cell>
          <table:table-cell office:value-type="float" office:value="196817" calcext:value-type="float">
            <text:p>196817</text:p>
          </table:table-cell>
          <table:table-cell office:value-type="float" office:value="186843" calcext:value-type="float">
            <text:p>186843</text:p>
          </table:table-cell>
          <table:table-cell office:value-type="float" office:value="173556" calcext:value-type="float">
            <text:p>173556</text:p>
          </table:table-cell>
          <table:table-cell office:value-type="float" office:value="153703" calcext:value-type="float">
            <text:p>153703</text:p>
          </table:table-cell>
          <table:table-cell office:value-type="float" office:value="143709" calcext:value-type="float">
            <text:p>143709</text:p>
          </table:table-cell>
        </table:table-row>
        <table:table-row table:style-name="ro2">
          <table:table-cell office:value-type="string" calcext:value-type="string">
            <text:p><text:a xlink:href="javascript:sym(6212)" xlink:type="simple">Jackson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635078" calcext:value-type="float">
            <text:p>635078</text:p>
          </table:table-cell>
          <table:table-cell office:value-type="float" office:value="735070" calcext:value-type="float">
            <text:p>735070</text:p>
          </table:table-cell>
          <table:table-cell office:value-type="float" office:value="821758" calcext:value-type="float">
            <text:p>821758</text:p>
          </table:table-cell>
          <table:table-cell office:value-type="float" office:value="949618" calcext:value-type="float">
            <text:p>949618</text:p>
          </table:table-cell>
          <table:table-cell office:value-type="float" office:value="985843" calcext:value-type="float">
            <text:p>985843</text:p>
          </table:table-cell>
        </table:table-row>
        <table:table-row table:style-name="ro2">
          <table:table-cell office:value-type="string" calcext:value-type="string">
            <text:p><text:a xlink:href="javascript:sym(6217)" xlink:type="simple">Jersey Cit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J</text:p>
          </table:table-cell>
          <table:table-cell office:value-type="float" office:value="228564" calcext:value-type="float">
            <text:p>228564</text:p>
          </table:table-cell>
          <table:table-cell office:value-type="float" office:value="240136" calcext:value-type="float">
            <text:p>240136</text:p>
          </table:table-cell>
          <table:table-cell office:value-type="float" office:value="247608" calcext:value-type="float">
            <text:p>247608</text:p>
          </table:table-cell>
          <table:table-cell office:value-type="float" office:value="292751" calcext:value-type="float">
            <text:p>292751</text:p>
          </table:table-cell>
          <table:table-cell office:value-type="float" office:value="291657" calcext:value-type="float">
            <text:p>291657</text:p>
          </table:table-cell>
        </table:table-row>
        <table:table-row table:style-name="ro2">
          <table:table-cell office:value-type="string" calcext:value-type="string">
            <text:p><text:a xlink:href="javascript:sym(6220)" xlink:type="simple">Jolie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L</text:p>
          </table:table-cell>
          <table:table-cell office:value-type="float" office:value="79046" calcext:value-type="float">
            <text:p>79046</text:p>
          </table:table-cell>
          <table:table-cell office:value-type="float" office:value="108824" calcext:value-type="float">
            <text:p>108824</text:p>
          </table:table-cell>
          <table:table-cell office:value-type="float" office:value="147307" calcext:value-type="float">
            <text:p>147307</text:p>
          </table:table-cell>
          <table:table-cell office:value-type="float" office:value="150393" calcext:value-type="float">
            <text:p>150393</text:p>
          </table:table-cell>
          <table:table-cell office:value-type="float" office:value="150489" calcext:value-type="float">
            <text:p>150489</text:p>
          </table:table-cell>
        </table:table-row>
        <table:table-row table:style-name="ro2">
          <table:table-cell office:value-type="string" calcext:value-type="string">
            <text:p><text:a xlink:href="javascript:sym(32722)" xlink:type="simple">Jurupa Valle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68341" calcext:value-type="float">
            <text:p>68341</text:p>
          </table:table-cell>
          <table:table-cell office:value-type="float" office:value="80728" calcext:value-type="float">
            <text:p>80728</text:p>
          </table:table-cell>
          <table:table-cell office:value-type="float" office:value="94983" calcext:value-type="float">
            <text:p>94983</text:p>
          </table:table-cell>
          <table:table-cell office:value-type="float" office:value="105052" calcext:value-type="float">
            <text:p>105052</text:p>
          </table:table-cell>
          <table:table-cell office:value-type="float" office:value="107321" calcext:value-type="float">
            <text:p>107321</text:p>
          </table:table-cell>
        </table:table-row>
        <table:table-row table:style-name="ro2">
          <table:table-cell office:value-type="string" calcext:value-type="string">
            <text:p><text:a xlink:href="javascript:sym(6225)" xlink:type="simple">Kansas Cit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S</text:p>
          </table:table-cell>
          <table:table-cell office:value-type="float" office:value="151304" calcext:value-type="float">
            <text:p>151304</text:p>
          </table:table-cell>
          <table:table-cell office:value-type="float" office:value="146906" calcext:value-type="float">
            <text:p>146906</text:p>
          </table:table-cell>
          <table:table-cell office:value-type="float" office:value="145781" calcext:value-type="float">
            <text:p>145781</text:p>
          </table:table-cell>
          <table:table-cell office:value-type="float" office:value="156609" calcext:value-type="float">
            <text:p>156609</text:p>
          </table:table-cell>
          <table:table-cell office:value-type="float" office:value="152933" calcext:value-type="float">
            <text:p>152933</text:p>
          </table:table-cell>
        </table:table-row>
        <table:table-row table:style-name="ro2">
          <table:table-cell office:value-type="string" calcext:value-type="string">
            <text:p><text:a xlink:href="javascript:sym(6226)" xlink:type="simple">Kansas Cit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</text:p>
          </table:table-cell>
          <table:table-cell office:value-type="float" office:value="434953" calcext:value-type="float">
            <text:p>434953</text:p>
          </table:table-cell>
          <table:table-cell office:value-type="float" office:value="441861" calcext:value-type="float">
            <text:p>441861</text:p>
          </table:table-cell>
          <table:table-cell office:value-type="float" office:value="459883" calcext:value-type="float">
            <text:p>459883</text:p>
          </table:table-cell>
          <table:table-cell office:value-type="float" office:value="507978" calcext:value-type="float">
            <text:p>507978</text:p>
          </table:table-cell>
          <table:table-cell office:value-type="float" office:value="510704" calcext:value-type="float">
            <text:p>510704</text:p>
          </table:table-cell>
        </table:table-row>
        <table:table-row table:style-name="ro2">
          <table:table-cell office:value-type="string" calcext:value-type="string">
            <text:p><text:a xlink:href="javascript:sym(19518)" xlink:type="simple">Ken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</text:p>
          </table:table-cell>
          <table:table-cell office:value-type="float" office:value="79668" calcext:value-type="float">
            <text:p>79668</text:p>
          </table:table-cell>
          <table:table-cell office:value-type="float" office:value="103476" calcext:value-type="float">
            <text:p>103476</text:p>
          </table:table-cell>
          <table:table-cell office:value-type="float" office:value="118620" calcext:value-type="float">
            <text:p>118620</text:p>
          </table:table-cell>
          <table:table-cell office:value-type="float" office:value="136610" calcext:value-type="float">
            <text:p>136610</text:p>
          </table:table-cell>
          <table:table-cell office:value-type="float" office:value="133378" calcext:value-type="float">
            <text:p>133378</text:p>
          </table:table-cell>
        </table:table-row>
        <table:table-row table:style-name="ro2">
          <table:table-cell office:value-type="string" calcext:value-type="string">
            <text:p><text:a xlink:href="javascript:sym(6228)" xlink:type="simple">Kille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71838" calcext:value-type="float">
            <text:p>71838</text:p>
          </table:table-cell>
          <table:table-cell office:value-type="float" office:value="90162" calcext:value-type="float">
            <text:p>90162</text:p>
          </table:table-cell>
          <table:table-cell office:value-type="float" office:value="127733" calcext:value-type="float">
            <text:p>127733</text:p>
          </table:table-cell>
          <table:table-cell office:value-type="float" office:value="153143" calcext:value-type="float">
            <text:p>153143</text:p>
          </table:table-cell>
          <table:table-cell office:value-type="float" office:value="159643" calcext:value-type="float">
            <text:p>159643</text:p>
          </table:table-cell>
        </table:table-row>
        <table:table-row table:style-name="ro2">
          <table:table-cell office:value-type="string" calcext:value-type="string">
            <text:p><text:a xlink:href="javascript:sym(6229)" xlink:type="simple">Knox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N</text:p>
          </table:table-cell>
          <table:table-cell office:value-type="float" office:value="173820" calcext:value-type="float">
            <text:p>173820</text:p>
          </table:table-cell>
          <table:table-cell office:value-type="float" office:value="173812" calcext:value-type="float">
            <text:p>173812</text:p>
          </table:table-cell>
          <table:table-cell office:value-type="float" office:value="178137" calcext:value-type="float">
            <text:p>178137</text:p>
          </table:table-cell>
          <table:table-cell office:value-type="float" office:value="190682" calcext:value-type="float">
            <text:p>190682</text:p>
          </table:table-cell>
          <table:table-cell office:value-type="float" office:value="198162" calcext:value-type="float">
            <text:p>198162</text:p>
          </table:table-cell>
        </table:table-row>
        <table:table-row table:style-name="ro2">
          <table:table-cell office:value-type="string" calcext:value-type="string">
            <text:p><text:a xlink:href="javascript:sym(6233)" xlink:type="simple">Lafayet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</text:p>
          </table:table-cell>
          <table:table-cell office:value-type="float" office:value="107022" calcext:value-type="float">
            <text:p>107022</text:p>
          </table:table-cell>
          <table:table-cell office:value-type="float" office:value="114142" calcext:value-type="float">
            <text:p>114142</text:p>
          </table:table-cell>
          <table:table-cell office:value-type="float" office:value="121724" calcext:value-type="float">
            <text:p>121724</text:p>
          </table:table-cell>
          <table:table-cell office:value-type="float" office:value="121400" calcext:value-type="float">
            <text:p>121400</text:p>
          </table:table-cell>
          <table:table-cell office:value-type="float" office:value="121467" calcext:value-type="float">
            <text:p>121467</text:p>
          </table:table-cell>
        </table:table-row>
        <table:table-row table:style-name="ro2">
          <table:table-cell office:value-type="string" calcext:value-type="string">
            <text:p><text:a xlink:href="javascript:sym(6235)" xlink:type="simple">Lakela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83648" calcext:value-type="float">
            <text:p>83648</text:p>
          </table:table-cell>
          <table:table-cell office:value-type="float" office:value="86749" calcext:value-type="float">
            <text:p>86749</text:p>
          </table:table-cell>
          <table:table-cell office:value-type="float" office:value="97287" calcext:value-type="float">
            <text:p>97287</text:p>
          </table:table-cell>
          <table:table-cell office:value-type="float" office:value="112629" calcext:value-type="float">
            <text:p>112629</text:p>
          </table:table-cell>
          <table:table-cell office:value-type="float" office:value="122264" calcext:value-type="float">
            <text:p>122264</text:p>
          </table:table-cell>
        </table:table-row>
        <table:table-row table:style-name="ro2">
          <table:table-cell office:value-type="string" calcext:value-type="string">
            <text:p><text:a xlink:href="javascript:sym(6236)" xlink:type="simple">Lakewoo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125968" calcext:value-type="float">
            <text:p>125968</text:p>
          </table:table-cell>
          <table:table-cell office:value-type="float" office:value="143945" calcext:value-type="float">
            <text:p>143945</text:p>
          </table:table-cell>
          <table:table-cell office:value-type="float" office:value="142592" calcext:value-type="float">
            <text:p>142592</text:p>
          </table:table-cell>
          <table:table-cell office:value-type="float" office:value="155973" calcext:value-type="float">
            <text:p>155973</text:p>
          </table:table-cell>
          <table:table-cell office:value-type="float" office:value="155961" calcext:value-type="float">
            <text:p>155961</text:p>
          </table:table-cell>
        </table:table-row>
        <table:table-row table:style-name="ro2">
          <table:table-cell office:value-type="string" calcext:value-type="string">
            <text:p><text:a xlink:href="javascript:sym(8330)" xlink:type="simple">Lancast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97427" calcext:value-type="float">
            <text:p>97427</text:p>
          </table:table-cell>
          <table:table-cell office:value-type="float" office:value="118487" calcext:value-type="float">
            <text:p>118487</text:p>
          </table:table-cell>
          <table:table-cell office:value-type="float" office:value="156653" calcext:value-type="float">
            <text:p>156653</text:p>
          </table:table-cell>
          <table:table-cell office:value-type="float" office:value="173508" calcext:value-type="float">
            <text:p>173508</text:p>
          </table:table-cell>
          <table:table-cell office:value-type="float" office:value="166236" calcext:value-type="float">
            <text:p>166236</text:p>
          </table:table-cell>
        </table:table-row>
        <table:table-row table:style-name="ro2">
          <table:table-cell office:value-type="string" calcext:value-type="string">
            <text:p><text:a xlink:href="javascript:sym(6238)" xlink:type="simple">Lansin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I</text:p>
          </table:table-cell>
          <table:table-cell office:value-type="float" office:value="127330" calcext:value-type="float">
            <text:p>127330</text:p>
          </table:table-cell>
          <table:table-cell office:value-type="float" office:value="119813" calcext:value-type="float">
            <text:p>119813</text:p>
          </table:table-cell>
          <table:table-cell office:value-type="float" office:value="114269" calcext:value-type="float">
            <text:p>114269</text:p>
          </table:table-cell>
          <table:table-cell office:value-type="float" office:value="112661" calcext:value-type="float">
            <text:p>112661</text:p>
          </table:table-cell>
          <table:table-cell office:value-type="float" office:value="112115" calcext:value-type="float">
            <text:p>112115</text:p>
          </table:table-cell>
        </table:table-row>
        <table:table-row table:style-name="ro2">
          <table:table-cell office:value-type="string" calcext:value-type="string">
            <text:p><text:a xlink:href="javascript:sym(6239)" xlink:type="simple">Lared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25787" calcext:value-type="float">
            <text:p>125787</text:p>
          </table:table-cell>
          <table:table-cell office:value-type="float" office:value="179518" calcext:value-type="float">
            <text:p>179518</text:p>
          </table:table-cell>
          <table:table-cell office:value-type="float" office:value="235781" calcext:value-type="float">
            <text:p>235781</text:p>
          </table:table-cell>
          <table:table-cell office:value-type="float" office:value="255208" calcext:value-type="float">
            <text:p>255208</text:p>
          </table:table-cell>
          <table:table-cell office:value-type="float" office:value="257602" calcext:value-type="float">
            <text:p>257602</text:p>
          </table:table-cell>
        </table:table-row>
        <table:table-row table:style-name="ro2">
          <table:table-cell office:value-type="string" calcext:value-type="string">
            <text:p><text:a xlink:href="javascript:sym(6240)" xlink:type="simple">Las Cruc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M</text:p>
          </table:table-cell>
          <table:table-cell office:value-type="float" office:value="62531" calcext:value-type="float">
            <text:p>62531</text:p>
          </table:table-cell>
          <table:table-cell office:value-type="float" office:value="74942" calcext:value-type="float">
            <text:p>74942</text:p>
          </table:table-cell>
          <table:table-cell office:value-type="float" office:value="97700" calcext:value-type="float">
            <text:p>97700</text:p>
          </table:table-cell>
          <table:table-cell office:value-type="float" office:value="111382" calcext:value-type="float">
            <text:p>111382</text:p>
          </table:table-cell>
          <table:table-cell office:value-type="float" office:value="114892" calcext:value-type="float">
            <text:p>114892</text:p>
          </table:table-cell>
        </table:table-row>
        <table:table-row table:style-name="ro2">
          <table:table-cell office:value-type="string" calcext:value-type="string">
            <text:p><text:a xlink:href="javascript:sym(6241)" xlink:type="simple">Las Vega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V</text:p>
          </table:table-cell>
          <table:table-cell office:value-type="float" office:value="259212" calcext:value-type="float">
            <text:p>259212</text:p>
          </table:table-cell>
          <table:table-cell office:value-type="float" office:value="480042" calcext:value-type="float">
            <text:p>480042</text:p>
          </table:table-cell>
          <table:table-cell office:value-type="float" office:value="584500" calcext:value-type="float">
            <text:p>584500</text:p>
          </table:table-cell>
          <table:table-cell office:value-type="float" office:value="644883" calcext:value-type="float">
            <text:p>644883</text:p>
          </table:table-cell>
          <table:table-cell office:value-type="float" office:value="660929" calcext:value-type="float">
            <text:p>660929</text:p>
          </table:table-cell>
        </table:table-row>
        <table:table-row table:style-name="ro2">
          <table:table-cell office:value-type="string" calcext:value-type="string">
            <text:p><text:a xlink:href="javascript:sym(13181)" xlink:type="simple">League Cit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30167" calcext:value-type="float">
            <text:p>30167</text:p>
          </table:table-cell>
          <table:table-cell office:value-type="float" office:value="45327" calcext:value-type="float">
            <text:p>45327</text:p>
          </table:table-cell>
          <table:table-cell office:value-type="float" office:value="83589" calcext:value-type="float">
            <text:p>83589</text:p>
          </table:table-cell>
          <table:table-cell office:value-type="float" office:value="114348" calcext:value-type="float">
            <text:p>114348</text:p>
          </table:table-cell>
          <table:table-cell office:value-type="float" office:value="116320" calcext:value-type="float">
            <text:p>116320</text:p>
          </table:table-cell>
        </table:table-row>
        <table:table-row table:style-name="ro2">
          <table:table-cell office:value-type="string" calcext:value-type="string">
            <text:p><text:a xlink:href="javascript:sym(9395)" xlink:type="simple">Lee's Summi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</text:p>
          </table:table-cell>
          <table:table-cell office:value-type="float" office:value="46423" calcext:value-type="float">
            <text:p>46423</text:p>
          </table:table-cell>
          <table:table-cell office:value-type="float" office:value="70749" calcext:value-type="float">
            <text:p>70749</text:p>
          </table:table-cell>
          <table:table-cell office:value-type="float" office:value="91369" calcext:value-type="float">
            <text:p>91369</text:p>
          </table:table-cell>
          <table:table-cell office:value-type="float" office:value="101123" calcext:value-type="float">
            <text:p>101123</text:p>
          </table:table-cell>
          <table:table-cell office:value-type="float" office:value="104184" calcext:value-type="float">
            <text:p>104184</text:p>
          </table:table-cell>
        </table:table-row>
        <table:table-row table:style-name="ro2">
          <table:table-cell office:value-type="string" calcext:value-type="string">
            <text:p><text:a xlink:href="javascript:sym(13833)" xlink:type="simple">Lehigh Acres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FL</text:p>
          </table:table-cell>
          <table:table-cell office:value-type="float" office:value="22259" calcext:value-type="float">
            <text:p>22259</text:p>
          </table:table-cell>
          <table:table-cell office:value-type="float" office:value="33430" calcext:value-type="float">
            <text:p>33430</text:p>
          </table:table-cell>
          <table:table-cell office:value-type="float" office:value="86784" calcext:value-type="float">
            <text:p>86784</text:p>
          </table:table-cell>
          <table:table-cell office:value-type="float" office:value="114287" calcext:value-type="float">
            <text:p>114287</text:p>
          </table:table-cell>
          <table:table-cell table:style-name="ce3" office:value-type="float" office:value="123200" calcext:value-type="float">
            <text:p>123200</text:p>
          </table:table-cell>
        </table:table-row>
        <table:table-row table:style-name="ro2">
          <table:table-cell office:value-type="string" calcext:value-type="string">
            <text:p><text:a xlink:href="javascript:sym(9394)" xlink:type="simple">Lewis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47221" calcext:value-type="float">
            <text:p>47221</text:p>
          </table:table-cell>
          <table:table-cell office:value-type="float" office:value="78467" calcext:value-type="float">
            <text:p>78467</text:p>
          </table:table-cell>
          <table:table-cell office:value-type="float" office:value="101878" calcext:value-type="float">
            <text:p>101878</text:p>
          </table:table-cell>
          <table:table-cell office:value-type="float" office:value="125676" calcext:value-type="float">
            <text:p>125676</text:p>
          </table:table-cell>
          <table:table-cell office:value-type="float" office:value="133553" calcext:value-type="float">
            <text:p>133553</text:p>
          </table:table-cell>
        </table:table-row>
        <table:table-row table:style-name="ro3">
          <table:table-cell office:value-type="string" calcext:value-type="string">
            <text:p><text:a xlink:href="javascript:sym(6244)" xlink:type="simple">Lexington</text:a> (- Fayette)</text:p>
          </table:table-cell>
          <table:table-cell office:value-type="string" calcext:value-type="string">
            <text:p>UGov</text:p>
          </table:table-cell>
          <table:table-cell office:value-type="string" calcext:value-type="string">
            <text:p>KY</text:p>
          </table:table-cell>
          <table:table-cell office:value-type="float" office:value="225366" calcext:value-type="float">
            <text:p>225366</text:p>
          </table:table-cell>
          <table:table-cell office:value-type="float" office:value="260527" calcext:value-type="float">
            <text:p>260527</text:p>
          </table:table-cell>
          <table:table-cell office:value-type="float" office:value="295875" calcext:value-type="float">
            <text:p>295875</text:p>
          </table:table-cell>
          <table:table-cell office:value-type="float" office:value="322564" calcext:value-type="float">
            <text:p>322564</text:p>
          </table:table-cell>
          <table:table-cell office:value-type="float" office:value="320154" calcext:value-type="float">
            <text:p>320154</text:p>
          </table:table-cell>
        </table:table-row>
        <table:table-row table:style-name="ro2">
          <table:table-cell office:value-type="string" calcext:value-type="string">
            <text:p><text:a xlink:href="javascript:sym(6246)" xlink:type="simple">Lincol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</text:p>
          </table:table-cell>
          <table:table-cell office:value-type="float" office:value="192949" calcext:value-type="float">
            <text:p>192949</text:p>
          </table:table-cell>
          <table:table-cell office:value-type="float" office:value="227048" calcext:value-type="float">
            <text:p>227048</text:p>
          </table:table-cell>
          <table:table-cell office:value-type="float" office:value="258791" calcext:value-type="float">
            <text:p>258791</text:p>
          </table:table-cell>
          <table:table-cell office:value-type="float" office:value="291138" calcext:value-type="float">
            <text:p>291138</text:p>
          </table:table-cell>
          <table:table-cell office:value-type="float" office:value="294757" calcext:value-type="float">
            <text:p>294757</text:p>
          </table:table-cell>
        </table:table-row>
        <table:table-row table:style-name="ro2">
          <table:table-cell office:value-type="string" calcext:value-type="string">
            <text:p><text:a xlink:href="javascript:sym(6247)" xlink:type="simple">Little Roc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R</text:p>
          </table:table-cell>
          <table:table-cell office:value-type="float" office:value="177208" calcext:value-type="float">
            <text:p>177208</text:p>
          </table:table-cell>
          <table:table-cell office:value-type="float" office:value="183123" calcext:value-type="float">
            <text:p>183123</text:p>
          </table:table-cell>
          <table:table-cell office:value-type="float" office:value="193534" calcext:value-type="float">
            <text:p>193534</text:p>
          </table:table-cell>
          <table:table-cell office:value-type="float" office:value="202564" calcext:value-type="float">
            <text:p>202564</text:p>
          </table:table-cell>
          <table:table-cell office:value-type="float" office:value="203842" calcext:value-type="float">
            <text:p>203842</text:p>
          </table:table-cell>
        </table:table-row>
        <table:table-row table:style-name="ro2">
          <table:table-cell office:value-type="string" calcext:value-type="string">
            <text:p><text:a xlink:href="javascript:sym(6249)" xlink:type="simple">Long Beac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429789" calcext:value-type="float">
            <text:p>429789</text:p>
          </table:table-cell>
          <table:table-cell office:value-type="float" office:value="461412" calcext:value-type="float">
            <text:p>461412</text:p>
          </table:table-cell>
          <table:table-cell office:value-type="float" office:value="462189" calcext:value-type="float">
            <text:p>462189</text:p>
          </table:table-cell>
          <table:table-cell office:value-type="float" office:value="466772" calcext:value-type="float">
            <text:p>466772</text:p>
          </table:table-cell>
          <table:table-cell office:value-type="float" office:value="449468" calcext:value-type="float">
            <text:p>449468</text:p>
          </table:table-cell>
        </table:table-row>
        <table:table-row table:style-name="ro2">
          <table:table-cell office:value-type="string" calcext:value-type="string">
            <text:p><text:a xlink:href="javascript:sym(6253)" xlink:type="simple">Los Angel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3485567" calcext:value-type="float">
            <text:p>3485567</text:p>
          </table:table-cell>
          <table:table-cell office:value-type="float" office:value="3694257" calcext:value-type="float">
            <text:p>3694257</text:p>
          </table:table-cell>
          <table:table-cell office:value-type="float" office:value="3793206" calcext:value-type="float">
            <text:p>3793206</text:p>
          </table:table-cell>
          <table:table-cell office:value-type="float" office:value="3898841" calcext:value-type="float">
            <text:p>3898841</text:p>
          </table:table-cell>
          <table:table-cell office:value-type="float" office:value="3820914" calcext:value-type="float">
            <text:p>3820914</text:p>
          </table:table-cell>
        </table:table-row>
        <table:table-row table:style-name="ro1">
          <table:table-cell office:value-type="string" calcext:value-type="string">
            <text:p><text:a xlink:href="javascript:sym(6254)" xlink:type="simple">Louisville</text:a> (/ Jefferson County)</text:p>
          </table:table-cell>
          <table:table-cell office:value-type="string" calcext:value-type="string">
            <text:p>UGov</text:p>
          </table:table-cell>
          <table:table-cell office:value-type="string" calcext:value-type="string">
            <text:p>KY</text:p>
          </table:table-cell>
          <table:table-cell office:value-type="float" office:value="532291" calcext:value-type="float">
            <text:p>532291</text:p>
          </table:table-cell>
          <table:table-cell office:value-type="float" office:value="553979" calcext:value-type="float">
            <text:p>553979</text:p>
          </table:table-cell>
          <table:table-cell office:value-type="float" office:value="595730" calcext:value-type="float">
            <text:p>595730</text:p>
          </table:table-cell>
          <table:table-cell office:value-type="float" office:value="631976" calcext:value-type="float">
            <text:p>631976</text:p>
          </table:table-cell>
          <table:table-cell office:value-type="float" office:value="622981" calcext:value-type="float">
            <text:p>622981</text:p>
          </table:table-cell>
        </table:table-row>
        <table:table-row table:style-name="ro2">
          <table:table-cell office:value-type="string" calcext:value-type="string">
            <text:p><text:a xlink:href="javascript:sym(6255)" xlink:type="simple">Lowel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103423" calcext:value-type="float">
            <text:p>103423</text:p>
          </table:table-cell>
          <table:table-cell office:value-type="float" office:value="105046" calcext:value-type="float">
            <text:p>105046</text:p>
          </table:table-cell>
          <table:table-cell office:value-type="float" office:value="106529" calcext:value-type="float">
            <text:p>106529</text:p>
          </table:table-cell>
          <table:table-cell office:value-type="float" office:value="115553" calcext:value-type="float">
            <text:p>115553</text:p>
          </table:table-cell>
          <table:table-cell office:value-type="float" office:value="114296" calcext:value-type="float">
            <text:p>114296</text:p>
          </table:table-cell>
        </table:table-row>
        <table:table-row table:style-name="ro2">
          <table:table-cell office:value-type="string" calcext:value-type="string">
            <text:p><text:a xlink:href="javascript:sym(6256)" xlink:type="simple">Lubboc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87361" calcext:value-type="float">
            <text:p>187361</text:p>
          </table:table-cell>
          <table:table-cell office:value-type="float" office:value="200003" calcext:value-type="float">
            <text:p>200003</text:p>
          </table:table-cell>
          <table:table-cell office:value-type="float" office:value="229944" calcext:value-type="float">
            <text:p>229944</text:p>
          </table:table-cell>
          <table:table-cell office:value-type="float" office:value="257179" calcext:value-type="float">
            <text:p>257179</text:p>
          </table:table-cell>
          <table:table-cell office:value-type="float" office:value="266878" calcext:value-type="float">
            <text:p>266878</text:p>
          </table:table-cell>
        </table:table-row>
        <table:table-row table:style-name="ro2">
          <table:table-cell office:value-type="string" calcext:value-type="string">
            <text:p><text:a xlink:href="javascript:sym(9196)" xlink:type="simple">Lyn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81414" calcext:value-type="float">
            <text:p>81414</text:p>
          </table:table-cell>
          <table:table-cell office:value-type="float" office:value="89029" calcext:value-type="float">
            <text:p>89029</text:p>
          </table:table-cell>
          <table:table-cell office:value-type="float" office:value="90319" calcext:value-type="float">
            <text:p>90319</text:p>
          </table:table-cell>
          <table:table-cell office:value-type="float" office:value="101264" calcext:value-type="float">
            <text:p>101264</text:p>
          </table:table-cell>
          <table:table-cell office:value-type="float" office:value="101241" calcext:value-type="float">
            <text:p>101241</text:p>
          </table:table-cell>
        </table:table-row>
        <table:table-row table:style-name="ro3">
          <table:table-cell office:value-type="string" calcext:value-type="string">
            <text:p><text:a xlink:href="javascript:sym(6258)" xlink:type="simple">Macon</text:a> (- Bibb County)</text:p>
          </table:table-cell>
          <table:table-cell office:value-type="string" calcext:value-type="string">
            <text:p>UGov</text:p>
          </table:table-cell>
          <table:table-cell office:value-type="string" calcext:value-type="string">
            <text:p>GA</text:p>
          </table:table-cell>
          <table:table-cell office:value-type="float" office:value="149882" calcext:value-type="float">
            <text:p>149882</text:p>
          </table:table-cell>
          <table:table-cell office:value-type="float" office:value="153766" calcext:value-type="float">
            <text:p>153766</text:p>
          </table:table-cell>
          <table:table-cell office:value-type="float" office:value="155844" calcext:value-type="float">
            <text:p>155844</text:p>
          </table:table-cell>
          <table:table-cell office:value-type="float" office:value="157347" calcext:value-type="float">
            <text:p>157347</text:p>
          </table:table-cell>
          <table:table-cell office:value-type="float" office:value="156512" calcext:value-type="float">
            <text:p>156512</text:p>
          </table:table-cell>
        </table:table-row>
        <table:table-row table:style-name="ro2">
          <table:table-cell office:value-type="string" calcext:value-type="string">
            <text:p><text:a xlink:href="javascript:sym(6259)" xlink:type="simple">Madis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I</text:p>
          </table:table-cell>
          <table:table-cell office:value-type="float" office:value="197275" calcext:value-type="float">
            <text:p>197275</text:p>
          </table:table-cell>
          <table:table-cell office:value-type="float" office:value="215298" calcext:value-type="float">
            <text:p>215298</text:p>
          </table:table-cell>
          <table:table-cell office:value-type="float" office:value="239630" calcext:value-type="float">
            <text:p>239630</text:p>
          </table:table-cell>
          <table:table-cell office:value-type="float" office:value="274644" calcext:value-type="float">
            <text:p>274644</text:p>
          </table:table-cell>
          <table:table-cell office:value-type="float" office:value="280305" calcext:value-type="float">
            <text:p>280305</text:p>
          </table:table-cell>
        </table:table-row>
        <table:table-row table:style-name="ro2">
          <table:table-cell office:value-type="string" calcext:value-type="string">
            <text:p><text:a xlink:href="javascript:sym(6260)" xlink:type="simple">Manchest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H</text:p>
          </table:table-cell>
          <table:table-cell office:value-type="float" office:value="99123" calcext:value-type="float">
            <text:p>99123</text:p>
          </table:table-cell>
          <table:table-cell office:value-type="float" office:value="107023" calcext:value-type="float">
            <text:p>107023</text:p>
          </table:table-cell>
          <table:table-cell office:value-type="float" office:value="109542" calcext:value-type="float">
            <text:p>109542</text:p>
          </table:table-cell>
          <table:table-cell office:value-type="float" office:value="115652" calcext:value-type="float">
            <text:p>115652</text:p>
          </table:table-cell>
          <table:table-cell office:value-type="float" office:value="115474" calcext:value-type="float">
            <text:p>115474</text:p>
          </table:table-cell>
        </table:table-row>
        <table:table-row table:style-name="ro2">
          <table:table-cell office:value-type="string" calcext:value-type="string">
            <text:p><text:a xlink:href="javascript:sym(6262)" xlink:type="simple">McAll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86157" calcext:value-type="float">
            <text:p>86157</text:p>
          </table:table-cell>
          <table:table-cell office:value-type="float" office:value="106727" calcext:value-type="float">
            <text:p>106727</text:p>
          </table:table-cell>
          <table:table-cell office:value-type="float" office:value="131565" calcext:value-type="float">
            <text:p>131565</text:p>
          </table:table-cell>
          <table:table-cell office:value-type="float" office:value="142194" calcext:value-type="float">
            <text:p>142194</text:p>
          </table:table-cell>
          <table:table-cell office:value-type="float" office:value="146593" calcext:value-type="float">
            <text:p>146593</text:p>
          </table:table-cell>
        </table:table-row>
        <table:table-row table:style-name="ro2">
          <table:table-cell office:value-type="string" calcext:value-type="string">
            <text:p><text:a xlink:href="javascript:sym(13185)" xlink:type="simple">McKinne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21683" calcext:value-type="float">
            <text:p>21683</text:p>
          </table:table-cell>
          <table:table-cell office:value-type="float" office:value="54248" calcext:value-type="float">
            <text:p>54248</text:p>
          </table:table-cell>
          <table:table-cell office:value-type="float" office:value="131154" calcext:value-type="float">
            <text:p>131154</text:p>
          </table:table-cell>
          <table:table-cell office:value-type="float" office:value="195329" calcext:value-type="float">
            <text:p>195329</text:p>
          </table:table-cell>
          <table:table-cell office:value-type="float" office:value="213509" calcext:value-type="float">
            <text:p>213509</text:p>
          </table:table-cell>
        </table:table-row>
        <table:table-row table:style-name="ro2">
          <table:table-cell office:value-type="string" calcext:value-type="string">
            <text:p><text:a xlink:href="javascript:sym(6265)" xlink:type="simple">Memphi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N</text:p>
          </table:table-cell>
          <table:table-cell office:value-type="float" office:value="687580" calcext:value-type="float">
            <text:p>687580</text:p>
          </table:table-cell>
          <table:table-cell office:value-type="float" office:value="689199" calcext:value-type="float">
            <text:p>689199</text:p>
          </table:table-cell>
          <table:table-cell office:value-type="float" office:value="651874" calcext:value-type="float">
            <text:p>651874</text:p>
          </table:table-cell>
          <table:table-cell office:value-type="float" office:value="635425" calcext:value-type="float">
            <text:p>635425</text:p>
          </table:table-cell>
          <table:table-cell office:value-type="float" office:value="618639" calcext:value-type="float">
            <text:p>618639</text:p>
          </table:table-cell>
        </table:table-row>
        <table:table-row table:style-name="ro2">
          <table:table-cell office:value-type="string" calcext:value-type="string">
            <text:p><text:a xlink:href="javascript:sym(30214)" xlink:type="simple">Menife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29026" calcext:value-type="float">
            <text:p>29026</text:p>
          </table:table-cell>
          <table:table-cell office:value-type="float" office:value="41740" calcext:value-type="float">
            <text:p>41740</text:p>
          </table:table-cell>
          <table:table-cell office:value-type="float" office:value="77384" calcext:value-type="float">
            <text:p>77384</text:p>
          </table:table-cell>
          <table:table-cell office:value-type="float" office:value="102528" calcext:value-type="float">
            <text:p>102528</text:p>
          </table:table-cell>
          <table:table-cell office:value-type="float" office:value="113433" calcext:value-type="float">
            <text:p>113433</text:p>
          </table:table-cell>
        </table:table-row>
        <table:table-row table:style-name="ro2">
          <table:table-cell office:value-type="string" calcext:value-type="string">
            <text:p><text:a xlink:href="javascript:sym(13918)" xlink:type="simple">Meridi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</text:p>
          </table:table-cell>
          <table:table-cell office:value-type="float" office:value="13384" calcext:value-type="float">
            <text:p>13384</text:p>
          </table:table-cell>
          <table:table-cell office:value-type="float" office:value="39629" calcext:value-type="float">
            <text:p>39629</text:p>
          </table:table-cell>
          <table:table-cell office:value-type="float" office:value="76983" calcext:value-type="float">
            <text:p>76983</text:p>
          </table:table-cell>
          <table:table-cell office:value-type="float" office:value="117745" calcext:value-type="float">
            <text:p>117745</text:p>
          </table:table-cell>
          <table:table-cell office:value-type="float" office:value="134801" calcext:value-type="float">
            <text:p>134801</text:p>
          </table:table-cell>
        </table:table-row>
        <table:table-row table:style-name="ro2">
          <table:table-cell office:value-type="string" calcext:value-type="string">
            <text:p><text:a xlink:href="javascript:sym(6267)" xlink:type="simple">Me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290811" calcext:value-type="float">
            <text:p>290811</text:p>
          </table:table-cell>
          <table:table-cell office:value-type="float" office:value="397503" calcext:value-type="float">
            <text:p>397503</text:p>
          </table:table-cell>
          <table:table-cell office:value-type="float" office:value="439941" calcext:value-type="float">
            <text:p>439941</text:p>
          </table:table-cell>
          <table:table-cell office:value-type="float" office:value="504296" calcext:value-type="float">
            <text:p>504296</text:p>
          </table:table-cell>
          <table:table-cell office:value-type="float" office:value="511648" calcext:value-type="float">
            <text:p>511648</text:p>
          </table:table-cell>
        </table:table-row>
        <table:table-row table:style-name="ro2">
          <table:table-cell office:value-type="string" calcext:value-type="string">
            <text:p><text:a xlink:href="javascript:sym(6268)" xlink:type="simple">Mesquit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01621" calcext:value-type="float">
            <text:p>101621</text:p>
          </table:table-cell>
          <table:table-cell office:value-type="float" office:value="125085" calcext:value-type="float">
            <text:p>125085</text:p>
          </table:table-cell>
          <table:table-cell office:value-type="float" office:value="139768" calcext:value-type="float">
            <text:p>139768</text:p>
          </table:table-cell>
          <table:table-cell office:value-type="float" office:value="150225" calcext:value-type="float">
            <text:p>150225</text:p>
          </table:table-cell>
          <table:table-cell office:value-type="float" office:value="147317" calcext:value-type="float">
            <text:p>147317</text:p>
          </table:table-cell>
        </table:table-row>
        <table:table-row table:style-name="ro2">
          <table:table-cell office:value-type="string" calcext:value-type="string">
            <text:p><text:a xlink:href="javascript:sym(6269)" xlink:type="simple">Metairie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LA</text:p>
          </table:table-cell>
          <table:table-cell office:value-type="float" office:value="149428" calcext:value-type="float">
            <text:p>149428</text:p>
          </table:table-cell>
          <table:table-cell office:value-type="float" office:value="146136" calcext:value-type="float">
            <text:p>146136</text:p>
          </table:table-cell>
          <table:table-cell office:value-type="float" office:value="138481" calcext:value-type="float">
            <text:p>138481</text:p>
          </table:table-cell>
          <table:table-cell office:value-type="float" office:value="143507" calcext:value-type="float">
            <text:p>143507</text:p>
          </table:table-cell>
          <table:table-cell table:style-name="ce3" office:value-type="float" office:value="145100" calcext:value-type="float">
            <text:p>145100</text:p>
          </table:table-cell>
        </table:table-row>
        <table:table-row table:style-name="ro2">
          <table:table-cell office:value-type="string" calcext:value-type="string">
            <text:p><text:a xlink:href="javascript:sym(6270)" xlink:type="simple">Miami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358894" calcext:value-type="float">
            <text:p>358894</text:p>
          </table:table-cell>
          <table:table-cell office:value-type="float" office:value="361580" calcext:value-type="float">
            <text:p>361580</text:p>
          </table:table-cell>
          <table:table-cell office:value-type="float" office:value="399500" calcext:value-type="float">
            <text:p>399500</text:p>
          </table:table-cell>
          <table:table-cell office:value-type="float" office:value="442260" calcext:value-type="float">
            <text:p>442260</text:p>
          </table:table-cell>
          <table:table-cell office:value-type="float" office:value="455924" calcext:value-type="float">
            <text:p>455924</text:p>
          </table:table-cell>
        </table:table-row>
        <table:table-row table:style-name="ro1">
          <table:table-cell office:value-type="string" calcext:value-type="string">
            <text:p><text:a xlink:href="javascript:sym(23072)" xlink:type="simple">Miami Gardens</text:a> (Carol City - Norland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97185" calcext:value-type="float">
            <text:p>97185</text:p>
          </table:table-cell>
          <table:table-cell office:value-type="float" office:value="100421" calcext:value-type="float">
            <text:p>100421</text:p>
          </table:table-cell>
          <table:table-cell office:value-type="float" office:value="107173" calcext:value-type="float">
            <text:p>107173</text:p>
          </table:table-cell>
          <table:table-cell office:value-type="float" office:value="111636" calcext:value-type="float">
            <text:p>111636</text:p>
          </table:table-cell>
          <table:table-cell office:value-type="float" office:value="110717" calcext:value-type="float">
            <text:p>110717</text:p>
          </table:table-cell>
        </table:table-row>
        <table:table-row table:style-name="ro2">
          <table:table-cell office:value-type="string" calcext:value-type="string">
            <text:p><text:a xlink:href="javascript:sym(6271)" xlink:type="simple">Midla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89392" calcext:value-type="float">
            <text:p>89392</text:p>
          </table:table-cell>
          <table:table-cell office:value-type="float" office:value="95780" calcext:value-type="float">
            <text:p>95780</text:p>
          </table:table-cell>
          <table:table-cell office:value-type="float" office:value="111192" calcext:value-type="float">
            <text:p>111192</text:p>
          </table:table-cell>
          <table:table-cell office:value-type="float" office:value="132528" calcext:value-type="float">
            <text:p>132528</text:p>
          </table:table-cell>
          <table:table-cell office:value-type="float" office:value="138397" calcext:value-type="float">
            <text:p>138397</text:p>
          </table:table-cell>
        </table:table-row>
        <table:table-row table:style-name="ro2">
          <table:table-cell office:value-type="string" calcext:value-type="string">
            <text:p><text:a xlink:href="javascript:sym(6272)" xlink:type="simple">Milwauke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I</text:p>
          </table:table-cell>
          <table:table-cell office:value-type="float" office:value="628568" calcext:value-type="float">
            <text:p>628568</text:p>
          </table:table-cell>
          <table:table-cell office:value-type="float" office:value="596783" calcext:value-type="float">
            <text:p>596783</text:p>
          </table:table-cell>
          <table:table-cell office:value-type="float" office:value="594503" calcext:value-type="float">
            <text:p>594503</text:p>
          </table:table-cell>
          <table:table-cell office:value-type="float" office:value="577893" calcext:value-type="float">
            <text:p>577893</text:p>
          </table:table-cell>
          <table:table-cell office:value-type="float" office:value="561385" calcext:value-type="float">
            <text:p>561385</text:p>
          </table:table-cell>
        </table:table-row>
        <table:table-row table:style-name="ro2">
          <table:table-cell office:value-type="string" calcext:value-type="string">
            <text:p><text:a xlink:href="javascript:sym(6273)" xlink:type="simple">Minneapoli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N</text:p>
          </table:table-cell>
          <table:table-cell office:value-type="float" office:value="368397" calcext:value-type="float">
            <text:p>368397</text:p>
          </table:table-cell>
          <table:table-cell office:value-type="float" office:value="382824" calcext:value-type="float">
            <text:p>382824</text:p>
          </table:table-cell>
          <table:table-cell office:value-type="float" office:value="382603" calcext:value-type="float">
            <text:p>382603</text:p>
          </table:table-cell>
          <table:table-cell office:value-type="float" office:value="429988" calcext:value-type="float">
            <text:p>429988</text:p>
          </table:table-cell>
          <table:table-cell office:value-type="float" office:value="425115" calcext:value-type="float">
            <text:p>425115</text:p>
          </table:table-cell>
        </table:table-row>
        <table:table-row table:style-name="ro2">
          <table:table-cell office:value-type="string" calcext:value-type="string">
            <text:p><text:a xlink:href="javascript:sym(9439)" xlink:type="simple">Mirama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41596" calcext:value-type="float">
            <text:p>41596</text:p>
          </table:table-cell>
          <table:table-cell office:value-type="float" office:value="72757" calcext:value-type="float">
            <text:p>72757</text:p>
          </table:table-cell>
          <table:table-cell office:value-type="float" office:value="121958" calcext:value-type="float">
            <text:p>121958</text:p>
          </table:table-cell>
          <table:table-cell office:value-type="float" office:value="134710" calcext:value-type="float">
            <text:p>134710</text:p>
          </table:table-cell>
          <table:table-cell office:value-type="float" office:value="138319" calcext:value-type="float">
            <text:p>138319</text:p>
          </table:table-cell>
        </table:table-row>
        <table:table-row table:style-name="ro2">
          <table:table-cell office:value-type="string" calcext:value-type="string">
            <text:p><text:a xlink:href="javascript:sym(6274)" xlink:type="simple">Mobi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L</text:p>
          </table:table-cell>
          <table:table-cell office:value-type="float" office:value="198106" calcext:value-type="float">
            <text:p>198106</text:p>
          </table:table-cell>
          <table:table-cell office:value-type="float" office:value="203627" calcext:value-type="float">
            <text:p>203627</text:p>
          </table:table-cell>
          <table:table-cell office:value-type="float" office:value="194665" calcext:value-type="float">
            <text:p>194665</text:p>
          </table:table-cell>
          <table:table-cell office:value-type="float" office:value="187043" calcext:value-type="float">
            <text:p>187043</text:p>
          </table:table-cell>
          <table:table-cell office:value-type="float" office:value="182595" calcext:value-type="float">
            <text:p>182595</text:p>
          </table:table-cell>
        </table:table-row>
        <table:table-row table:style-name="ro2">
          <table:table-cell office:value-type="string" calcext:value-type="string">
            <text:p><text:a xlink:href="javascript:sym(6275)" xlink:type="simple">Modes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65809" calcext:value-type="float">
            <text:p>165809</text:p>
          </table:table-cell>
          <table:table-cell office:value-type="float" office:value="191103" calcext:value-type="float">
            <text:p>191103</text:p>
          </table:table-cell>
          <table:table-cell office:value-type="float" office:value="203057" calcext:value-type="float">
            <text:p>203057</text:p>
          </table:table-cell>
          <table:table-cell office:value-type="float" office:value="218487" calcext:value-type="float">
            <text:p>218487</text:p>
          </table:table-cell>
          <table:table-cell office:value-type="float" office:value="218915" calcext:value-type="float">
            <text:p>218915</text:p>
          </table:table-cell>
        </table:table-row>
        <table:table-row table:style-name="ro2">
          <table:table-cell office:value-type="string" calcext:value-type="string">
            <text:p><text:a xlink:href="javascript:sym(6277)" xlink:type="simple">Montgomer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L</text:p>
          </table:table-cell>
          <table:table-cell office:value-type="float" office:value="190563" calcext:value-type="float">
            <text:p>190563</text:p>
          </table:table-cell>
          <table:table-cell office:value-type="float" office:value="201694" calcext:value-type="float">
            <text:p>201694</text:p>
          </table:table-cell>
          <table:table-cell office:value-type="float" office:value="205488" calcext:value-type="float">
            <text:p>205488</text:p>
          </table:table-cell>
          <table:table-cell office:value-type="float" office:value="200591" calcext:value-type="float">
            <text:p>200591</text:p>
          </table:table-cell>
          <table:table-cell office:value-type="float" office:value="195287" calcext:value-type="float">
            <text:p>195287</text:p>
          </table:table-cell>
        </table:table-row>
        <table:table-row table:style-name="ro2">
          <table:table-cell office:value-type="string" calcext:value-type="string">
            <text:p><text:a xlink:href="javascript:sym(6279)" xlink:type="simple">Moreno Valle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18717" calcext:value-type="float">
            <text:p>118717</text:p>
          </table:table-cell>
          <table:table-cell office:value-type="float" office:value="142634" calcext:value-type="float">
            <text:p>142634</text:p>
          </table:table-cell>
          <table:table-cell office:value-type="float" office:value="193330" calcext:value-type="float">
            <text:p>193330</text:p>
          </table:table-cell>
          <table:table-cell office:value-type="float" office:value="208640" calcext:value-type="float">
            <text:p>208640</text:p>
          </table:table-cell>
          <table:table-cell office:value-type="float" office:value="212392" calcext:value-type="float">
            <text:p>212392</text:p>
          </table:table-cell>
        </table:table-row>
        <table:table-row table:style-name="ro2">
          <table:table-cell office:value-type="string" calcext:value-type="string">
            <text:p><text:a xlink:href="javascript:sym(9406)" xlink:type="simple">Murfreesbor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N</text:p>
          </table:table-cell>
          <table:table-cell office:value-type="float" office:value="48303" calcext:value-type="float">
            <text:p>48303</text:p>
          </table:table-cell>
          <table:table-cell office:value-type="float" office:value="73533" calcext:value-type="float">
            <text:p>73533</text:p>
          </table:table-cell>
          <table:table-cell office:value-type="float" office:value="109100" calcext:value-type="float">
            <text:p>109100</text:p>
          </table:table-cell>
          <table:table-cell office:value-type="float" office:value="152784" calcext:value-type="float">
            <text:p>152784</text:p>
          </table:table-cell>
          <table:table-cell office:value-type="float" office:value="165430" calcext:value-type="float">
            <text:p>165430</text:p>
          </table:table-cell>
        </table:table-row>
        <table:table-row table:style-name="ro2">
          <table:table-cell office:value-type="string" calcext:value-type="string">
            <text:p><text:a xlink:href="javascript:sym(13656)" xlink:type="simple">Murrie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22524" calcext:value-type="float">
            <text:p>22524</text:p>
          </table:table-cell>
          <table:table-cell office:value-type="float" office:value="51256" calcext:value-type="float">
            <text:p>51256</text:p>
          </table:table-cell>
          <table:table-cell office:value-type="float" office:value="103726" calcext:value-type="float">
            <text:p>103726</text:p>
          </table:table-cell>
          <table:table-cell office:value-type="float" office:value="110954" calcext:value-type="float">
            <text:p>110954</text:p>
          </table:table-cell>
          <table:table-cell office:value-type="float" office:value="111878" calcext:value-type="float">
            <text:p>111878</text:p>
          </table:table-cell>
        </table:table-row>
        <table:table-row table:style-name="ro2">
          <table:table-cell office:value-type="string" calcext:value-type="string">
            <text:p><text:a xlink:href="javascript:sym(13916)" xlink:type="simple">Namp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D</text:p>
          </table:table-cell>
          <table:table-cell office:value-type="float" office:value="33512" calcext:value-type="float">
            <text:p>33512</text:p>
          </table:table-cell>
          <table:table-cell office:value-type="float" office:value="55189" calcext:value-type="float">
            <text:p>55189</text:p>
          </table:table-cell>
          <table:table-cell office:value-type="float" office:value="81892" calcext:value-type="float">
            <text:p>81892</text:p>
          </table:table-cell>
          <table:table-cell office:value-type="float" office:value="100308" calcext:value-type="float">
            <text:p>100308</text:p>
          </table:table-cell>
          <table:table-cell office:value-type="float" office:value="114268" calcext:value-type="float">
            <text:p>114268</text:p>
          </table:table-cell>
        </table:table-row>
        <table:table-row table:style-name="ro2">
          <table:table-cell office:value-type="string" calcext:value-type="string">
            <text:p><text:a xlink:href="javascript:sym(8338)" xlink:type="simple">Naper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L</text:p>
          </table:table-cell>
          <table:table-cell office:value-type="float" office:value="87320" calcext:value-type="float">
            <text:p>87320</text:p>
          </table:table-cell>
          <table:table-cell office:value-type="float" office:value="128396" calcext:value-type="float">
            <text:p>128396</text:p>
          </table:table-cell>
          <table:table-cell office:value-type="float" office:value="142175" calcext:value-type="float">
            <text:p>142175</text:p>
          </table:table-cell>
          <table:table-cell office:value-type="float" office:value="149551" calcext:value-type="float">
            <text:p>149551</text:p>
          </table:table-cell>
          <table:table-cell office:value-type="float" office:value="150245" calcext:value-type="float">
            <text:p>150245</text:p>
          </table:table-cell>
        </table:table-row>
        <table:table-row table:style-name="ro3">
          <table:table-cell office:value-type="string" calcext:value-type="string">
            <text:p><text:a xlink:href="javascript:sym(6285)" xlink:type="simple">Nashville</text:a> (- Davidson)</text:p>
          </table:table-cell>
          <table:table-cell office:value-type="string" calcext:value-type="string">
            <text:p>UGov</text:p>
          </table:table-cell>
          <table:table-cell office:value-type="string" calcext:value-type="string">
            <text:p>TN</text:p>
          </table:table-cell>
          <table:table-cell office:value-type="float" office:value="490134" calcext:value-type="float">
            <text:p>490134</text:p>
          </table:table-cell>
          <table:table-cell office:value-type="float" office:value="547877" calcext:value-type="float">
            <text:p>547877</text:p>
          </table:table-cell>
          <table:table-cell office:value-type="float" office:value="603465" calcext:value-type="float">
            <text:p>603465</text:p>
          </table:table-cell>
          <table:table-cell office:value-type="float" office:value="689454" calcext:value-type="float">
            <text:p>689454</text:p>
          </table:table-cell>
          <table:table-cell office:value-type="float" office:value="687788" calcext:value-type="float">
            <text:p>687788</text:p>
          </table:table-cell>
        </table:table-row>
        <table:table-row table:style-name="ro2">
          <table:table-cell office:value-type="string" calcext:value-type="string">
            <text:p><text:a xlink:href="javascript:sym(6287)" xlink:type="simple">Newar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J</text:p>
          </table:table-cell>
          <table:table-cell office:value-type="float" office:value="275225" calcext:value-type="float">
            <text:p>275225</text:p>
          </table:table-cell>
          <table:table-cell office:value-type="float" office:value="272499" calcext:value-type="float">
            <text:p>272499</text:p>
          </table:table-cell>
          <table:table-cell office:value-type="float" office:value="276941" calcext:value-type="float">
            <text:p>276941</text:p>
          </table:table-cell>
          <table:table-cell office:value-type="float" office:value="311553" calcext:value-type="float">
            <text:p>311553</text:p>
          </table:table-cell>
          <table:table-cell office:value-type="float" office:value="304960" calcext:value-type="float">
            <text:p>304960</text:p>
          </table:table-cell>
        </table:table-row>
        <table:table-row table:style-name="ro2">
          <table:table-cell office:value-type="string" calcext:value-type="string">
            <text:p><text:a xlink:href="javascript:sym(6288)" xlink:type="simple">New Bedfo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98475" calcext:value-type="float">
            <text:p>98475</text:p>
          </table:table-cell>
          <table:table-cell office:value-type="float" office:value="93847" calcext:value-type="float">
            <text:p>93847</text:p>
          </table:table-cell>
          <table:table-cell office:value-type="float" office:value="95063" calcext:value-type="float">
            <text:p>95063</text:p>
          </table:table-cell>
          <table:table-cell office:value-type="float" office:value="101088" calcext:value-type="float">
            <text:p>101088</text:p>
          </table:table-cell>
          <table:table-cell office:value-type="float" office:value="100695" calcext:value-type="float">
            <text:p>100695</text:p>
          </table:table-cell>
        </table:table-row>
        <table:table-row table:style-name="ro2">
          <table:table-cell office:value-type="string" calcext:value-type="string">
            <text:p><text:a xlink:href="javascript:sym(13189)" xlink:type="simple">New Braunfel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28093" calcext:value-type="float">
            <text:p>28093</text:p>
          </table:table-cell>
          <table:table-cell office:value-type="float" office:value="38194" calcext:value-type="float">
            <text:p>38194</text:p>
          </table:table-cell>
          <table:table-cell office:value-type="float" office:value="57674" calcext:value-type="float">
            <text:p>57674</text:p>
          </table:table-cell>
          <table:table-cell office:value-type="float" office:value="90408" calcext:value-type="float">
            <text:p>90408</text:p>
          </table:table-cell>
          <table:table-cell office:value-type="float" office:value="110958" calcext:value-type="float">
            <text:p>110958</text:p>
          </table:table-cell>
        </table:table-row>
        <table:table-row table:style-name="ro2">
          <table:table-cell office:value-type="string" calcext:value-type="string">
            <text:p><text:a xlink:href="javascript:sym(6292)" xlink:type="simple">New Hav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T</text:p>
          </table:table-cell>
          <table:table-cell office:value-type="float" office:value="130159" calcext:value-type="float">
            <text:p>130159</text:p>
          </table:table-cell>
          <table:table-cell office:value-type="float" office:value="123928" calcext:value-type="float">
            <text:p>123928</text:p>
          </table:table-cell>
          <table:table-cell office:value-type="float" office:value="129864" calcext:value-type="float">
            <text:p>129864</text:p>
          </table:table-cell>
          <table:table-cell office:value-type="float" office:value="134026" calcext:value-type="float">
            <text:p>134026</text:p>
          </table:table-cell>
          <table:table-cell office:value-type="float" office:value="135319" calcext:value-type="float">
            <text:p>135319</text:p>
          </table:table-cell>
        </table:table-row>
        <table:table-row table:style-name="ro2">
          <table:table-cell office:value-type="string" calcext:value-type="string">
            <text:p><text:a xlink:href="javascript:sym(6294)" xlink:type="simple">New Orlean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</text:p>
          </table:table-cell>
          <table:table-cell office:value-type="float" office:value="496938" calcext:value-type="float">
            <text:p>496938</text:p>
          </table:table-cell>
          <table:table-cell office:value-type="float" office:value="484692" calcext:value-type="float">
            <text:p>484692</text:p>
          </table:table-cell>
          <table:table-cell office:value-type="float" office:value="343828" calcext:value-type="float">
            <text:p>343828</text:p>
          </table:table-cell>
          <table:table-cell office:value-type="float" office:value="383997" calcext:value-type="float">
            <text:p>383997</text:p>
          </table:table-cell>
          <table:table-cell office:value-type="float" office:value="364136" calcext:value-type="float">
            <text:p>364136</text:p>
          </table:table-cell>
        </table:table-row>
        <table:table-row table:style-name="ro2">
          <table:table-cell office:value-type="string" calcext:value-type="string">
            <text:p><text:a xlink:href="javascript:sym(6295)" xlink:type="simple">Newport New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</text:p>
          </table:table-cell>
          <table:table-cell office:value-type="float" office:value="171477" calcext:value-type="float">
            <text:p>171477</text:p>
          </table:table-cell>
          <table:table-cell office:value-type="float" office:value="180272" calcext:value-type="float">
            <text:p>180272</text:p>
          </table:table-cell>
          <table:table-cell office:value-type="float" office:value="180956" calcext:value-type="float">
            <text:p>180956</text:p>
          </table:table-cell>
          <table:table-cell office:value-type="float" office:value="186245" calcext:value-type="float">
            <text:p>186245</text:p>
          </table:table-cell>
          <table:table-cell office:value-type="float" office:value="183118" calcext:value-type="float">
            <text:p>183118</text:p>
          </table:table-cell>
        </table:table-row>
        <table:table-row table:style-name="ro2">
          <table:table-cell office:value-type="string" calcext:value-type="string">
            <text:p><text:a xlink:href="javascript:sym(6296)" xlink:type="simple">New Yor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Y</text:p>
          </table:table-cell>
          <table:table-cell office:value-type="float" office:value="7322564" calcext:value-type="float">
            <text:p>7322564</text:p>
          </table:table-cell>
          <table:table-cell office:value-type="float" office:value="8009185" calcext:value-type="float">
            <text:p>8009185</text:p>
          </table:table-cell>
          <table:table-cell office:value-type="float" office:value="8174930" calcext:value-type="float">
            <text:p>8174930</text:p>
          </table:table-cell>
          <table:table-cell office:value-type="float" office:value="8804199" calcext:value-type="float">
            <text:p>8804199</text:p>
          </table:table-cell>
          <table:table-cell office:value-type="float" office:value="8258035" calcext:value-type="float">
            <text:p>8258035</text:p>
          </table:table-cell>
        </table:table-row>
        <table:table-row table:style-name="ro2">
          <table:table-cell office:value-type="string" calcext:value-type="string">
            <text:p><text:a xlink:href="javascript:sym(6298)" xlink:type="simple">Norfol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</text:p>
          </table:table-cell>
          <table:table-cell office:value-type="float" office:value="261250" calcext:value-type="float">
            <text:p>261250</text:p>
          </table:table-cell>
          <table:table-cell office:value-type="float" office:value="234463" calcext:value-type="float">
            <text:p>234463</text:p>
          </table:table-cell>
          <table:table-cell office:value-type="float" office:value="242840" calcext:value-type="float">
            <text:p>242840</text:p>
          </table:table-cell>
          <table:table-cell office:value-type="float" office:value="238003" calcext:value-type="float">
            <text:p>238003</text:p>
          </table:table-cell>
          <table:table-cell office:value-type="float" office:value="230930" calcext:value-type="float">
            <text:p>230930</text:p>
          </table:table-cell>
        </table:table-row>
        <table:table-row table:style-name="ro2">
          <table:table-cell office:value-type="string" calcext:value-type="string">
            <text:p><text:a xlink:href="javascript:sym(9197)" xlink:type="simple">Norm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K</text:p>
          </table:table-cell>
          <table:table-cell office:value-type="float" office:value="80057" calcext:value-type="float">
            <text:p>80057</text:p>
          </table:table-cell>
          <table:table-cell office:value-type="float" office:value="96815" calcext:value-type="float">
            <text:p>96815</text:p>
          </table:table-cell>
          <table:table-cell office:value-type="float" office:value="110876" calcext:value-type="float">
            <text:p>110876</text:p>
          </table:table-cell>
          <table:table-cell office:value-type="float" office:value="127987" calcext:value-type="float">
            <text:p>127987</text:p>
          </table:table-cell>
          <table:table-cell office:value-type="float" office:value="130046" calcext:value-type="float">
            <text:p>130046</text:p>
          </table:table-cell>
        </table:table-row>
        <table:table-row table:style-name="ro2">
          <table:table-cell office:value-type="string" calcext:value-type="string">
            <text:p><text:a xlink:href="javascript:sym(9230)" xlink:type="simple">North Charles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C</text:p>
          </table:table-cell>
          <table:table-cell office:value-type="float" office:value="86483" calcext:value-type="float">
            <text:p>86483</text:p>
          </table:table-cell>
          <table:table-cell office:value-type="float" office:value="85925" calcext:value-type="float">
            <text:p>85925</text:p>
          </table:table-cell>
          <table:table-cell office:value-type="float" office:value="97591" calcext:value-type="float">
            <text:p>97591</text:p>
          </table:table-cell>
          <table:table-cell office:value-type="float" office:value="114824" calcext:value-type="float">
            <text:p>114824</text:p>
          </table:table-cell>
          <table:table-cell office:value-type="float" office:value="121469" calcext:value-type="float">
            <text:p>121469</text:p>
          </table:table-cell>
        </table:table-row>
        <table:table-row table:style-name="ro2">
          <table:table-cell office:value-type="string" calcext:value-type="string">
            <text:p><text:a xlink:href="javascript:sym(9376)" xlink:type="simple">North Las Vega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V</text:p>
          </table:table-cell>
          <table:table-cell office:value-type="float" office:value="48018" calcext:value-type="float">
            <text:p>48018</text:p>
          </table:table-cell>
          <table:table-cell office:value-type="float" office:value="116527" calcext:value-type="float">
            <text:p>116527</text:p>
          </table:table-cell>
          <table:table-cell office:value-type="float" office:value="216670" calcext:value-type="float">
            <text:p>216670</text:p>
          </table:table-cell>
          <table:table-cell office:value-type="float" office:value="259525" calcext:value-type="float">
            <text:p>259525</text:p>
          </table:table-cell>
          <table:table-cell office:value-type="float" office:value="284771" calcext:value-type="float">
            <text:p>284771</text:p>
          </table:table-cell>
        </table:table-row>
        <table:table-row table:style-name="ro2">
          <table:table-cell office:value-type="string" calcext:value-type="string">
            <text:p><text:a xlink:href="javascript:sym(6300)" xlink:type="simple">Oakla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372248" calcext:value-type="float">
            <text:p>372248</text:p>
          </table:table-cell>
          <table:table-cell office:value-type="float" office:value="399334" calcext:value-type="float">
            <text:p>399334</text:p>
          </table:table-cell>
          <table:table-cell office:value-type="float" office:value="390781" calcext:value-type="float">
            <text:p>390781</text:p>
          </table:table-cell>
          <table:table-cell office:value-type="float" office:value="440669" calcext:value-type="float">
            <text:p>440669</text:p>
          </table:table-cell>
          <table:table-cell office:value-type="float" office:value="436504" calcext:value-type="float">
            <text:p>436504</text:p>
          </table:table-cell>
        </table:table-row>
        <table:table-row table:style-name="ro2">
          <table:table-cell office:value-type="string" calcext:value-type="string">
            <text:p><text:a xlink:href="javascript:sym(6302)" xlink:type="simple">Oceansid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28215" calcext:value-type="float">
            <text:p>128215</text:p>
          </table:table-cell>
          <table:table-cell office:value-type="float" office:value="160645" calcext:value-type="float">
            <text:p>160645</text:p>
          </table:table-cell>
          <table:table-cell office:value-type="float" office:value="167560" calcext:value-type="float">
            <text:p>167560</text:p>
          </table:table-cell>
          <table:table-cell office:value-type="float" office:value="174059" calcext:value-type="float">
            <text:p>174059</text:p>
          </table:table-cell>
          <table:table-cell office:value-type="float" office:value="170020" calcext:value-type="float">
            <text:p>170020</text:p>
          </table:table-cell>
        </table:table-row>
        <table:table-row table:style-name="ro2">
          <table:table-cell office:value-type="string" calcext:value-type="string">
            <text:p><text:a xlink:href="javascript:sym(6303)" xlink:type="simple">Odes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89737" calcext:value-type="float">
            <text:p>89737</text:p>
          </table:table-cell>
          <table:table-cell office:value-type="float" office:value="90726" calcext:value-type="float">
            <text:p>90726</text:p>
          </table:table-cell>
          <table:table-cell office:value-type="float" office:value="99878" calcext:value-type="float">
            <text:p>99878</text:p>
          </table:table-cell>
          <table:table-cell office:value-type="float" office:value="114451" calcext:value-type="float">
            <text:p>114451</text:p>
          </table:table-cell>
          <table:table-cell office:value-type="float" office:value="115743" calcext:value-type="float">
            <text:p>115743</text:p>
          </table:table-cell>
        </table:table-row>
        <table:table-row table:style-name="ro2">
          <table:table-cell office:value-type="string" calcext:value-type="string">
            <text:p><text:a xlink:href="javascript:sym(6304)" xlink:type="simple">Oklahoma Cit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K</text:p>
          </table:table-cell>
          <table:table-cell office:value-type="float" office:value="444566" calcext:value-type="float">
            <text:p>444566</text:p>
          </table:table-cell>
          <table:table-cell office:value-type="float" office:value="505530" calcext:value-type="float">
            <text:p>505530</text:p>
          </table:table-cell>
          <table:table-cell office:value-type="float" office:value="580494" calcext:value-type="float">
            <text:p>580494</text:p>
          </table:table-cell>
          <table:table-cell office:value-type="float" office:value="681091" calcext:value-type="float">
            <text:p>681091</text:p>
          </table:table-cell>
          <table:table-cell office:value-type="float" office:value="702767" calcext:value-type="float">
            <text:p>702767</text:p>
          </table:table-cell>
        </table:table-row>
        <table:table-row table:style-name="ro2">
          <table:table-cell office:value-type="string" calcext:value-type="string">
            <text:p><text:a xlink:href="javascript:sym(9257)" xlink:type="simple">Olath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S</text:p>
          </table:table-cell>
          <table:table-cell office:value-type="float" office:value="64157" calcext:value-type="float">
            <text:p>64157</text:p>
          </table:table-cell>
          <table:table-cell office:value-type="float" office:value="93069" calcext:value-type="float">
            <text:p>93069</text:p>
          </table:table-cell>
          <table:table-cell office:value-type="float" office:value="125900" calcext:value-type="float">
            <text:p>125900</text:p>
          </table:table-cell>
          <table:table-cell office:value-type="float" office:value="141285" calcext:value-type="float">
            <text:p>141285</text:p>
          </table:table-cell>
          <table:table-cell office:value-type="float" office:value="147461" calcext:value-type="float">
            <text:p>147461</text:p>
          </table:table-cell>
        </table:table-row>
        <table:table-row table:style-name="ro2">
          <table:table-cell office:value-type="string" calcext:value-type="string">
            <text:p><text:a xlink:href="javascript:sym(6306)" xlink:type="simple">Omah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E</text:p>
          </table:table-cell>
          <table:table-cell office:value-type="float" office:value="393406" calcext:value-type="float">
            <text:p>393406</text:p>
          </table:table-cell>
          <table:table-cell office:value-type="float" office:value="440098" calcext:value-type="float">
            <text:p>440098</text:p>
          </table:table-cell>
          <table:table-cell office:value-type="float" office:value="458992" calcext:value-type="float">
            <text:p>458992</text:p>
          </table:table-cell>
          <table:table-cell office:value-type="float" office:value="491870" calcext:value-type="float">
            <text:p>491870</text:p>
          </table:table-cell>
          <table:table-cell office:value-type="float" office:value="483335" calcext:value-type="float">
            <text:p>483335</text:p>
          </table:table-cell>
        </table:table-row>
        <table:table-row table:style-name="ro2">
          <table:table-cell office:value-type="string" calcext:value-type="string">
            <text:p><text:a xlink:href="javascript:sym(6307)" xlink:type="simple">Ontari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35001" calcext:value-type="float">
            <text:p>135001</text:p>
          </table:table-cell>
          <table:table-cell office:value-type="float" office:value="158011" calcext:value-type="float">
            <text:p>158011</text:p>
          </table:table-cell>
          <table:table-cell office:value-type="float" office:value="163931" calcext:value-type="float">
            <text:p>163931</text:p>
          </table:table-cell>
          <table:table-cell office:value-type="float" office:value="175265" calcext:value-type="float">
            <text:p>175265</text:p>
          </table:table-cell>
          <table:table-cell office:value-type="float" office:value="182457" calcext:value-type="float">
            <text:p>182457</text:p>
          </table:table-cell>
        </table:table-row>
        <table:table-row table:style-name="ro2">
          <table:table-cell office:value-type="string" calcext:value-type="string">
            <text:p><text:a xlink:href="javascript:sym(6308)" xlink:type="simple">Orang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11399" calcext:value-type="float">
            <text:p>111399</text:p>
          </table:table-cell>
          <table:table-cell office:value-type="float" office:value="129744" calcext:value-type="float">
            <text:p>129744</text:p>
          </table:table-cell>
          <table:table-cell office:value-type="float" office:value="136778" calcext:value-type="float">
            <text:p>136778</text:p>
          </table:table-cell>
          <table:table-cell office:value-type="float" office:value="139904" calcext:value-type="float">
            <text:p>139904</text:p>
          </table:table-cell>
          <table:table-cell office:value-type="float" office:value="138337" calcext:value-type="float">
            <text:p>138337</text:p>
          </table:table-cell>
        </table:table-row>
        <table:table-row table:style-name="ro2">
          <table:table-cell office:value-type="string" calcext:value-type="string">
            <text:p><text:a xlink:href="javascript:sym(6309)" xlink:type="simple">Orland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178697" calcext:value-type="float">
            <text:p>178697</text:p>
          </table:table-cell>
          <table:table-cell office:value-type="float" office:value="194880" calcext:value-type="float">
            <text:p>194880</text:p>
          </table:table-cell>
          <table:table-cell office:value-type="float" office:value="238723" calcext:value-type="float">
            <text:p>238723</text:p>
          </table:table-cell>
          <table:table-cell office:value-type="float" office:value="307763" calcext:value-type="float">
            <text:p>307763</text:p>
          </table:table-cell>
          <table:table-cell office:value-type="float" office:value="320742" calcext:value-type="float">
            <text:p>320742</text:p>
          </table:table-cell>
        </table:table-row>
        <table:table-row table:style-name="ro2">
          <table:table-cell office:value-type="string" calcext:value-type="string">
            <text:p><text:a xlink:href="javascript:sym(6310)" xlink:type="simple">Overland Par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S</text:p>
          </table:table-cell>
          <table:table-cell office:value-type="float" office:value="111606" calcext:value-type="float">
            <text:p>111606</text:p>
          </table:table-cell>
          <table:table-cell office:value-type="float" office:value="150676" calcext:value-type="float">
            <text:p>150676</text:p>
          </table:table-cell>
          <table:table-cell office:value-type="float" office:value="173329" calcext:value-type="float">
            <text:p>173329</text:p>
          </table:table-cell>
          <table:table-cell office:value-type="float" office:value="197249" calcext:value-type="float">
            <text:p>197249</text:p>
          </table:table-cell>
          <table:table-cell office:value-type="float" office:value="197089" calcext:value-type="float">
            <text:p>197089</text:p>
          </table:table-cell>
        </table:table-row>
        <table:table-row table:style-name="ro2">
          <table:table-cell office:value-type="string" calcext:value-type="string">
            <text:p><text:a xlink:href="javascript:sym(6311)" xlink:type="simple">Oxna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42454" calcext:value-type="float">
            <text:p>142454</text:p>
          </table:table-cell>
          <table:table-cell office:value-type="float" office:value="170179" calcext:value-type="float">
            <text:p>170179</text:p>
          </table:table-cell>
          <table:table-cell office:value-type="float" office:value="198066" calcext:value-type="float">
            <text:p>198066</text:p>
          </table:table-cell>
          <table:table-cell office:value-type="float" office:value="202071" calcext:value-type="float">
            <text:p>202071</text:p>
          </table:table-cell>
          <table:table-cell office:value-type="float" office:value="198488" calcext:value-type="float">
            <text:p>198488</text:p>
          </table:table-cell>
        </table:table-row>
        <table:table-row table:style-name="ro2">
          <table:table-cell office:value-type="string" calcext:value-type="string">
            <text:p><text:a xlink:href="javascript:sym(9262)" xlink:type="simple">Palm Ba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62652" calcext:value-type="float">
            <text:p>62652</text:p>
          </table:table-cell>
          <table:table-cell office:value-type="float" office:value="79403" calcext:value-type="float">
            <text:p>79403</text:p>
          </table:table-cell>
          <table:table-cell office:value-type="float" office:value="104006" calcext:value-type="float">
            <text:p>104006</text:p>
          </table:table-cell>
          <table:table-cell office:value-type="float" office:value="119752" calcext:value-type="float">
            <text:p>119752</text:p>
          </table:table-cell>
          <table:table-cell office:value-type="float" office:value="135566" calcext:value-type="float">
            <text:p>135566</text:p>
          </table:table-cell>
        </table:table-row>
        <table:table-row table:style-name="ro2">
          <table:table-cell office:value-type="string" calcext:value-type="string">
            <text:p><text:a xlink:href="javascript:sym(13850)" xlink:type="simple">Palm Coas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16392" calcext:value-type="float">
            <text:p>16392</text:p>
          </table:table-cell>
          <table:table-cell office:value-type="float" office:value="32917" calcext:value-type="float">
            <text:p>32917</text:p>
          </table:table-cell>
          <table:table-cell office:value-type="float" office:value="75203" calcext:value-type="float">
            <text:p>75203</text:p>
          </table:table-cell>
          <table:table-cell office:value-type="float" office:value="89248" calcext:value-type="float">
            <text:p>89248</text:p>
          </table:table-cell>
          <table:table-cell office:value-type="float" office:value="102113" calcext:value-type="float">
            <text:p>102113</text:p>
          </table:table-cell>
        </table:table-row>
        <table:table-row table:style-name="ro2">
          <table:table-cell office:value-type="string" calcext:value-type="string">
            <text:p><text:a xlink:href="javascript:sym(8331)" xlink:type="simple">Palmda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78023" calcext:value-type="float">
            <text:p>78023</text:p>
          </table:table-cell>
          <table:table-cell office:value-type="float" office:value="116891" calcext:value-type="float">
            <text:p>116891</text:p>
          </table:table-cell>
          <table:table-cell office:value-type="float" office:value="152731" calcext:value-type="float">
            <text:p>152731</text:p>
          </table:table-cell>
          <table:table-cell office:value-type="float" office:value="169413" calcext:value-type="float">
            <text:p>169413</text:p>
          </table:table-cell>
          <table:table-cell office:value-type="float" office:value="161404" calcext:value-type="float">
            <text:p>161404</text:p>
          </table:table-cell>
        </table:table-row>
        <table:table-row table:style-name="ro2">
          <table:table-cell office:value-type="string" calcext:value-type="string">
            <text:p><text:a xlink:href="javascript:sym(6313)" xlink:type="simple">Paradise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NV</text:p>
          </table:table-cell>
          <table:table-cell office:value-type="float" office:value="123993" calcext:value-type="float">
            <text:p>123993</text:p>
          </table:table-cell>
          <table:table-cell office:value-type="float" office:value="178125" calcext:value-type="float">
            <text:p>178125</text:p>
          </table:table-cell>
          <table:table-cell office:value-type="float" office:value="183701" calcext:value-type="float">
            <text:p>183701</text:p>
          </table:table-cell>
          <table:table-cell office:value-type="float" office:value="191238" calcext:value-type="float">
            <text:p>191238</text:p>
          </table:table-cell>
          <table:table-cell table:style-name="ce3" office:value-type="float" office:value="193700" calcext:value-type="float">
            <text:p>193700</text:p>
          </table:table-cell>
        </table:table-row>
        <table:table-row table:style-name="ro2">
          <table:table-cell office:value-type="string" calcext:value-type="string">
            <text:p><text:a xlink:href="javascript:sym(6315)" xlink:type="simple">Pasade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31969" calcext:value-type="float">
            <text:p>131969</text:p>
          </table:table-cell>
          <table:table-cell office:value-type="float" office:value="133842" calcext:value-type="float">
            <text:p>133842</text:p>
          </table:table-cell>
          <table:table-cell office:value-type="float" office:value="137085" calcext:value-type="float">
            <text:p>137085</text:p>
          </table:table-cell>
          <table:table-cell office:value-type="float" office:value="138723" calcext:value-type="float">
            <text:p>138723</text:p>
          </table:table-cell>
          <table:table-cell office:value-type="float" office:value="133560" calcext:value-type="float">
            <text:p>133560</text:p>
          </table:table-cell>
        </table:table-row>
        <table:table-row table:style-name="ro2">
          <table:table-cell office:value-type="string" calcext:value-type="string">
            <text:p><text:a xlink:href="javascript:sym(6316)" xlink:type="simple">Pasade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19622" calcext:value-type="float">
            <text:p>119622</text:p>
          </table:table-cell>
          <table:table-cell office:value-type="float" office:value="141763" calcext:value-type="float">
            <text:p>141763</text:p>
          </table:table-cell>
          <table:table-cell office:value-type="float" office:value="149389" calcext:value-type="float">
            <text:p>149389</text:p>
          </table:table-cell>
          <table:table-cell office:value-type="float" office:value="151897" calcext:value-type="float">
            <text:p>151897</text:p>
          </table:table-cell>
          <table:table-cell office:value-type="float" office:value="146716" calcext:value-type="float">
            <text:p>146716</text:p>
          </table:table-cell>
        </table:table-row>
        <table:table-row table:style-name="ro2">
          <table:table-cell office:value-type="string" calcext:value-type="string">
            <text:p><text:a xlink:href="javascript:sym(6318)" xlink:type="simple">Paters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J</text:p>
          </table:table-cell>
          <table:table-cell office:value-type="float" office:value="140737" calcext:value-type="float">
            <text:p>140737</text:p>
          </table:table-cell>
          <table:table-cell office:value-type="float" office:value="149230" calcext:value-type="float">
            <text:p>149230</text:p>
          </table:table-cell>
          <table:table-cell office:value-type="float" office:value="146184" calcext:value-type="float">
            <text:p>146184</text:p>
          </table:table-cell>
          <table:table-cell office:value-type="float" office:value="159760" calcext:value-type="float">
            <text:p>159760</text:p>
          </table:table-cell>
          <table:table-cell office:value-type="float" office:value="156452" calcext:value-type="float">
            <text:p>156452</text:p>
          </table:table-cell>
        </table:table-row>
        <table:table-row table:style-name="ro2">
          <table:table-cell office:value-type="string" calcext:value-type="string">
            <text:p><text:a xlink:href="javascript:sym(13191)" xlink:type="simple">Pearla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27387" calcext:value-type="float">
            <text:p>27387</text:p>
          </table:table-cell>
          <table:table-cell office:value-type="float" office:value="47422" calcext:value-type="float">
            <text:p>47422</text:p>
          </table:table-cell>
          <table:table-cell office:value-type="float" office:value="93159" calcext:value-type="float">
            <text:p>93159</text:p>
          </table:table-cell>
          <table:table-cell office:value-type="float" office:value="125813" calcext:value-type="float">
            <text:p>125813</text:p>
          </table:table-cell>
          <table:table-cell office:value-type="float" office:value="127736" calcext:value-type="float">
            <text:p>127736</text:p>
          </table:table-cell>
        </table:table-row>
        <table:table-row table:style-name="ro2">
          <table:table-cell office:value-type="string" calcext:value-type="string">
            <text:p><text:a xlink:href="javascript:sym(8337)" xlink:type="simple">Pembroke Pine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65437" calcext:value-type="float">
            <text:p>65437</text:p>
          </table:table-cell>
          <table:table-cell office:value-type="float" office:value="137324" calcext:value-type="float">
            <text:p>137324</text:p>
          </table:table-cell>
          <table:table-cell office:value-type="float" office:value="154898" calcext:value-type="float">
            <text:p>154898</text:p>
          </table:table-cell>
          <table:table-cell office:value-type="float" office:value="171180" calcext:value-type="float">
            <text:p>171180</text:p>
          </table:table-cell>
          <table:table-cell office:value-type="float" office:value="171119" calcext:value-type="float">
            <text:p>171119</text:p>
          </table:table-cell>
        </table:table-row>
        <table:table-row table:style-name="ro2">
          <table:table-cell office:value-type="string" calcext:value-type="string">
            <text:p><text:a xlink:href="javascript:sym(6321)" xlink:type="simple">Peor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L</text:p>
          </table:table-cell>
          <table:table-cell office:value-type="float" office:value="113642" calcext:value-type="float">
            <text:p>113642</text:p>
          </table:table-cell>
          <table:table-cell office:value-type="float" office:value="112964" calcext:value-type="float">
            <text:p>112964</text:p>
          </table:table-cell>
          <table:table-cell office:value-type="float" office:value="115141" calcext:value-type="float">
            <text:p>115141</text:p>
          </table:table-cell>
          <table:table-cell office:value-type="float" office:value="113174" calcext:value-type="float">
            <text:p>113174</text:p>
          </table:table-cell>
          <table:table-cell office:value-type="float" office:value="110460" calcext:value-type="float">
            <text:p>110460</text:p>
          </table:table-cell>
        </table:table-row>
        <table:table-row table:style-name="ro2">
          <table:table-cell office:value-type="string" calcext:value-type="string">
            <text:p><text:a xlink:href="javascript:sym(9348)" xlink:type="simple">Peor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51101" calcext:value-type="float">
            <text:p>51101</text:p>
          </table:table-cell>
          <table:table-cell office:value-type="float" office:value="109123" calcext:value-type="float">
            <text:p>109123</text:p>
          </table:table-cell>
          <table:table-cell office:value-type="float" office:value="154069" calcext:value-type="float">
            <text:p>154069</text:p>
          </table:table-cell>
          <table:table-cell office:value-type="float" office:value="190991" calcext:value-type="float">
            <text:p>190991</text:p>
          </table:table-cell>
          <table:table-cell office:value-type="float" office:value="198750" calcext:value-type="float">
            <text:p>198750</text:p>
          </table:table-cell>
        </table:table-row>
        <table:table-row table:style-name="ro2">
          <table:table-cell office:value-type="string" calcext:value-type="string">
            <text:p><text:a xlink:href="javascript:sym(6322)" xlink:type="simple">Philadelph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A</text:p>
          </table:table-cell>
          <table:table-cell office:value-type="float" office:value="1585577" calcext:value-type="float">
            <text:p>1585577</text:p>
          </table:table-cell>
          <table:table-cell office:value-type="float" office:value="1517562" calcext:value-type="float">
            <text:p>1517562</text:p>
          </table:table-cell>
          <table:table-cell office:value-type="float" office:value="1525999" calcext:value-type="float">
            <text:p>1525999</text:p>
          </table:table-cell>
          <table:table-cell office:value-type="float" office:value="1603793" calcext:value-type="float">
            <text:p>1603793</text:p>
          </table:table-cell>
          <table:table-cell office:value-type="float" office:value="1550542" calcext:value-type="float">
            <text:p>1550542</text:p>
          </table:table-cell>
        </table:table-row>
        <table:table-row table:style-name="ro2">
          <table:table-cell office:value-type="string" calcext:value-type="string">
            <text:p><text:a xlink:href="javascript:sym(6323)" xlink:type="simple">Phoenix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989058" calcext:value-type="float">
            <text:p>989058</text:p>
          </table:table-cell>
          <table:table-cell office:value-type="float" office:value="1323107" calcext:value-type="float">
            <text:p>1323107</text:p>
          </table:table-cell>
          <table:table-cell office:value-type="float" office:value="1446682" calcext:value-type="float">
            <text:p>1446682</text:p>
          </table:table-cell>
          <table:table-cell office:value-type="float" office:value="1608215" calcext:value-type="float">
            <text:p>1608215</text:p>
          </table:table-cell>
          <table:table-cell office:value-type="float" office:value="1650070" calcext:value-type="float">
            <text:p>1650070</text:p>
          </table:table-cell>
        </table:table-row>
        <table:table-row table:style-name="ro2">
          <table:table-cell office:value-type="string" calcext:value-type="string">
            <text:p><text:a xlink:href="javascript:sym(6325)" xlink:type="simple">Pittsburg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A</text:p>
          </table:table-cell>
          <table:table-cell office:value-type="float" office:value="369962" calcext:value-type="float">
            <text:p>369962</text:p>
          </table:table-cell>
          <table:table-cell office:value-type="float" office:value="334325" calcext:value-type="float">
            <text:p>334325</text:p>
          </table:table-cell>
          <table:table-cell office:value-type="float" office:value="305306" calcext:value-type="float">
            <text:p>305306</text:p>
          </table:table-cell>
          <table:table-cell office:value-type="float" office:value="302955" calcext:value-type="float">
            <text:p>302955</text:p>
          </table:table-cell>
          <table:table-cell office:value-type="float" office:value="303255" calcext:value-type="float">
            <text:p>303255</text:p>
          </table:table-cell>
        </table:table-row>
        <table:table-row table:style-name="ro2">
          <table:table-cell office:value-type="string" calcext:value-type="string">
            <text:p><text:a xlink:href="javascript:sym(6326)" xlink:type="simple">Pla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28096" calcext:value-type="float">
            <text:p>128096</text:p>
          </table:table-cell>
          <table:table-cell office:value-type="float" office:value="221996" calcext:value-type="float">
            <text:p>221996</text:p>
          </table:table-cell>
          <table:table-cell office:value-type="float" office:value="259860" calcext:value-type="float">
            <text:p>259860</text:p>
          </table:table-cell>
          <table:table-cell office:value-type="float" office:value="285465" calcext:value-type="float">
            <text:p>285465</text:p>
          </table:table-cell>
          <table:table-cell office:value-type="float" office:value="290190" calcext:value-type="float">
            <text:p>290190</text:p>
          </table:table-cell>
        </table:table-row>
        <table:table-row table:style-name="ro2">
          <table:table-cell office:value-type="string" calcext:value-type="string">
            <text:p><text:a xlink:href="javascript:sym(6327)" xlink:type="simple">Pomo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32216" calcext:value-type="float">
            <text:p>132216</text:p>
          </table:table-cell>
          <table:table-cell office:value-type="float" office:value="147966" calcext:value-type="float">
            <text:p>147966</text:p>
          </table:table-cell>
          <table:table-cell office:value-type="float" office:value="149235" calcext:value-type="float">
            <text:p>149235</text:p>
          </table:table-cell>
          <table:table-cell office:value-type="float" office:value="151470" calcext:value-type="float">
            <text:p>151470</text:p>
          </table:table-cell>
          <table:table-cell office:value-type="float" office:value="145502" calcext:value-type="float">
            <text:p>145502</text:p>
          </table:table-cell>
        </table:table-row>
        <table:table-row table:style-name="ro2">
          <table:table-cell office:value-type="string" calcext:value-type="string">
            <text:p><text:a xlink:href="javascript:sym(9217)" xlink:type="simple">Pompano Beac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92078" calcext:value-type="float">
            <text:p>92078</text:p>
          </table:table-cell>
          <table:table-cell office:value-type="float" office:value="100277" calcext:value-type="float">
            <text:p>100277</text:p>
          </table:table-cell>
          <table:table-cell office:value-type="float" office:value="99752" calcext:value-type="float">
            <text:p>99752</text:p>
          </table:table-cell>
          <table:table-cell office:value-type="float" office:value="112055" calcext:value-type="float">
            <text:p>112055</text:p>
          </table:table-cell>
          <table:table-cell office:value-type="float" office:value="113619" calcext:value-type="float">
            <text:p>113619</text:p>
          </table:table-cell>
        </table:table-row>
        <table:table-row table:style-name="ro2">
          <table:table-cell office:value-type="string" calcext:value-type="string">
            <text:p><text:a xlink:href="javascript:sym(6330)" xlink:type="simple">Portla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R</text:p>
          </table:table-cell>
          <table:table-cell office:value-type="float" office:value="485995" calcext:value-type="float">
            <text:p>485995</text:p>
          </table:table-cell>
          <table:table-cell office:value-type="float" office:value="529122" calcext:value-type="float">
            <text:p>529122</text:p>
          </table:table-cell>
          <table:table-cell office:value-type="float" office:value="583810" calcext:value-type="float">
            <text:p>583810</text:p>
          </table:table-cell>
          <table:table-cell office:value-type="float" office:value="652521" calcext:value-type="float">
            <text:p>652521</text:p>
          </table:table-cell>
          <table:table-cell office:value-type="float" office:value="630498" calcext:value-type="float">
            <text:p>630498</text:p>
          </table:table-cell>
        </table:table-row>
        <table:table-row table:style-name="ro2">
          <table:table-cell office:value-type="string" calcext:value-type="string">
            <text:p><text:a xlink:href="javascript:sym(9302)" xlink:type="simple">Port St. Luci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55771" calcext:value-type="float">
            <text:p>55771</text:p>
          </table:table-cell>
          <table:table-cell office:value-type="float" office:value="88454" calcext:value-type="float">
            <text:p>88454</text:p>
          </table:table-cell>
          <table:table-cell office:value-type="float" office:value="164200" calcext:value-type="float">
            <text:p>164200</text:p>
          </table:table-cell>
          <table:table-cell office:value-type="float" office:value="204855" calcext:value-type="float">
            <text:p>204855</text:p>
          </table:table-cell>
          <table:table-cell office:value-type="float" office:value="245021" calcext:value-type="float">
            <text:p>245021</text:p>
          </table:table-cell>
        </table:table-row>
        <table:table-row table:style-name="ro2">
          <table:table-cell office:value-type="string" calcext:value-type="string">
            <text:p><text:a xlink:href="javascript:sym(6334)" xlink:type="simple">Providenc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RI</text:p>
          </table:table-cell>
          <table:table-cell office:value-type="float" office:value="160591" calcext:value-type="float">
            <text:p>160591</text:p>
          </table:table-cell>
          <table:table-cell office:value-type="float" office:value="173525" calcext:value-type="float">
            <text:p>173525</text:p>
          </table:table-cell>
          <table:table-cell office:value-type="float" office:value="177732" calcext:value-type="float">
            <text:p>177732</text:p>
          </table:table-cell>
          <table:table-cell office:value-type="float" office:value="190931" calcext:value-type="float">
            <text:p>190931</text:p>
          </table:table-cell>
          <table:table-cell office:value-type="float" office:value="190792" calcext:value-type="float">
            <text:p>190792</text:p>
          </table:table-cell>
        </table:table-row>
        <table:table-row table:style-name="ro2">
          <table:table-cell office:value-type="string" calcext:value-type="string">
            <text:p><text:a xlink:href="javascript:sym(6335)" xlink:type="simple">Prov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</text:p>
          </table:table-cell>
          <table:table-cell office:value-type="float" office:value="86993" calcext:value-type="float">
            <text:p>86993</text:p>
          </table:table-cell>
          <table:table-cell office:value-type="float" office:value="105552" calcext:value-type="float">
            <text:p>105552</text:p>
          </table:table-cell>
          <table:table-cell office:value-type="float" office:value="112485" calcext:value-type="float">
            <text:p>112485</text:p>
          </table:table-cell>
          <table:table-cell office:value-type="float" office:value="115170" calcext:value-type="float">
            <text:p>115170</text:p>
          </table:table-cell>
          <table:table-cell office:value-type="float" office:value="113343" calcext:value-type="float">
            <text:p>113343</text:p>
          </table:table-cell>
        </table:table-row>
        <table:table-row table:style-name="ro2">
          <table:table-cell office:value-type="string" calcext:value-type="string">
            <text:p><text:a xlink:href="javascript:sym(6336)" xlink:type="simple">Puebl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98723" calcext:value-type="float">
            <text:p>98723</text:p>
          </table:table-cell>
          <table:table-cell office:value-type="float" office:value="101796" calcext:value-type="float">
            <text:p>101796</text:p>
          </table:table-cell>
          <table:table-cell office:value-type="float" office:value="106539" calcext:value-type="float">
            <text:p>106539</text:p>
          </table:table-cell>
          <table:table-cell office:value-type="float" office:value="111871" calcext:value-type="float">
            <text:p>111871</text:p>
          </table:table-cell>
          <table:table-cell office:value-type="float" office:value="111077" calcext:value-type="float">
            <text:p>111077</text:p>
          </table:table-cell>
        </table:table-row>
        <table:table-row table:style-name="ro2">
          <table:table-cell office:value-type="string" calcext:value-type="string">
            <text:p><text:a xlink:href="javascript:sym(9189)" xlink:type="simple">Quinc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85005" calcext:value-type="float">
            <text:p>85005</text:p>
          </table:table-cell>
          <table:table-cell office:value-type="float" office:value="88025" calcext:value-type="float">
            <text:p>88025</text:p>
          </table:table-cell>
          <table:table-cell office:value-type="float" office:value="92260" calcext:value-type="float">
            <text:p>92260</text:p>
          </table:table-cell>
          <table:table-cell office:value-type="float" office:value="101614" calcext:value-type="float">
            <text:p>101614</text:p>
          </table:table-cell>
          <table:table-cell office:value-type="float" office:value="101597" calcext:value-type="float">
            <text:p>101597</text:p>
          </table:table-cell>
        </table:table-row>
        <table:table-row table:style-name="ro2">
          <table:table-cell office:value-type="string" calcext:value-type="string">
            <text:p><text:a xlink:href="javascript:sym(6338)" xlink:type="simple">Raleig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C</text:p>
          </table:table-cell>
          <table:table-cell office:value-type="float" office:value="221331" calcext:value-type="float">
            <text:p>221331</text:p>
          </table:table-cell>
          <table:table-cell office:value-type="float" office:value="288283" calcext:value-type="float">
            <text:p>288283</text:p>
          </table:table-cell>
          <table:table-cell office:value-type="float" office:value="404118" calcext:value-type="float">
            <text:p>404118</text:p>
          </table:table-cell>
          <table:table-cell office:value-type="float" office:value="467867" calcext:value-type="float">
            <text:p>467867</text:p>
          </table:table-cell>
          <table:table-cell office:value-type="float" office:value="482295" calcext:value-type="float">
            <text:p>482295</text:p>
          </table:table-cell>
        </table:table-row>
        <table:table-row table:style-name="ro2">
          <table:table-cell office:value-type="string" calcext:value-type="string">
            <text:p><text:a xlink:href="javascript:sym(6339)" xlink:type="simple">Rancho Cucamong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01482" calcext:value-type="float">
            <text:p>101482</text:p>
          </table:table-cell>
          <table:table-cell office:value-type="float" office:value="127755" calcext:value-type="float">
            <text:p>127755</text:p>
          </table:table-cell>
          <table:table-cell office:value-type="float" office:value="165373" calcext:value-type="float">
            <text:p>165373</text:p>
          </table:table-cell>
          <table:table-cell office:value-type="float" office:value="174625" calcext:value-type="float">
            <text:p>174625</text:p>
          </table:table-cell>
          <table:table-cell office:value-type="float" office:value="174405" calcext:value-type="float">
            <text:p>174405</text:p>
          </table:table-cell>
        </table:table-row>
        <table:table-row table:style-name="ro2">
          <table:table-cell office:value-type="string" calcext:value-type="string">
            <text:p><text:a xlink:href="javascript:sym(6342)" xlink:type="simple">Re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V</text:p>
          </table:table-cell>
          <table:table-cell office:value-type="float" office:value="142416" calcext:value-type="float">
            <text:p>142416</text:p>
          </table:table-cell>
          <table:table-cell office:value-type="float" office:value="183547" calcext:value-type="float">
            <text:p>183547</text:p>
          </table:table-cell>
          <table:table-cell office:value-type="float" office:value="225325" calcext:value-type="float">
            <text:p>225325</text:p>
          </table:table-cell>
          <table:table-cell office:value-type="float" office:value="264146" calcext:value-type="float">
            <text:p>264146</text:p>
          </table:table-cell>
          <table:table-cell office:value-type="float" office:value="274915" calcext:value-type="float">
            <text:p>274915</text:p>
          </table:table-cell>
        </table:table-row>
        <table:table-row table:style-name="ro2">
          <table:table-cell office:value-type="string" calcext:value-type="string">
            <text:p><text:a xlink:href="javascript:sym(14197)" xlink:type="simple">Ren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</text:p>
          </table:table-cell>
          <table:table-cell office:value-type="float" office:value="61479" calcext:value-type="float">
            <text:p>61479</text:p>
          </table:table-cell>
          <table:table-cell office:value-type="float" office:value="72775" calcext:value-type="float">
            <text:p>72775</text:p>
          </table:table-cell>
          <table:table-cell office:value-type="float" office:value="91929" calcext:value-type="float">
            <text:p>91929</text:p>
          </table:table-cell>
          <table:table-cell office:value-type="float" office:value="106839" calcext:value-type="float">
            <text:p>106839</text:p>
          </table:table-cell>
          <table:table-cell office:value-type="float" office:value="104491" calcext:value-type="float">
            <text:p>104491</text:p>
          </table:table-cell>
        </table:table-row>
        <table:table-row table:style-name="ro2">
          <table:table-cell office:value-type="string" calcext:value-type="string">
            <text:p><text:a xlink:href="javascript:sym(9218)" xlink:type="simple">Rial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72706" calcext:value-type="float">
            <text:p>72706</text:p>
          </table:table-cell>
          <table:table-cell office:value-type="float" office:value="92035" calcext:value-type="float">
            <text:p>92035</text:p>
          </table:table-cell>
          <table:table-cell office:value-type="float" office:value="99301" calcext:value-type="float">
            <text:p>99301</text:p>
          </table:table-cell>
          <table:table-cell office:value-type="float" office:value="104047" calcext:value-type="float">
            <text:p>104047</text:p>
          </table:table-cell>
          <table:table-cell office:value-type="float" office:value="103391" calcext:value-type="float">
            <text:p>103391</text:p>
          </table:table-cell>
        </table:table-row>
        <table:table-row table:style-name="ro2">
          <table:table-cell office:value-type="string" calcext:value-type="string">
            <text:p><text:a xlink:href="javascript:sym(9209)" xlink:type="simple">Richards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74966" calcext:value-type="float">
            <text:p>74966</text:p>
          </table:table-cell>
          <table:table-cell office:value-type="float" office:value="91132" calcext:value-type="float">
            <text:p>91132</text:p>
          </table:table-cell>
          <table:table-cell office:value-type="float" office:value="99251" calcext:value-type="float">
            <text:p>99251</text:p>
          </table:table-cell>
          <table:table-cell office:value-type="float" office:value="119464" calcext:value-type="float">
            <text:p>119464</text:p>
          </table:table-cell>
          <table:table-cell office:value-type="float" office:value="117435" calcext:value-type="float">
            <text:p>117435</text:p>
          </table:table-cell>
        </table:table-row>
        <table:table-row table:style-name="ro2">
          <table:table-cell office:value-type="string" calcext:value-type="string">
            <text:p><text:a xlink:href="javascript:sym(6344)" xlink:type="simple">Richmo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</text:p>
          </table:table-cell>
          <table:table-cell office:value-type="float" office:value="202713" calcext:value-type="float">
            <text:p>202713</text:p>
          </table:table-cell>
          <table:table-cell office:value-type="float" office:value="196991" calcext:value-type="float">
            <text:p>196991</text:p>
          </table:table-cell>
          <table:table-cell office:value-type="float" office:value="204440" calcext:value-type="float">
            <text:p>204440</text:p>
          </table:table-cell>
          <table:table-cell office:value-type="float" office:value="226548" calcext:value-type="float">
            <text:p>226548</text:p>
          </table:table-cell>
          <table:table-cell office:value-type="float" office:value="229247" calcext:value-type="float">
            <text:p>229247</text:p>
          </table:table-cell>
        </table:table-row>
        <table:table-row table:style-name="ro2">
          <table:table-cell office:value-type="string" calcext:value-type="string">
            <text:p><text:a xlink:href="javascript:sym(9186)" xlink:type="simple">Richmo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85976" calcext:value-type="float">
            <text:p>85976</text:p>
          </table:table-cell>
          <table:table-cell office:value-type="float" office:value="99250" calcext:value-type="float">
            <text:p>99250</text:p>
          </table:table-cell>
          <table:table-cell office:value-type="float" office:value="103337" calcext:value-type="float">
            <text:p>103337</text:p>
          </table:table-cell>
          <table:table-cell office:value-type="float" office:value="116324" calcext:value-type="float">
            <text:p>116324</text:p>
          </table:table-cell>
          <table:table-cell office:value-type="float" office:value="114106" calcext:value-type="float">
            <text:p>114106</text:p>
          </table:table-cell>
        </table:table-row>
        <table:table-row table:style-name="ro2">
          <table:table-cell office:value-type="string" calcext:value-type="string">
            <text:p><text:a xlink:href="javascript:sym(9463)" xlink:type="simple">Rio Ranch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M</text:p>
          </table:table-cell>
          <table:table-cell office:value-type="float" office:value="32542" calcext:value-type="float">
            <text:p>32542</text:p>
          </table:table-cell>
          <table:table-cell office:value-type="float" office:value="51733" calcext:value-type="float">
            <text:p>51733</text:p>
          </table:table-cell>
          <table:table-cell office:value-type="float" office:value="87389" calcext:value-type="float">
            <text:p>87389</text:p>
          </table:table-cell>
          <table:table-cell office:value-type="float" office:value="104044" calcext:value-type="float">
            <text:p>104044</text:p>
          </table:table-cell>
          <table:table-cell office:value-type="float" office:value="110660" calcext:value-type="float">
            <text:p>110660</text:p>
          </table:table-cell>
        </table:table-row>
        <table:table-row table:style-name="ro2">
          <table:table-cell office:value-type="string" calcext:value-type="string">
            <text:p><text:a xlink:href="javascript:sym(6345)" xlink:type="simple">Riversid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226602" calcext:value-type="float">
            <text:p>226602</text:p>
          </table:table-cell>
          <table:table-cell office:value-type="float" office:value="256730" calcext:value-type="float">
            <text:p>256730</text:p>
          </table:table-cell>
          <table:table-cell office:value-type="float" office:value="303905" calcext:value-type="float">
            <text:p>303905</text:p>
          </table:table-cell>
          <table:table-cell office:value-type="float" office:value="315015" calcext:value-type="float">
            <text:p>315015</text:p>
          </table:table-cell>
          <table:table-cell office:value-type="float" office:value="318858" calcext:value-type="float">
            <text:p>318858</text:p>
          </table:table-cell>
        </table:table-row>
        <table:table-row table:style-name="ro2">
          <table:table-cell office:value-type="string" calcext:value-type="string">
            <text:p><text:a xlink:href="javascript:sym(31152)" xlink:type="simple">Riverview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FL</text:p>
          </table:table-cell>
          <table:table-cell office:value-type="float" office:value="19009" calcext:value-type="float">
            <text:p>19009</text:p>
          </table:table-cell>
          <table:table-cell office:value-type="float" office:value="30916" calcext:value-type="float">
            <text:p>30916</text:p>
          </table:table-cell>
          <table:table-cell office:value-type="float" office:value="71050" calcext:value-type="float">
            <text:p>71050</text:p>
          </table:table-cell>
          <table:table-cell office:value-type="float" office:value="107396" calcext:value-type="float">
            <text:p>107396</text:p>
          </table:table-cell>
          <table:table-cell table:style-name="ce3" office:value-type="float" office:value="119200" calcext:value-type="float">
            <text:p>119200</text:p>
          </table:table-cell>
        </table:table-row>
        <table:table-row table:style-name="ro2">
          <table:table-cell office:value-type="string" calcext:value-type="string">
            <text:p><text:a xlink:href="javascript:sym(6348)" xlink:type="simple">Rochest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Y</text:p>
          </table:table-cell>
          <table:table-cell office:value-type="float" office:value="230463" calcext:value-type="float">
            <text:p>230463</text:p>
          </table:table-cell>
          <table:table-cell office:value-type="float" office:value="220167" calcext:value-type="float">
            <text:p>220167</text:p>
          </table:table-cell>
          <table:table-cell office:value-type="float" office:value="210645" calcext:value-type="float">
            <text:p>210645</text:p>
          </table:table-cell>
          <table:table-cell office:value-type="float" office:value="211314" calcext:value-type="float">
            <text:p>211314</text:p>
          </table:table-cell>
          <table:table-cell office:value-type="float" office:value="207274" calcext:value-type="float">
            <text:p>207274</text:p>
          </table:table-cell>
        </table:table-row>
        <table:table-row table:style-name="ro2">
          <table:table-cell office:value-type="string" calcext:value-type="string">
            <text:p><text:a xlink:href="javascript:sym(6347)" xlink:type="simple">Rochest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N</text:p>
          </table:table-cell>
          <table:table-cell office:value-type="float" office:value="75992" calcext:value-type="float">
            <text:p>75992</text:p>
          </table:table-cell>
          <table:table-cell office:value-type="float" office:value="90080" calcext:value-type="float">
            <text:p>90080</text:p>
          </table:table-cell>
          <table:table-cell office:value-type="float" office:value="106825" calcext:value-type="float">
            <text:p>106825</text:p>
          </table:table-cell>
          <table:table-cell office:value-type="float" office:value="121392" calcext:value-type="float">
            <text:p>121392</text:p>
          </table:table-cell>
          <table:table-cell office:value-type="float" office:value="122413" calcext:value-type="float">
            <text:p>122413</text:p>
          </table:table-cell>
        </table:table-row>
        <table:table-row table:style-name="ro2">
          <table:table-cell office:value-type="string" calcext:value-type="string">
            <text:p><text:a xlink:href="javascript:sym(6349)" xlink:type="simple">Rockfo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L</text:p>
          </table:table-cell>
          <table:table-cell office:value-type="float" office:value="144061" calcext:value-type="float">
            <text:p>144061</text:p>
          </table:table-cell>
          <table:table-cell office:value-type="float" office:value="151365" calcext:value-type="float">
            <text:p>151365</text:p>
          </table:table-cell>
          <table:table-cell office:value-type="float" office:value="153311" calcext:value-type="float">
            <text:p>153311</text:p>
          </table:table-cell>
          <table:table-cell office:value-type="float" office:value="148924" calcext:value-type="float">
            <text:p>148924</text:p>
          </table:table-cell>
          <table:table-cell office:value-type="float" office:value="146120" calcext:value-type="float">
            <text:p>146120</text:p>
          </table:table-cell>
        </table:table-row>
        <table:table-row table:style-name="ro2">
          <table:table-cell office:value-type="string" calcext:value-type="string">
            <text:p><text:a xlink:href="javascript:sym(9411)" xlink:type="simple">Rose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44710" calcext:value-type="float">
            <text:p>44710</text:p>
          </table:table-cell>
          <table:table-cell office:value-type="float" office:value="79857" calcext:value-type="float">
            <text:p>79857</text:p>
          </table:table-cell>
          <table:table-cell office:value-type="float" office:value="119277" calcext:value-type="float">
            <text:p>119277</text:p>
          </table:table-cell>
          <table:table-cell office:value-type="float" office:value="147791" calcext:value-type="float">
            <text:p>147791</text:p>
          </table:table-cell>
          <table:table-cell office:value-type="float" office:value="159135" calcext:value-type="float">
            <text:p>159135</text:p>
          </table:table-cell>
        </table:table-row>
        <table:table-row table:style-name="ro2">
          <table:table-cell office:value-type="string" calcext:value-type="string">
            <text:p><text:a xlink:href="javascript:sym(9464)" xlink:type="simple">Round Roc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31745" calcext:value-type="float">
            <text:p>31745</text:p>
          </table:table-cell>
          <table:table-cell office:value-type="float" office:value="61334" calcext:value-type="float">
            <text:p>61334</text:p>
          </table:table-cell>
          <table:table-cell office:value-type="float" office:value="100019" calcext:value-type="float">
            <text:p>100019</text:p>
          </table:table-cell>
          <table:table-cell office:value-type="float" office:value="119510" calcext:value-type="float">
            <text:p>119510</text:p>
          </table:table-cell>
          <table:table-cell office:value-type="float" office:value="130406" calcext:value-type="float">
            <text:p>130406</text:p>
          </table:table-cell>
        </table:table-row>
        <table:table-row table:style-name="ro2">
          <table:table-cell office:value-type="string" calcext:value-type="string">
            <text:p><text:a xlink:href="javascript:sym(6351)" xlink:type="simple">Sacrament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369900" calcext:value-type="float">
            <text:p>369900</text:p>
          </table:table-cell>
          <table:table-cell office:value-type="float" office:value="406606" calcext:value-type="float">
            <text:p>406606</text:p>
          </table:table-cell>
          <table:table-cell office:value-type="float" office:value="466369" calcext:value-type="float">
            <text:p>466369</text:p>
          </table:table-cell>
          <table:table-cell office:value-type="float" office:value="524925" calcext:value-type="float">
            <text:p>524925</text:p>
          </table:table-cell>
          <table:table-cell office:value-type="float" office:value="526384" calcext:value-type="float">
            <text:p>526384</text:p>
          </table:table-cell>
        </table:table-row>
        <table:table-row table:style-name="ro2">
          <table:table-cell office:value-type="string" calcext:value-type="string">
            <text:p><text:a xlink:href="javascript:sym(6358)" xlink:type="simple">Sale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R</text:p>
          </table:table-cell>
          <table:table-cell office:value-type="float" office:value="108951" calcext:value-type="float">
            <text:p>108951</text:p>
          </table:table-cell>
          <table:table-cell office:value-type="float" office:value="139843" calcext:value-type="float">
            <text:p>139843</text:p>
          </table:table-cell>
          <table:table-cell office:value-type="float" office:value="154905" calcext:value-type="float">
            <text:p>154905</text:p>
          </table:table-cell>
          <table:table-cell office:value-type="float" office:value="175478" calcext:value-type="float">
            <text:p>175478</text:p>
          </table:table-cell>
          <table:table-cell office:value-type="float" office:value="177432" calcext:value-type="float">
            <text:p>177432</text:p>
          </table:table-cell>
        </table:table-row>
        <table:table-row table:style-name="ro2">
          <table:table-cell office:value-type="string" calcext:value-type="string">
            <text:p><text:a xlink:href="javascript:sym(6359)" xlink:type="simple">Salina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08851" calcext:value-type="float">
            <text:p>108851</text:p>
          </table:table-cell>
          <table:table-cell office:value-type="float" office:value="151421" calcext:value-type="float">
            <text:p>151421</text:p>
          </table:table-cell>
          <table:table-cell office:value-type="float" office:value="150560" calcext:value-type="float">
            <text:p>150560</text:p>
          </table:table-cell>
          <table:table-cell office:value-type="float" office:value="163540" calcext:value-type="float">
            <text:p>163540</text:p>
          </table:table-cell>
          <table:table-cell office:value-type="float" office:value="159506" calcext:value-type="float">
            <text:p>159506</text:p>
          </table:table-cell>
        </table:table-row>
        <table:table-row table:style-name="ro2">
          <table:table-cell office:value-type="string" calcext:value-type="string">
            <text:p><text:a xlink:href="javascript:sym(6360)" xlink:type="simple">Salt Lake Cit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</text:p>
          </table:table-cell>
          <table:table-cell office:value-type="float" office:value="159962" calcext:value-type="float">
            <text:p>159962</text:p>
          </table:table-cell>
          <table:table-cell office:value-type="float" office:value="181619" calcext:value-type="float">
            <text:p>181619</text:p>
          </table:table-cell>
          <table:table-cell office:value-type="float" office:value="186430" calcext:value-type="float">
            <text:p>186430</text:p>
          </table:table-cell>
          <table:table-cell office:value-type="float" office:value="199708" calcext:value-type="float">
            <text:p>199708</text:p>
          </table:table-cell>
          <table:table-cell office:value-type="float" office:value="209593" calcext:value-type="float">
            <text:p>209593</text:p>
          </table:table-cell>
        </table:table-row>
        <table:table-row table:style-name="ro2">
          <table:table-cell office:value-type="string" calcext:value-type="string">
            <text:p><text:a xlink:href="javascript:sym(6361)" xlink:type="simple">San Antoni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998043" calcext:value-type="float">
            <text:p>998043</text:p>
          </table:table-cell>
          <table:table-cell office:value-type="float" office:value="1151314" calcext:value-type="float">
            <text:p>1151314</text:p>
          </table:table-cell>
          <table:table-cell office:value-type="float" office:value="1326819" calcext:value-type="float">
            <text:p>1326819</text:p>
          </table:table-cell>
          <table:table-cell office:value-type="float" office:value="1434306" calcext:value-type="float">
            <text:p>1434306</text:p>
          </table:table-cell>
          <table:table-cell office:value-type="float" office:value="1495295" calcext:value-type="float">
            <text:p>1495295</text:p>
          </table:table-cell>
        </table:table-row>
        <table:table-row table:style-name="ro2">
          <table:table-cell office:value-type="string" calcext:value-type="string">
            <text:p><text:a xlink:href="javascript:sym(6362)" xlink:type="simple">San Bernardin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71246" calcext:value-type="float">
            <text:p>171246</text:p>
          </table:table-cell>
          <table:table-cell office:value-type="float" office:value="188742" calcext:value-type="float">
            <text:p>188742</text:p>
          </table:table-cell>
          <table:table-cell office:value-type="float" office:value="210309" calcext:value-type="float">
            <text:p>210309</text:p>
          </table:table-cell>
          <table:table-cell office:value-type="float" office:value="222073" calcext:value-type="float">
            <text:p>222073</text:p>
          </table:table-cell>
          <table:table-cell office:value-type="float" office:value="223728" calcext:value-type="float">
            <text:p>223728</text:p>
          </table:table-cell>
        </table:table-row>
        <table:table-row table:style-name="ro3">
          <table:table-cell office:value-type="string" calcext:value-type="string">
            <text:p><text:a xlink:href="javascript:sym(9173)" xlink:type="simple">San Buenaventura</text:a> (Ventura)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93568" calcext:value-type="float">
            <text:p>93568</text:p>
          </table:table-cell>
          <table:table-cell office:value-type="float" office:value="100809" calcext:value-type="float">
            <text:p>100809</text:p>
          </table:table-cell>
          <table:table-cell office:value-type="float" office:value="107212" calcext:value-type="float">
            <text:p>107212</text:p>
          </table:table-cell>
          <table:table-cell office:value-type="float" office:value="110738" calcext:value-type="float">
            <text:p>110738</text:p>
          </table:table-cell>
          <table:table-cell office:value-type="float" office:value="109058" calcext:value-type="float">
            <text:p>109058</text:p>
          </table:table-cell>
        </table:table-row>
        <table:table-row table:style-name="ro2">
          <table:table-cell office:value-type="string" calcext:value-type="string">
            <text:p><text:a xlink:href="javascript:sym(6363)" xlink:type="simple">San Dieg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110910" calcext:value-type="float">
            <text:p>1110910</text:p>
          </table:table-cell>
          <table:table-cell office:value-type="float" office:value="1222920" calcext:value-type="float">
            <text:p>1222920</text:p>
          </table:table-cell>
          <table:table-cell office:value-type="float" office:value="1301927" calcext:value-type="float">
            <text:p>1301927</text:p>
          </table:table-cell>
          <table:table-cell office:value-type="float" office:value="1386972" calcext:value-type="float">
            <text:p>1386972</text:p>
          </table:table-cell>
          <table:table-cell office:value-type="float" office:value="1388320" calcext:value-type="float">
            <text:p>1388320</text:p>
          </table:table-cell>
        </table:table-row>
        <table:table-row table:style-name="ro2">
          <table:table-cell office:value-type="string" calcext:value-type="string">
            <text:p><text:a xlink:href="javascript:sym(9483)" xlink:type="simple">Sandy Spring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</text:p>
          </table:table-cell>
          <table:table-cell office:value-type="float" office:value="67842" calcext:value-type="float">
            <text:p>67842</text:p>
          </table:table-cell>
          <table:table-cell office:value-type="float" office:value="85821" calcext:value-type="float">
            <text:p>85821</text:p>
          </table:table-cell>
          <table:table-cell office:value-type="float" office:value="93828" calcext:value-type="float">
            <text:p>93828</text:p>
          </table:table-cell>
          <table:table-cell office:value-type="float" office:value="108067" calcext:value-type="float">
            <text:p>108067</text:p>
          </table:table-cell>
          <table:table-cell office:value-type="float" office:value="105793" calcext:value-type="float">
            <text:p>105793</text:p>
          </table:table-cell>
        </table:table-row>
        <table:table-row table:style-name="ro2">
          <table:table-cell office:value-type="string" calcext:value-type="string">
            <text:p><text:a xlink:href="javascript:sym(6364)" xlink:type="simple">San Francisc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723959" calcext:value-type="float">
            <text:p>723959</text:p>
          </table:table-cell>
          <table:table-cell office:value-type="float" office:value="776764" calcext:value-type="float">
            <text:p>776764</text:p>
          </table:table-cell>
          <table:table-cell office:value-type="float" office:value="805184" calcext:value-type="float">
            <text:p>805184</text:p>
          </table:table-cell>
          <table:table-cell office:value-type="float" office:value="873950" calcext:value-type="float">
            <text:p>873950</text:p>
          </table:table-cell>
          <table:table-cell office:value-type="float" office:value="808988" calcext:value-type="float">
            <text:p>808988</text:p>
          </table:table-cell>
        </table:table-row>
        <table:table-row table:style-name="ro2">
          <table:table-cell office:value-type="string" calcext:value-type="string">
            <text:p><text:a xlink:href="javascript:sym(6365)" xlink:type="simple">San Jos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783233" calcext:value-type="float">
            <text:p>783233</text:p>
          </table:table-cell>
          <table:table-cell office:value-type="float" office:value="903937" calcext:value-type="float">
            <text:p>903937</text:p>
          </table:table-cell>
          <table:table-cell office:value-type="float" office:value="952354" calcext:value-type="float">
            <text:p>952354</text:p>
          </table:table-cell>
          <table:table-cell office:value-type="float" office:value="1013241" calcext:value-type="float">
            <text:p>1013241</text:p>
          </table:table-cell>
          <table:table-cell office:value-type="float" office:value="969655" calcext:value-type="float">
            <text:p>969655</text:p>
          </table:table-cell>
        </table:table-row>
        <table:table-row table:style-name="ro2">
          <table:table-cell office:value-type="string" calcext:value-type="string">
            <text:p><text:a xlink:href="javascript:sym(9187)" xlink:type="simple">San Mate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85832" calcext:value-type="float">
            <text:p>85832</text:p>
          </table:table-cell>
          <table:table-cell office:value-type="float" office:value="92634" calcext:value-type="float">
            <text:p>92634</text:p>
          </table:table-cell>
          <table:table-cell office:value-type="float" office:value="97130" calcext:value-type="float">
            <text:p>97130</text:p>
          </table:table-cell>
          <table:table-cell office:value-type="float" office:value="105665" calcext:value-type="float">
            <text:p>105665</text:p>
          </table:table-cell>
          <table:table-cell office:value-type="float" office:value="101327" calcext:value-type="float">
            <text:p>101327</text:p>
          </table:table-cell>
        </table:table-row>
        <table:table-row table:style-name="ro2">
          <table:table-cell office:value-type="string" calcext:value-type="string">
            <text:p><text:a xlink:href="javascript:sym(6367)" xlink:type="simple">Santa A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294214" calcext:value-type="float">
            <text:p>294214</text:p>
          </table:table-cell>
          <table:table-cell office:value-type="float" office:value="337707" calcext:value-type="float">
            <text:p>337707</text:p>
          </table:table-cell>
          <table:table-cell office:value-type="float" office:value="324778" calcext:value-type="float">
            <text:p>324778</text:p>
          </table:table-cell>
          <table:table-cell office:value-type="float" office:value="310557" calcext:value-type="float">
            <text:p>310557</text:p>
          </table:table-cell>
          <table:table-cell office:value-type="float" office:value="310539" calcext:value-type="float">
            <text:p>310539</text:p>
          </table:table-cell>
        </table:table-row>
        <table:table-row table:style-name="ro2">
          <table:table-cell office:value-type="string" calcext:value-type="string">
            <text:p><text:a xlink:href="javascript:sym(9171)" xlink:type="simple">Santa Clar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93823" calcext:value-type="float">
            <text:p>93823</text:p>
          </table:table-cell>
          <table:table-cell office:value-type="float" office:value="102670" calcext:value-type="float">
            <text:p>102670</text:p>
          </table:table-cell>
          <table:table-cell office:value-type="float" office:value="116328" calcext:value-type="float">
            <text:p>116328</text:p>
          </table:table-cell>
          <table:table-cell office:value-type="float" office:value="127862" calcext:value-type="float">
            <text:p>127862</text:p>
          </table:table-cell>
          <table:table-cell office:value-type="float" office:value="131062" calcext:value-type="float">
            <text:p>131062</text:p>
          </table:table-cell>
        </table:table-row>
        <table:table-row table:style-name="ro2">
          <table:table-cell office:value-type="string" calcext:value-type="string">
            <text:p><text:a xlink:href="javascript:sym(6369)" xlink:type="simple">Santa Clari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22690" calcext:value-type="float">
            <text:p>122690</text:p>
          </table:table-cell>
          <table:table-cell office:value-type="float" office:value="163281" calcext:value-type="float">
            <text:p>163281</text:p>
          </table:table-cell>
          <table:table-cell office:value-type="float" office:value="208778" calcext:value-type="float">
            <text:p>208778</text:p>
          </table:table-cell>
          <table:table-cell office:value-type="float" office:value="232804" calcext:value-type="float">
            <text:p>232804</text:p>
          </table:table-cell>
          <table:table-cell office:value-type="float" office:value="224028" calcext:value-type="float">
            <text:p>224028</text:p>
          </table:table-cell>
        </table:table-row>
        <table:table-row table:style-name="ro2">
          <table:table-cell office:value-type="string" calcext:value-type="string">
            <text:p><text:a xlink:href="javascript:sym(9269)" xlink:type="simple">Santa Mar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62001" calcext:value-type="float">
            <text:p>62001</text:p>
          </table:table-cell>
          <table:table-cell office:value-type="float" office:value="76822" calcext:value-type="float">
            <text:p>76822</text:p>
          </table:table-cell>
          <table:table-cell office:value-type="float" office:value="99596" calcext:value-type="float">
            <text:p>99596</text:p>
          </table:table-cell>
          <table:table-cell office:value-type="float" office:value="109697" calcext:value-type="float">
            <text:p>109697</text:p>
          </table:table-cell>
          <table:table-cell office:value-type="float" office:value="109987" calcext:value-type="float">
            <text:p>109987</text:p>
          </table:table-cell>
        </table:table-row>
        <table:table-row table:style-name="ro2">
          <table:table-cell office:value-type="string" calcext:value-type="string">
            <text:p><text:a xlink:href="javascript:sym(31117)" xlink:type="simple">San Tan Valley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AZ</text:p>
          </table:table-cell>
          <table:table-cell office:value-type="float" office:value="2226" calcext:value-type="float">
            <text:p>2226</text:p>
          </table:table-cell>
          <table:table-cell office:value-type="float" office:value="5122" calcext:value-type="float">
            <text:p>5122</text:p>
          </table:table-cell>
          <table:table-cell office:value-type="float" office:value="86178" calcext:value-type="float">
            <text:p>86178</text:p>
          </table:table-cell>
          <table:table-cell office:value-type="float" office:value="99894" calcext:value-type="float">
            <text:p>99894</text:p>
          </table:table-cell>
          <table:table-cell table:style-name="ce3" office:value-type="float" office:value="104400" calcext:value-type="float">
            <text:p>104400</text:p>
          </table:table-cell>
        </table:table-row>
        <table:table-row table:style-name="ro2">
          <table:table-cell office:value-type="string" calcext:value-type="string">
            <text:p><text:a xlink:href="javascript:sym(6372)" xlink:type="simple">Santa Ro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26642" calcext:value-type="float">
            <text:p>126642</text:p>
          </table:table-cell>
          <table:table-cell office:value-type="float" office:value="155634" calcext:value-type="float">
            <text:p>155634</text:p>
          </table:table-cell>
          <table:table-cell office:value-type="float" office:value="175015" calcext:value-type="float">
            <text:p>175015</text:p>
          </table:table-cell>
          <table:table-cell office:value-type="float" office:value="178123" calcext:value-type="float">
            <text:p>178123</text:p>
          </table:table-cell>
          <table:table-cell office:value-type="float" office:value="175845" calcext:value-type="float">
            <text:p>175845</text:p>
          </table:table-cell>
        </table:table-row>
        <table:table-row table:style-name="ro2">
          <table:table-cell office:value-type="string" calcext:value-type="string">
            <text:p><text:a xlink:href="javascript:sym(6374)" xlink:type="simple">Savanna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</text:p>
          </table:table-cell>
          <table:table-cell office:value-type="float" office:value="137776" calcext:value-type="float">
            <text:p>137776</text:p>
          </table:table-cell>
          <table:table-cell office:value-type="float" office:value="133237" calcext:value-type="float">
            <text:p>133237</text:p>
          </table:table-cell>
          <table:table-cell office:value-type="float" office:value="136919" calcext:value-type="float">
            <text:p>136919</text:p>
          </table:table-cell>
          <table:table-cell office:value-type="float" office:value="147774" calcext:value-type="float">
            <text:p>147774</text:p>
          </table:table-cell>
          <table:table-cell office:value-type="float" office:value="147748" calcext:value-type="float">
            <text:p>147748</text:p>
          </table:table-cell>
        </table:table-row>
        <table:table-row table:style-name="ro2">
          <table:table-cell office:value-type="string" calcext:value-type="string">
            <text:p><text:a xlink:href="javascript:sym(6375)" xlink:type="simple">Scottsda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129944" calcext:value-type="float">
            <text:p>129944</text:p>
          </table:table-cell>
          <table:table-cell office:value-type="float" office:value="202715" calcext:value-type="float">
            <text:p>202715</text:p>
          </table:table-cell>
          <table:table-cell office:value-type="float" office:value="217486" calcext:value-type="float">
            <text:p>217486</text:p>
          </table:table-cell>
          <table:table-cell office:value-type="float" office:value="241340" calcext:value-type="float">
            <text:p>241340</text:p>
          </table:table-cell>
          <table:table-cell office:value-type="float" office:value="244394" calcext:value-type="float">
            <text:p>244394</text:p>
          </table:table-cell>
        </table:table-row>
        <table:table-row table:style-name="ro2">
          <table:table-cell office:value-type="string" calcext:value-type="string">
            <text:p><text:a xlink:href="javascript:sym(6377)" xlink:type="simple">Seatt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</text:p>
          </table:table-cell>
          <table:table-cell office:value-type="float" office:value="516262" calcext:value-type="float">
            <text:p>516262</text:p>
          </table:table-cell>
          <table:table-cell office:value-type="float" office:value="563204" calcext:value-type="float">
            <text:p>563204</text:p>
          </table:table-cell>
          <table:table-cell office:value-type="float" office:value="608660" calcext:value-type="float">
            <text:p>608660</text:p>
          </table:table-cell>
          <table:table-cell office:value-type="float" office:value="737018" calcext:value-type="float">
            <text:p>737018</text:p>
          </table:table-cell>
          <table:table-cell office:value-type="float" office:value="755078" calcext:value-type="float">
            <text:p>755078</text:p>
          </table:table-cell>
        </table:table-row>
        <table:table-row table:style-name="ro2">
          <table:table-cell office:value-type="string" calcext:value-type="string">
            <text:p><text:a xlink:href="javascript:sym(6380)" xlink:type="simple">Shreveport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LA</text:p>
          </table:table-cell>
          <table:table-cell office:value-type="float" office:value="198972" calcext:value-type="float">
            <text:p>198972</text:p>
          </table:table-cell>
          <table:table-cell office:value-type="float" office:value="200028" calcext:value-type="float">
            <text:p>200028</text:p>
          </table:table-cell>
          <table:table-cell office:value-type="float" office:value="200941" calcext:value-type="float">
            <text:p>200941</text:p>
          </table:table-cell>
          <table:table-cell office:value-type="float" office:value="187601" calcext:value-type="float">
            <text:p>187601</text:p>
          </table:table-cell>
          <table:table-cell office:value-type="float" office:value="177959" calcext:value-type="float">
            <text:p>177959</text:p>
          </table:table-cell>
        </table:table-row>
        <table:table-row table:style-name="ro2">
          <table:table-cell office:value-type="string" calcext:value-type="string">
            <text:p><text:a xlink:href="javascript:sym(6381)" xlink:type="simple">Simi Valle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00325" calcext:value-type="float">
            <text:p>100325</text:p>
          </table:table-cell>
          <table:table-cell office:value-type="float" office:value="111333" calcext:value-type="float">
            <text:p>111333</text:p>
          </table:table-cell>
          <table:table-cell office:value-type="float" office:value="124247" calcext:value-type="float">
            <text:p>124247</text:p>
          </table:table-cell>
          <table:table-cell office:value-type="float" office:value="126367" calcext:value-type="float">
            <text:p>126367</text:p>
          </table:table-cell>
          <table:table-cell office:value-type="float" office:value="125113" calcext:value-type="float">
            <text:p>125113</text:p>
          </table:table-cell>
        </table:table-row>
        <table:table-row table:style-name="ro2">
          <table:table-cell office:value-type="string" calcext:value-type="string">
            <text:p><text:a xlink:href="javascript:sym(6383)" xlink:type="simple">Sioux Fall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D</text:p>
          </table:table-cell>
          <table:table-cell office:value-type="float" office:value="101720" calcext:value-type="float">
            <text:p>101720</text:p>
          </table:table-cell>
          <table:table-cell office:value-type="float" office:value="124728" calcext:value-type="float">
            <text:p>124728</text:p>
          </table:table-cell>
          <table:table-cell office:value-type="float" office:value="153976" calcext:value-type="float">
            <text:p>153976</text:p>
          </table:table-cell>
          <table:table-cell office:value-type="float" office:value="192718" calcext:value-type="float">
            <text:p>192718</text:p>
          </table:table-cell>
          <table:table-cell office:value-type="float" office:value="206410" calcext:value-type="float">
            <text:p>206410</text:p>
          </table:table-cell>
        </table:table-row>
        <table:table-row table:style-name="ro2">
          <table:table-cell office:value-type="string" calcext:value-type="string">
            <text:p><text:a xlink:href="javascript:sym(6384)" xlink:type="simple">South Be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N</text:p>
          </table:table-cell>
          <table:table-cell office:value-type="float" office:value="105960" calcext:value-type="float">
            <text:p>105960</text:p>
          </table:table-cell>
          <table:table-cell office:value-type="float" office:value="108148" calcext:value-type="float">
            <text:p>108148</text:p>
          </table:table-cell>
          <table:table-cell office:value-type="float" office:value="101239" calcext:value-type="float">
            <text:p>101239</text:p>
          </table:table-cell>
          <table:table-cell office:value-type="float" office:value="103436" calcext:value-type="float">
            <text:p>103436</text:p>
          </table:table-cell>
          <table:table-cell office:value-type="float" office:value="103395" calcext:value-type="float">
            <text:p>103395</text:p>
          </table:table-cell>
        </table:table-row>
        <table:table-row table:style-name="ro2">
          <table:table-cell office:value-type="string" calcext:value-type="string">
            <text:p><text:a xlink:href="javascript:sym(36773)" xlink:type="simple">South Ful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GA</text:p>
          </table:table-cell>
          <table:table-cell office:value-type="float" office:value="37160" calcext:value-type="float">
            <text:p>37160</text:p>
          </table:table-cell>
          <table:table-cell office:value-type="float" office:value="41573" calcext:value-type="float">
            <text:p>41573</text:p>
          </table:table-cell>
          <table:table-cell office:value-type="float" office:value="85589" calcext:value-type="float">
            <text:p>85589</text:p>
          </table:table-cell>
          <table:table-cell office:value-type="float" office:value="108050" calcext:value-type="float">
            <text:p>108050</text:p>
          </table:table-cell>
          <table:table-cell office:value-type="float" office:value="110920" calcext:value-type="float">
            <text:p>110920</text:p>
          </table:table-cell>
        </table:table-row>
        <table:table-row table:style-name="ro2">
          <table:table-cell office:value-type="string" calcext:value-type="string">
            <text:p><text:a xlink:href="javascript:sym(9324)" xlink:type="simple">Spark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V</text:p>
          </table:table-cell>
          <table:table-cell office:value-type="float" office:value="53797" calcext:value-type="float">
            <text:p>53797</text:p>
          </table:table-cell>
          <table:table-cell office:value-type="float" office:value="66426" calcext:value-type="float">
            <text:p>66426</text:p>
          </table:table-cell>
          <table:table-cell office:value-type="float" office:value="91112" calcext:value-type="float">
            <text:p>91112</text:p>
          </table:table-cell>
          <table:table-cell office:value-type="float" office:value="108463" calcext:value-type="float">
            <text:p>108463</text:p>
          </table:table-cell>
          <table:table-cell office:value-type="float" office:value="110323" calcext:value-type="float">
            <text:p>110323</text:p>
          </table:table-cell>
        </table:table-row>
        <table:table-row table:style-name="ro2">
          <table:table-cell office:value-type="string" calcext:value-type="string">
            <text:p><text:a xlink:href="javascript:sym(6385)" xlink:type="simple">Spokan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</text:p>
          </table:table-cell>
          <table:table-cell office:value-type="float" office:value="178096" calcext:value-type="float">
            <text:p>178096</text:p>
          </table:table-cell>
          <table:table-cell office:value-type="float" office:value="196588" calcext:value-type="float">
            <text:p>196588</text:p>
          </table:table-cell>
          <table:table-cell office:value-type="float" office:value="209459" calcext:value-type="float">
            <text:p>209459</text:p>
          </table:table-cell>
          <table:table-cell office:value-type="float" office:value="228978" calcext:value-type="float">
            <text:p>228978</text:p>
          </table:table-cell>
          <table:table-cell office:value-type="float" office:value="229447" calcext:value-type="float">
            <text:p>229447</text:p>
          </table:table-cell>
        </table:table-row>
        <table:table-row table:style-name="ro2">
          <table:table-cell office:value-type="string" calcext:value-type="string">
            <text:p><text:a xlink:href="javascript:sym(23094)" xlink:type="simple">Spokane Valle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</text:p>
          </table:table-cell>
          <table:table-cell office:value-type="float" office:value="68119" calcext:value-type="float">
            <text:p>68119</text:p>
          </table:table-cell>
          <table:table-cell office:value-type="float" office:value="76730" calcext:value-type="float">
            <text:p>76730</text:p>
          </table:table-cell>
          <table:table-cell office:value-type="float" office:value="89746" calcext:value-type="float">
            <text:p>89746</text:p>
          </table:table-cell>
          <table:table-cell office:value-type="float" office:value="102983" calcext:value-type="float">
            <text:p>102983</text:p>
          </table:table-cell>
          <table:table-cell office:value-type="float" office:value="108235" calcext:value-type="float">
            <text:p>108235</text:p>
          </table:table-cell>
        </table:table-row>
        <table:table-row table:style-name="ro2">
          <table:table-cell office:value-type="string" calcext:value-type="string">
            <text:p><text:a xlink:href="javascript:sym(6386)" xlink:type="simple">Springfiel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IL</text:p>
          </table:table-cell>
          <table:table-cell office:value-type="float" office:value="107460" calcext:value-type="float">
            <text:p>107460</text:p>
          </table:table-cell>
          <table:table-cell office:value-type="float" office:value="112514" calcext:value-type="float">
            <text:p>112514</text:p>
          </table:table-cell>
          <table:table-cell office:value-type="float" office:value="116995" calcext:value-type="float">
            <text:p>116995</text:p>
          </table:table-cell>
          <table:table-cell office:value-type="float" office:value="114436" calcext:value-type="float">
            <text:p>114436</text:p>
          </table:table-cell>
          <table:table-cell office:value-type="float" office:value="112544" calcext:value-type="float">
            <text:p>112544</text:p>
          </table:table-cell>
        </table:table-row>
        <table:table-row table:style-name="ro2">
          <table:table-cell office:value-type="string" calcext:value-type="string">
            <text:p><text:a xlink:href="javascript:sym(6388)" xlink:type="simple">Springfiel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</text:p>
          </table:table-cell>
          <table:table-cell office:value-type="float" office:value="141486" calcext:value-type="float">
            <text:p>141486</text:p>
          </table:table-cell>
          <table:table-cell office:value-type="float" office:value="152466" calcext:value-type="float">
            <text:p>152466</text:p>
          </table:table-cell>
          <table:table-cell office:value-type="float" office:value="159333" calcext:value-type="float">
            <text:p>159333</text:p>
          </table:table-cell>
          <table:table-cell office:value-type="float" office:value="169170" calcext:value-type="float">
            <text:p>169170</text:p>
          </table:table-cell>
          <table:table-cell office:value-type="float" office:value="170188" calcext:value-type="float">
            <text:p>170188</text:p>
          </table:table-cell>
        </table:table-row>
        <table:table-row table:style-name="ro2">
          <table:table-cell office:value-type="string" calcext:value-type="string">
            <text:p><text:a xlink:href="javascript:sym(6387)" xlink:type="simple">Springfiel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156944" calcext:value-type="float">
            <text:p>156944</text:p>
          </table:table-cell>
          <table:table-cell office:value-type="float" office:value="152001" calcext:value-type="float">
            <text:p>152001</text:p>
          </table:table-cell>
          <table:table-cell office:value-type="float" office:value="153132" calcext:value-type="float">
            <text:p>153132</text:p>
          </table:table-cell>
          <table:table-cell office:value-type="float" office:value="155929" calcext:value-type="float">
            <text:p>155929</text:p>
          </table:table-cell>
          <table:table-cell office:value-type="float" office:value="153672" calcext:value-type="float">
            <text:p>153672</text:p>
          </table:table-cell>
        </table:table-row>
        <table:table-row table:style-name="ro2">
          <table:table-cell office:value-type="string" calcext:value-type="string">
            <text:p><text:a xlink:href="javascript:sym(13862)" xlink:type="simple">Spring Hill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FL</text:p>
          </table:table-cell>
          <table:table-cell office:value-type="float" office:value="51246" calcext:value-type="float">
            <text:p>51246</text:p>
          </table:table-cell>
          <table:table-cell office:value-type="float" office:value="69078" calcext:value-type="float">
            <text:p>69078</text:p>
          </table:table-cell>
          <table:table-cell office:value-type="float" office:value="98621" calcext:value-type="float">
            <text:p>98621</text:p>
          </table:table-cell>
          <table:table-cell office:value-type="float" office:value="113568" calcext:value-type="float">
            <text:p>113568</text:p>
          </table:table-cell>
          <table:table-cell table:style-name="ce3" office:value-type="float" office:value="118400" calcext:value-type="float">
            <text:p>118400</text:p>
          </table:table-cell>
        </table:table-row>
        <table:table-row table:style-name="ro2">
          <table:table-cell office:value-type="string" calcext:value-type="string">
            <text:p><text:a xlink:href="javascript:sym(9524)" xlink:type="simple">Spring Valley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NV</text:p>
          </table:table-cell>
          <table:table-cell office:value-type="float" office:value="51726" calcext:value-type="float">
            <text:p>51726</text:p>
          </table:table-cell>
          <table:table-cell office:value-type="float" office:value="117390" calcext:value-type="float">
            <text:p>117390</text:p>
          </table:table-cell>
          <table:table-cell office:value-type="float" office:value="178395" calcext:value-type="float">
            <text:p>178395</text:p>
          </table:table-cell>
          <table:table-cell office:value-type="float" office:value="215597" calcext:value-type="float">
            <text:p>215597</text:p>
          </table:table-cell>
          <table:table-cell table:style-name="ce3" office:value-type="float" office:value="227700" calcext:value-type="float">
            <text:p>227700</text:p>
          </table:table-cell>
        </table:table-row>
        <table:table-row table:style-name="ro2">
          <table:table-cell office:value-type="string" calcext:value-type="string">
            <text:p><text:a xlink:href="javascript:sym(14170)" xlink:type="simple">St. Georg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</text:p>
          </table:table-cell>
          <table:table-cell office:value-type="float" office:value="28760" calcext:value-type="float">
            <text:p>28760</text:p>
          </table:table-cell>
          <table:table-cell office:value-type="float" office:value="49835" calcext:value-type="float">
            <text:p>49835</text:p>
          </table:table-cell>
          <table:table-cell office:value-type="float" office:value="72759" calcext:value-type="float">
            <text:p>72759</text:p>
          </table:table-cell>
          <table:table-cell office:value-type="float" office:value="95344" calcext:value-type="float">
            <text:p>95344</text:p>
          </table:table-cell>
          <table:table-cell office:value-type="float" office:value="104578" calcext:value-type="float">
            <text:p>104578</text:p>
          </table:table-cell>
        </table:table-row>
        <table:table-row table:style-name="ro2">
          <table:table-cell office:value-type="string" calcext:value-type="string">
            <text:p><text:a xlink:href="javascript:sym(6354)" xlink:type="simple">St. Loui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</text:p>
          </table:table-cell>
          <table:table-cell office:value-type="float" office:value="396685" calcext:value-type="float">
            <text:p>396685</text:p>
          </table:table-cell>
          <table:table-cell office:value-type="float" office:value="348192" calcext:value-type="float">
            <text:p>348192</text:p>
          </table:table-cell>
          <table:table-cell office:value-type="float" office:value="319308" calcext:value-type="float">
            <text:p>319308</text:p>
          </table:table-cell>
          <table:table-cell office:value-type="float" office:value="301565" calcext:value-type="float">
            <text:p>301565</text:p>
          </table:table-cell>
          <table:table-cell office:value-type="float" office:value="281754" calcext:value-type="float">
            <text:p>281754</text:p>
          </table:table-cell>
        </table:table-row>
        <table:table-row table:style-name="ro2">
          <table:table-cell office:value-type="string" calcext:value-type="string">
            <text:p><text:a xlink:href="javascript:sym(6355)" xlink:type="simple">St. Paul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N</text:p>
          </table:table-cell>
          <table:table-cell office:value-type="float" office:value="272065" calcext:value-type="float">
            <text:p>272065</text:p>
          </table:table-cell>
          <table:table-cell office:value-type="float" office:value="287029" calcext:value-type="float">
            <text:p>287029</text:p>
          </table:table-cell>
          <table:table-cell office:value-type="float" office:value="285103" calcext:value-type="float">
            <text:p>285103</text:p>
          </table:table-cell>
          <table:table-cell office:value-type="float" office:value="311516" calcext:value-type="float">
            <text:p>311516</text:p>
          </table:table-cell>
          <table:table-cell office:value-type="float" office:value="303820" calcext:value-type="float">
            <text:p>303820</text:p>
          </table:table-cell>
        </table:table-row>
        <table:table-row table:style-name="ro2">
          <table:table-cell office:value-type="string" calcext:value-type="string">
            <text:p><text:a xlink:href="javascript:sym(6356)" xlink:type="simple">St. Petersburg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240443" calcext:value-type="float">
            <text:p>240443</text:p>
          </table:table-cell>
          <table:table-cell office:value-type="float" office:value="248717" calcext:value-type="float">
            <text:p>248717</text:p>
          </table:table-cell>
          <table:table-cell office:value-type="float" office:value="245173" calcext:value-type="float">
            <text:p>245173</text:p>
          </table:table-cell>
          <table:table-cell office:value-type="float" office:value="258354" calcext:value-type="float">
            <text:p>258354</text:p>
          </table:table-cell>
          <table:table-cell office:value-type="float" office:value="263553" calcext:value-type="float">
            <text:p>263553</text:p>
          </table:table-cell>
        </table:table-row>
        <table:table-row table:style-name="ro2">
          <table:table-cell office:value-type="string" calcext:value-type="string">
            <text:p><text:a xlink:href="javascript:sym(6389)" xlink:type="simple">Stamfor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T</text:p>
          </table:table-cell>
          <table:table-cell office:value-type="float" office:value="108089" calcext:value-type="float">
            <text:p>108089</text:p>
          </table:table-cell>
          <table:table-cell office:value-type="float" office:value="117080" calcext:value-type="float">
            <text:p>117080</text:p>
          </table:table-cell>
          <table:table-cell office:value-type="float" office:value="122633" calcext:value-type="float">
            <text:p>122633</text:p>
          </table:table-cell>
          <table:table-cell office:value-type="float" office:value="135451" calcext:value-type="float">
            <text:p>135451</text:p>
          </table:table-cell>
          <table:table-cell office:value-type="float" office:value="136226" calcext:value-type="float">
            <text:p>136226</text:p>
          </table:table-cell>
        </table:table-row>
        <table:table-row table:style-name="ro2">
          <table:table-cell office:value-type="string" calcext:value-type="string">
            <text:p><text:a xlink:href="javascript:sym(6391)" xlink:type="simple">Sterling Height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I</text:p>
          </table:table-cell>
          <table:table-cell office:value-type="float" office:value="117810" calcext:value-type="float">
            <text:p>117810</text:p>
          </table:table-cell>
          <table:table-cell office:value-type="float" office:value="124469" calcext:value-type="float">
            <text:p>124469</text:p>
          </table:table-cell>
          <table:table-cell office:value-type="float" office:value="129675" calcext:value-type="float">
            <text:p>129675</text:p>
          </table:table-cell>
          <table:table-cell office:value-type="float" office:value="134338" calcext:value-type="float">
            <text:p>134338</text:p>
          </table:table-cell>
          <table:table-cell office:value-type="float" office:value="133306" calcext:value-type="float">
            <text:p>133306</text:p>
          </table:table-cell>
        </table:table-row>
        <table:table-row table:style-name="ro2">
          <table:table-cell office:value-type="string" calcext:value-type="string">
            <text:p><text:a xlink:href="javascript:sym(6393)" xlink:type="simple">Stock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211970" calcext:value-type="float">
            <text:p>211970</text:p>
          </table:table-cell>
          <table:table-cell office:value-type="float" office:value="243151" calcext:value-type="float">
            <text:p>243151</text:p>
          </table:table-cell>
          <table:table-cell office:value-type="float" office:value="292348" calcext:value-type="float">
            <text:p>292348</text:p>
          </table:table-cell>
          <table:table-cell office:value-type="float" office:value="320806" calcext:value-type="float">
            <text:p>320806</text:p>
          </table:table-cell>
          <table:table-cell office:value-type="float" office:value="319543" calcext:value-type="float">
            <text:p>319543</text:p>
          </table:table-cell>
        </table:table-row>
        <table:table-row table:style-name="ro2">
          <table:table-cell office:value-type="string" calcext:value-type="string">
            <text:p><text:a xlink:href="javascript:sym(9337)" xlink:type="simple">Suffolk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</text:p>
          </table:table-cell>
          <table:table-cell office:value-type="float" office:value="52143" calcext:value-type="float">
            <text:p>52143</text:p>
          </table:table-cell>
          <table:table-cell office:value-type="float" office:value="63699" calcext:value-type="float">
            <text:p>63699</text:p>
          </table:table-cell>
          <table:table-cell office:value-type="float" office:value="84606" calcext:value-type="float">
            <text:p>84606</text:p>
          </table:table-cell>
          <table:table-cell office:value-type="float" office:value="94370" calcext:value-type="float">
            <text:p>94370</text:p>
          </table:table-cell>
          <table:table-cell office:value-type="float" office:value="100659" calcext:value-type="float">
            <text:p>100659</text:p>
          </table:table-cell>
        </table:table-row>
        <table:table-row table:style-name="ro2">
          <table:table-cell office:value-type="string" calcext:value-type="string">
            <text:p><text:a xlink:href="javascript:sym(9461)" xlink:type="simple">Sugar Land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44892" calcext:value-type="float">
            <text:p>44892</text:p>
          </table:table-cell>
          <table:table-cell office:value-type="float" office:value="85969" calcext:value-type="float">
            <text:p>85969</text:p>
          </table:table-cell>
          <table:table-cell office:value-type="float" office:value="107700" calcext:value-type="float">
            <text:p>107700</text:p>
          </table:table-cell>
          <table:table-cell office:value-type="float" office:value="111026" calcext:value-type="float">
            <text:p>111026</text:p>
          </table:table-cell>
          <table:table-cell office:value-type="float" office:value="108515" calcext:value-type="float">
            <text:p>108515</text:p>
          </table:table-cell>
        </table:table-row>
        <table:table-row table:style-name="ro2">
          <table:table-cell office:value-type="string" calcext:value-type="string">
            <text:p><text:a xlink:href="javascript:sym(6395)" xlink:type="simple">Sunnyva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17481" calcext:value-type="float">
            <text:p>117481</text:p>
          </table:table-cell>
          <table:table-cell office:value-type="float" office:value="130873" calcext:value-type="float">
            <text:p>130873</text:p>
          </table:table-cell>
          <table:table-cell office:value-type="float" office:value="140492" calcext:value-type="float">
            <text:p>140492</text:p>
          </table:table-cell>
          <table:table-cell office:value-type="float" office:value="155627" calcext:value-type="float">
            <text:p>155627</text:p>
          </table:table-cell>
          <table:table-cell office:value-type="float" office:value="151967" calcext:value-type="float">
            <text:p>151967</text:p>
          </table:table-cell>
        </table:table-row>
        <table:table-row table:style-name="ro2">
          <table:table-cell office:value-type="string" calcext:value-type="string">
            <text:p><text:a xlink:href="javascript:sym(9474)" xlink:type="simple">Sunrise Manor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NV</text:p>
          </table:table-cell>
          <table:table-cell office:value-type="float" office:value="96935" calcext:value-type="float">
            <text:p>96935</text:p>
          </table:table-cell>
          <table:table-cell office:value-type="float" office:value="156120" calcext:value-type="float">
            <text:p>156120</text:p>
          </table:table-cell>
          <table:table-cell office:value-type="float" office:value="189372" calcext:value-type="float">
            <text:p>189372</text:p>
          </table:table-cell>
          <table:table-cell office:value-type="float" office:value="205618" calcext:value-type="float">
            <text:p>205618</text:p>
          </table:table-cell>
          <table:table-cell table:style-name="ce3" office:value-type="float" office:value="210900" calcext:value-type="float">
            <text:p>210900</text:p>
          </table:table-cell>
        </table:table-row>
        <table:table-row table:style-name="ro2">
          <table:table-cell office:value-type="string" calcext:value-type="string">
            <text:p><text:a xlink:href="javascript:sym(13632)" xlink:type="simple">Surpris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7881" calcext:value-type="float">
            <text:p>7881</text:p>
          </table:table-cell>
          <table:table-cell office:value-type="float" office:value="31038" calcext:value-type="float">
            <text:p>31038</text:p>
          </table:table-cell>
          <table:table-cell office:value-type="float" office:value="117436" calcext:value-type="float">
            <text:p>117436</text:p>
          </table:table-cell>
          <table:table-cell office:value-type="float" office:value="143160" calcext:value-type="float">
            <text:p>143160</text:p>
          </table:table-cell>
          <table:table-cell office:value-type="float" office:value="158285" calcext:value-type="float">
            <text:p>158285</text:p>
          </table:table-cell>
        </table:table-row>
        <table:table-row table:style-name="ro2">
          <table:table-cell office:value-type="string" calcext:value-type="string">
            <text:p><text:a xlink:href="javascript:sym(6396)" xlink:type="simple">Syracus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Y</text:p>
          </table:table-cell>
          <table:table-cell office:value-type="float" office:value="163897" calcext:value-type="float">
            <text:p>163897</text:p>
          </table:table-cell>
          <table:table-cell office:value-type="float" office:value="146361" calcext:value-type="float">
            <text:p>146361</text:p>
          </table:table-cell>
          <table:table-cell office:value-type="float" office:value="145047" calcext:value-type="float">
            <text:p>145047</text:p>
          </table:table-cell>
          <table:table-cell office:value-type="float" office:value="148615" calcext:value-type="float">
            <text:p>148615</text:p>
          </table:table-cell>
          <table:table-cell office:value-type="float" office:value="145560" calcext:value-type="float">
            <text:p>145560</text:p>
          </table:table-cell>
        </table:table-row>
        <table:table-row table:style-name="ro2">
          <table:table-cell office:value-type="string" calcext:value-type="string">
            <text:p><text:a xlink:href="javascript:sym(6397)" xlink:type="simple">Taco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</text:p>
          </table:table-cell>
          <table:table-cell office:value-type="float" office:value="177245" calcext:value-type="float">
            <text:p>177245</text:p>
          </table:table-cell>
          <table:table-cell office:value-type="float" office:value="193338" calcext:value-type="float">
            <text:p>193338</text:p>
          </table:table-cell>
          <table:table-cell office:value-type="float" office:value="198338" calcext:value-type="float">
            <text:p>198338</text:p>
          </table:table-cell>
          <table:table-cell office:value-type="float" office:value="219185" calcext:value-type="float">
            <text:p>219185</text:p>
          </table:table-cell>
          <table:table-cell office:value-type="float" office:value="222906" calcext:value-type="float">
            <text:p>222906</text:p>
          </table:table-cell>
        </table:table-row>
        <table:table-row table:style-name="ro2">
          <table:table-cell office:value-type="string" calcext:value-type="string">
            <text:p><text:a xlink:href="javascript:sym(6398)" xlink:type="simple">Tallahasse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125845" calcext:value-type="float">
            <text:p>125845</text:p>
          </table:table-cell>
          <table:table-cell office:value-type="float" office:value="151947" calcext:value-type="float">
            <text:p>151947</text:p>
          </table:table-cell>
          <table:table-cell office:value-type="float" office:value="181049" calcext:value-type="float">
            <text:p>181049</text:p>
          </table:table-cell>
          <table:table-cell office:value-type="float" office:value="196180" calcext:value-type="float">
            <text:p>196180</text:p>
          </table:table-cell>
          <table:table-cell office:value-type="float" office:value="202221" calcext:value-type="float">
            <text:p>202221</text:p>
          </table:table-cell>
        </table:table-row>
        <table:table-row table:style-name="ro2">
          <table:table-cell office:value-type="string" calcext:value-type="string">
            <text:p><text:a xlink:href="javascript:sym(6399)" xlink:type="simple">Tamp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280306" calcext:value-type="float">
            <text:p>280306</text:p>
          </table:table-cell>
          <table:table-cell office:value-type="float" office:value="302655" calcext:value-type="float">
            <text:p>302655</text:p>
          </table:table-cell>
          <table:table-cell office:value-type="float" office:value="336249" calcext:value-type="float">
            <text:p>336249</text:p>
          </table:table-cell>
          <table:table-cell office:value-type="float" office:value="384662" calcext:value-type="float">
            <text:p>384662</text:p>
          </table:table-cell>
          <table:table-cell office:value-type="float" office:value="403364" calcext:value-type="float">
            <text:p>403364</text:p>
          </table:table-cell>
        </table:table-row>
        <table:table-row table:style-name="ro2">
          <table:table-cell office:value-type="string" calcext:value-type="string">
            <text:p><text:a xlink:href="javascript:sym(13636)" xlink:type="simple">Temecul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27138" calcext:value-type="float">
            <text:p>27138</text:p>
          </table:table-cell>
          <table:table-cell office:value-type="float" office:value="67539" calcext:value-type="float">
            <text:p>67539</text:p>
          </table:table-cell>
          <table:table-cell office:value-type="float" office:value="99970" calcext:value-type="float">
            <text:p>99970</text:p>
          </table:table-cell>
          <table:table-cell office:value-type="float" office:value="109994" calcext:value-type="float">
            <text:p>109994</text:p>
          </table:table-cell>
          <table:table-cell office:value-type="float" office:value="110682" calcext:value-type="float">
            <text:p>110682</text:p>
          </table:table-cell>
        </table:table-row>
        <table:table-row table:style-name="ro2">
          <table:table-cell office:value-type="string" calcext:value-type="string">
            <text:p><text:a xlink:href="javascript:sym(6400)" xlink:type="simple">Temp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142130" calcext:value-type="float">
            <text:p>142130</text:p>
          </table:table-cell>
          <table:table-cell office:value-type="float" office:value="158555" calcext:value-type="float">
            <text:p>158555</text:p>
          </table:table-cell>
          <table:table-cell office:value-type="float" office:value="161772" calcext:value-type="float">
            <text:p>161772</text:p>
          </table:table-cell>
          <table:table-cell office:value-type="float" office:value="184213" calcext:value-type="float">
            <text:p>184213</text:p>
          </table:table-cell>
          <table:table-cell office:value-type="float" office:value="189834" calcext:value-type="float">
            <text:p>189834</text:p>
          </table:table-cell>
        </table:table-row>
        <table:table-row table:style-name="ro2">
          <table:table-cell office:value-type="string" calcext:value-type="string">
            <text:p><text:a xlink:href="javascript:sym(13206)" xlink:type="simple">The Woodlands</text:a></text:p>
          </table:table-cell>
          <table:table-cell office:value-type="string" calcext:value-type="string">
            <text:p>CDP</text:p>
          </table:table-cell>
          <table:table-cell office:value-type="string" calcext:value-type="string">
            <text:p>TX</text:p>
          </table:table-cell>
          <table:table-cell office:value-type="float" office:value="29414" calcext:value-type="float">
            <text:p>29414</text:p>
          </table:table-cell>
          <table:table-cell office:value-type="float" office:value="61002" calcext:value-type="float">
            <text:p>61002</text:p>
          </table:table-cell>
          <table:table-cell office:value-type="float" office:value="93847" calcext:value-type="float">
            <text:p>93847</text:p>
          </table:table-cell>
          <table:table-cell office:value-type="float" office:value="114436" calcext:value-type="float">
            <text:p>114436</text:p>
          </table:table-cell>
          <table:table-cell table:style-name="ce3" office:value-type="float" office:value="121100" calcext:value-type="float">
            <text:p>121100</text:p>
          </table:table-cell>
        </table:table-row>
        <table:table-row table:style-name="ro2">
          <table:table-cell office:value-type="string" calcext:value-type="string">
            <text:p><text:a xlink:href="javascript:sym(9306)" xlink:type="simple">Thorn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55307" calcext:value-type="float">
            <text:p>55307</text:p>
          </table:table-cell>
          <table:table-cell office:value-type="float" office:value="82506" calcext:value-type="float">
            <text:p>82506</text:p>
          </table:table-cell>
          <table:table-cell office:value-type="float" office:value="118859" calcext:value-type="float">
            <text:p>118859</text:p>
          </table:table-cell>
          <table:table-cell office:value-type="float" office:value="141863" calcext:value-type="float">
            <text:p>141863</text:p>
          </table:table-cell>
          <table:table-cell office:value-type="float" office:value="144922" calcext:value-type="float">
            <text:p>144922</text:p>
          </table:table-cell>
        </table:table-row>
        <table:table-row table:style-name="ro2">
          <table:table-cell office:value-type="string" calcext:value-type="string">
            <text:p><text:a xlink:href="javascript:sym(6403)" xlink:type="simple">Thousand Oak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04187" calcext:value-type="float">
            <text:p>104187</text:p>
          </table:table-cell>
          <table:table-cell office:value-type="float" office:value="116916" calcext:value-type="float">
            <text:p>116916</text:p>
          </table:table-cell>
          <table:table-cell office:value-type="float" office:value="126490" calcext:value-type="float">
            <text:p>126490</text:p>
          </table:table-cell>
          <table:table-cell office:value-type="float" office:value="126967" calcext:value-type="float">
            <text:p>126967</text:p>
          </table:table-cell>
          <table:table-cell office:value-type="float" office:value="123463" calcext:value-type="float">
            <text:p>123463</text:p>
          </table:table-cell>
        </table:table-row>
        <table:table-row table:style-name="ro2">
          <table:table-cell office:value-type="string" calcext:value-type="string">
            <text:p><text:a xlink:href="javascript:sym(6404)" xlink:type="simple">Toled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H</text:p>
          </table:table-cell>
          <table:table-cell office:value-type="float" office:value="332983" calcext:value-type="float">
            <text:p>332983</text:p>
          </table:table-cell>
          <table:table-cell office:value-type="float" office:value="313373" calcext:value-type="float">
            <text:p>313373</text:p>
          </table:table-cell>
          <table:table-cell office:value-type="float" office:value="287357" calcext:value-type="float">
            <text:p>287357</text:p>
          </table:table-cell>
          <table:table-cell office:value-type="float" office:value="270880" calcext:value-type="float">
            <text:p>270880</text:p>
          </table:table-cell>
          <table:table-cell office:value-type="float" office:value="265304" calcext:value-type="float">
            <text:p>265304</text:p>
          </table:table-cell>
        </table:table-row>
        <table:table-row table:style-name="ro2">
          <table:table-cell office:value-type="string" calcext:value-type="string">
            <text:p><text:a xlink:href="javascript:sym(6405)" xlink:type="simple">Topek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S</text:p>
          </table:table-cell>
          <table:table-cell office:value-type="float" office:value="121223" calcext:value-type="float">
            <text:p>121223</text:p>
          </table:table-cell>
          <table:table-cell office:value-type="float" office:value="123978" calcext:value-type="float">
            <text:p>123978</text:p>
          </table:table-cell>
          <table:table-cell office:value-type="float" office:value="127630" calcext:value-type="float">
            <text:p>127630</text:p>
          </table:table-cell>
          <table:table-cell office:value-type="float" office:value="126610" calcext:value-type="float">
            <text:p>126610</text:p>
          </table:table-cell>
          <table:table-cell office:value-type="float" office:value="125475" calcext:value-type="float">
            <text:p>125475</text:p>
          </table:table-cell>
        </table:table-row>
        <table:table-row table:style-name="ro2">
          <table:table-cell office:value-type="string" calcext:value-type="string">
            <text:p><text:a xlink:href="javascript:sym(6406)" xlink:type="simple">Torranc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33507" calcext:value-type="float">
            <text:p>133507</text:p>
          </table:table-cell>
          <table:table-cell office:value-type="float" office:value="137575" calcext:value-type="float">
            <text:p>137575</text:p>
          </table:table-cell>
          <table:table-cell office:value-type="float" office:value="145309" calcext:value-type="float">
            <text:p>145309</text:p>
          </table:table-cell>
          <table:table-cell office:value-type="float" office:value="146955" calcext:value-type="float">
            <text:p>146955</text:p>
          </table:table-cell>
          <table:table-cell office:value-type="float" office:value="139224" calcext:value-type="float">
            <text:p>139224</text:p>
          </table:table-cell>
        </table:table-row>
        <table:table-row table:style-name="ro2">
          <table:table-cell office:value-type="string" calcext:value-type="string">
            <text:p><text:a xlink:href="javascript:sym(6408)" xlink:type="simple">Tucs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417724" calcext:value-type="float">
            <text:p>417724</text:p>
          </table:table-cell>
          <table:table-cell office:value-type="float" office:value="484997" calcext:value-type="float">
            <text:p>484997</text:p>
          </table:table-cell>
          <table:table-cell office:value-type="float" office:value="526510" calcext:value-type="float">
            <text:p>526510</text:p>
          </table:table-cell>
          <table:table-cell office:value-type="float" office:value="542658" calcext:value-type="float">
            <text:p>542658</text:p>
          </table:table-cell>
          <table:table-cell office:value-type="float" office:value="547239" calcext:value-type="float">
            <text:p>547239</text:p>
          </table:table-cell>
        </table:table-row>
        <table:table-row table:style-name="ro2">
          <table:table-cell office:value-type="string" calcext:value-type="string">
            <text:p><text:a xlink:href="javascript:sym(6409)" xlink:type="simple">Tul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OK</text:p>
          </table:table-cell>
          <table:table-cell office:value-type="float" office:value="367077" calcext:value-type="float">
            <text:p>367077</text:p>
          </table:table-cell>
          <table:table-cell office:value-type="float" office:value="393507" calcext:value-type="float">
            <text:p>393507</text:p>
          </table:table-cell>
          <table:table-cell office:value-type="float" office:value="391873" calcext:value-type="float">
            <text:p>391873</text:p>
          </table:table-cell>
          <table:table-cell office:value-type="float" office:value="413144" calcext:value-type="float">
            <text:p>413144</text:p>
          </table:table-cell>
          <table:table-cell office:value-type="float" office:value="411894" calcext:value-type="float">
            <text:p>411894</text:p>
          </table:table-cell>
        </table:table-row>
        <table:table-row table:style-name="ro2">
          <table:table-cell office:value-type="string" calcext:value-type="string">
            <text:p><text:a xlink:href="javascript:sym(6410)" xlink:type="simple">Tuscaloos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L</text:p>
          </table:table-cell>
          <table:table-cell office:value-type="float" office:value="79128" calcext:value-type="float">
            <text:p>79128</text:p>
          </table:table-cell>
          <table:table-cell office:value-type="float" office:value="78746" calcext:value-type="float">
            <text:p>78746</text:p>
          </table:table-cell>
          <table:table-cell office:value-type="float" office:value="90228" calcext:value-type="float">
            <text:p>90228</text:p>
          </table:table-cell>
          <table:table-cell office:value-type="float" office:value="99628" calcext:value-type="float">
            <text:p>99628</text:p>
          </table:table-cell>
          <table:table-cell office:value-type="float" office:value="111338" calcext:value-type="float">
            <text:p>111338</text:p>
          </table:table-cell>
        </table:table-row>
        <table:table-row table:style-name="ro2">
          <table:table-cell office:value-type="string" calcext:value-type="string">
            <text:p><text:a xlink:href="javascript:sym(6411)" xlink:type="simple">Tyl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78022" calcext:value-type="float">
            <text:p>78022</text:p>
          </table:table-cell>
          <table:table-cell office:value-type="float" office:value="84723" calcext:value-type="float">
            <text:p>84723</text:p>
          </table:table-cell>
          <table:table-cell office:value-type="float" office:value="96761" calcext:value-type="float">
            <text:p>96761</text:p>
          </table:table-cell>
          <table:table-cell office:value-type="float" office:value="105982" calcext:value-type="float">
            <text:p>105982</text:p>
          </table:table-cell>
          <table:table-cell office:value-type="float" office:value="110327" calcext:value-type="float">
            <text:p>110327</text:p>
          </table:table-cell>
        </table:table-row>
        <table:table-row table:style-name="ro2">
          <table:table-cell office:value-type="string" calcext:value-type="string">
            <text:p><text:a xlink:href="javascript:sym(9223)" xlink:type="simple">Vaca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71507" calcext:value-type="float">
            <text:p>71507</text:p>
          </table:table-cell>
          <table:table-cell office:value-type="float" office:value="88717" calcext:value-type="float">
            <text:p>88717</text:p>
          </table:table-cell>
          <table:table-cell office:value-type="float" office:value="92422" calcext:value-type="float">
            <text:p>92422</text:p>
          </table:table-cell>
          <table:table-cell office:value-type="float" office:value="102386" calcext:value-type="float">
            <text:p>102386</text:p>
          </table:table-cell>
          <table:table-cell office:value-type="float" office:value="102526" calcext:value-type="float">
            <text:p>102526</text:p>
          </table:table-cell>
        </table:table-row>
        <table:table-row table:style-name="ro2">
          <table:table-cell office:value-type="string" calcext:value-type="string">
            <text:p><text:a xlink:href="javascript:sym(6413)" xlink:type="simple">Vallej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109323" calcext:value-type="float">
            <text:p>109323</text:p>
          </table:table-cell>
          <table:table-cell office:value-type="float" office:value="116661" calcext:value-type="float">
            <text:p>116661</text:p>
          </table:table-cell>
          <table:table-cell office:value-type="float" office:value="115908" calcext:value-type="float">
            <text:p>115908</text:p>
          </table:table-cell>
          <table:table-cell office:value-type="float" office:value="126085" calcext:value-type="float">
            <text:p>126085</text:p>
          </table:table-cell>
          <table:table-cell office:value-type="float" office:value="122807" calcext:value-type="float">
            <text:p>122807</text:p>
          </table:table-cell>
        </table:table-row>
        <table:table-row table:style-name="ro2">
          <table:table-cell office:value-type="string" calcext:value-type="string">
            <text:p><text:a xlink:href="javascript:sym(6414)" xlink:type="simple">Vancouv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WA</text:p>
          </table:table-cell>
          <table:table-cell office:value-type="float" office:value="107427" calcext:value-type="float">
            <text:p>107427</text:p>
          </table:table-cell>
          <table:table-cell office:value-type="float" office:value="149954" calcext:value-type="float">
            <text:p>149954</text:p>
          </table:table-cell>
          <table:table-cell office:value-type="float" office:value="167167" calcext:value-type="float">
            <text:p>167167</text:p>
          </table:table-cell>
          <table:table-cell office:value-type="float" office:value="190888" calcext:value-type="float">
            <text:p>190888</text:p>
          </table:table-cell>
          <table:table-cell office:value-type="float" office:value="196442" calcext:value-type="float">
            <text:p>196442</text:p>
          </table:table-cell>
        </table:table-row>
        <table:table-row table:style-name="ro2">
          <table:table-cell office:value-type="string" calcext:value-type="string">
            <text:p><text:a xlink:href="javascript:sym(9360)" xlink:type="simple">Victorville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50379" calcext:value-type="float">
            <text:p>50379</text:p>
          </table:table-cell>
          <table:table-cell office:value-type="float" office:value="64090" calcext:value-type="float">
            <text:p>64090</text:p>
          </table:table-cell>
          <table:table-cell office:value-type="float" office:value="115895" calcext:value-type="float">
            <text:p>115895</text:p>
          </table:table-cell>
          <table:table-cell office:value-type="float" office:value="134804" calcext:value-type="float">
            <text:p>134804</text:p>
          </table:table-cell>
          <table:table-cell office:value-type="float" office:value="138869" calcext:value-type="float">
            <text:p>138869</text:p>
          </table:table-cell>
        </table:table-row>
        <table:table-row table:style-name="ro2">
          <table:table-cell office:value-type="string" calcext:value-type="string">
            <text:p><text:a xlink:href="javascript:sym(6416)" xlink:type="simple">Virginia Beac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VA</text:p>
          </table:table-cell>
          <table:table-cell office:value-type="float" office:value="393089" calcext:value-type="float">
            <text:p>393089</text:p>
          </table:table-cell>
          <table:table-cell office:value-type="float" office:value="425236" calcext:value-type="float">
            <text:p>425236</text:p>
          </table:table-cell>
          <table:table-cell office:value-type="float" office:value="437885" calcext:value-type="float">
            <text:p>437885</text:p>
          </table:table-cell>
          <table:table-cell office:value-type="float" office:value="459476" calcext:value-type="float">
            <text:p>459476</text:p>
          </table:table-cell>
          <table:table-cell office:value-type="float" office:value="453649" calcext:value-type="float">
            <text:p>453649</text:p>
          </table:table-cell>
        </table:table-row>
        <table:table-row table:style-name="ro2">
          <table:table-cell office:value-type="string" calcext:value-type="string">
            <text:p><text:a xlink:href="javascript:sym(6417)" xlink:type="simple">Visali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80913" calcext:value-type="float">
            <text:p>80913</text:p>
          </table:table-cell>
          <table:table-cell office:value-type="float" office:value="95051" calcext:value-type="float">
            <text:p>95051</text:p>
          </table:table-cell>
          <table:table-cell office:value-type="float" office:value="124526" calcext:value-type="float">
            <text:p>124526</text:p>
          </table:table-cell>
          <table:table-cell office:value-type="float" office:value="141570" calcext:value-type="float">
            <text:p>141570</text:p>
          </table:table-cell>
          <table:table-cell office:value-type="float" office:value="144998" calcext:value-type="float">
            <text:p>144998</text:p>
          </table:table-cell>
        </table:table-row>
        <table:table-row table:style-name="ro2">
          <table:table-cell office:value-type="string" calcext:value-type="string">
            <text:p><text:a xlink:href="javascript:sym(6418)" xlink:type="simple">Waco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104884" calcext:value-type="float">
            <text:p>104884</text:p>
          </table:table-cell>
          <table:table-cell office:value-type="float" office:value="114898" calcext:value-type="float">
            <text:p>114898</text:p>
          </table:table-cell>
          <table:table-cell office:value-type="float" office:value="124787" calcext:value-type="float">
            <text:p>124787</text:p>
          </table:table-cell>
          <table:table-cell office:value-type="float" office:value="140122" calcext:value-type="float">
            <text:p>140122</text:p>
          </table:table-cell>
          <table:table-cell office:value-type="float" office:value="144816" calcext:value-type="float">
            <text:p>144816</text:p>
          </table:table-cell>
        </table:table-row>
        <table:table-row table:style-name="ro2">
          <table:table-cell office:value-type="string" calcext:value-type="string">
            <text:p><text:a xlink:href="javascript:sym(6419)" xlink:type="simple">Warre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I</text:p>
          </table:table-cell>
          <table:table-cell office:value-type="float" office:value="145101" calcext:value-type="float">
            <text:p>145101</text:p>
          </table:table-cell>
          <table:table-cell office:value-type="float" office:value="138165" calcext:value-type="float">
            <text:p>138165</text:p>
          </table:table-cell>
          <table:table-cell office:value-type="float" office:value="134072" calcext:value-type="float">
            <text:p>134072</text:p>
          </table:table-cell>
          <table:table-cell office:value-type="float" office:value="139397" calcext:value-type="float">
            <text:p>139397</text:p>
          </table:table-cell>
          <table:table-cell office:value-type="float" office:value="136655" calcext:value-type="float">
            <text:p>136655</text:p>
          </table:table-cell>
        </table:table-row>
        <table:table-row table:style-name="ro2">
          <table:table-cell office:value-type="string" calcext:value-type="string">
            <text:p><text:a xlink:href="javascript:sym(6420)" xlink:type="simple">Washing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DC</text:p>
          </table:table-cell>
          <table:table-cell office:value-type="float" office:value="606900" calcext:value-type="float">
            <text:p>606900</text:p>
          </table:table-cell>
          <table:table-cell office:value-type="float" office:value="572086" calcext:value-type="float">
            <text:p>572086</text:p>
          </table:table-cell>
          <table:table-cell office:value-type="float" office:value="601767" calcext:value-type="float">
            <text:p>601767</text:p>
          </table:table-cell>
          <table:table-cell office:value-type="float" office:value="689548" calcext:value-type="float">
            <text:p>689548</text:p>
          </table:table-cell>
          <table:table-cell office:value-type="float" office:value="678972" calcext:value-type="float">
            <text:p>678972</text:p>
          </table:table-cell>
        </table:table-row>
        <table:table-row table:style-name="ro2">
          <table:table-cell office:value-type="string" calcext:value-type="string">
            <text:p><text:a xlink:href="javascript:sym(6421)" xlink:type="simple">Waterbur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T</text:p>
          </table:table-cell>
          <table:table-cell office:value-type="float" office:value="108226" calcext:value-type="float">
            <text:p>108226</text:p>
          </table:table-cell>
          <table:table-cell office:value-type="float" office:value="107195" calcext:value-type="float">
            <text:p>107195</text:p>
          </table:table-cell>
          <table:table-cell office:value-type="float" office:value="110305" calcext:value-type="float">
            <text:p>110305</text:p>
          </table:table-cell>
          <table:table-cell office:value-type="float" office:value="114455" calcext:value-type="float">
            <text:p>114455</text:p>
          </table:table-cell>
          <table:table-cell office:value-type="float" office:value="114990" calcext:value-type="float">
            <text:p>114990</text:p>
          </table:table-cell>
        </table:table-row>
        <table:table-row table:style-name="ro2">
          <table:table-cell office:value-type="string" calcext:value-type="string">
            <text:p><text:a xlink:href="javascript:sym(6425)" xlink:type="simple">West Covin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A</text:p>
          </table:table-cell>
          <table:table-cell office:value-type="float" office:value="96015" calcext:value-type="float">
            <text:p>96015</text:p>
          </table:table-cell>
          <table:table-cell office:value-type="float" office:value="103384" calcext:value-type="float">
            <text:p>103384</text:p>
          </table:table-cell>
          <table:table-cell office:value-type="float" office:value="106109" calcext:value-type="float">
            <text:p>106109</text:p>
          </table:table-cell>
          <table:table-cell office:value-type="float" office:value="109503" calcext:value-type="float">
            <text:p>109503</text:p>
          </table:table-cell>
          <table:table-cell office:value-type="float" office:value="105617" calcext:value-type="float">
            <text:p>105617</text:p>
          </table:table-cell>
        </table:table-row>
        <table:table-row table:style-name="ro2">
          <table:table-cell office:value-type="string" calcext:value-type="string">
            <text:p><text:a xlink:href="javascript:sym(9425)" xlink:type="simple">West Jorda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</text:p>
          </table:table-cell>
          <table:table-cell office:value-type="float" office:value="50299" calcext:value-type="float">
            <text:p>50299</text:p>
          </table:table-cell>
          <table:table-cell office:value-type="float" office:value="78788" calcext:value-type="float">
            <text:p>78788</text:p>
          </table:table-cell>
          <table:table-cell office:value-type="float" office:value="103605" calcext:value-type="float">
            <text:p>103605</text:p>
          </table:table-cell>
          <table:table-cell office:value-type="float" office:value="116963" calcext:value-type="float">
            <text:p>116963</text:p>
          </table:table-cell>
          <table:table-cell office:value-type="float" office:value="114908" calcext:value-type="float">
            <text:p>114908</text:p>
          </table:table-cell>
        </table:table-row>
        <table:table-row table:style-name="ro2">
          <table:table-cell office:value-type="string" calcext:value-type="string">
            <text:p><text:a xlink:href="javascript:sym(9210)" xlink:type="simple">Westminst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</text:p>
          </table:table-cell>
          <table:table-cell office:value-type="float" office:value="74166" calcext:value-type="float">
            <text:p>74166</text:p>
          </table:table-cell>
          <table:table-cell office:value-type="float" office:value="100674" calcext:value-type="float">
            <text:p>100674</text:p>
          </table:table-cell>
          <table:table-cell office:value-type="float" office:value="106142" calcext:value-type="float">
            <text:p>106142</text:p>
          </table:table-cell>
          <table:table-cell office:value-type="float" office:value="116601" calcext:value-type="float">
            <text:p>116601</text:p>
          </table:table-cell>
          <table:table-cell office:value-type="float" office:value="114875" calcext:value-type="float">
            <text:p>114875</text:p>
          </table:table-cell>
        </table:table-row>
        <table:table-row table:style-name="ro2">
          <table:table-cell office:value-type="string" calcext:value-type="string">
            <text:p><text:a xlink:href="javascript:sym(6426)" xlink:type="simple">West Palm Beach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FL</text:p>
          </table:table-cell>
          <table:table-cell office:value-type="float" office:value="67995" calcext:value-type="float">
            <text:p>67995</text:p>
          </table:table-cell>
          <table:table-cell office:value-type="float" office:value="82241" calcext:value-type="float">
            <text:p>82241</text:p>
          </table:table-cell>
          <table:table-cell office:value-type="float" office:value="100670" calcext:value-type="float">
            <text:p>100670</text:p>
          </table:table-cell>
          <table:table-cell office:value-type="float" office:value="117322" calcext:value-type="float">
            <text:p>117322</text:p>
          </table:table-cell>
          <table:table-cell office:value-type="float" office:value="124130" calcext:value-type="float">
            <text:p>124130</text:p>
          </table:table-cell>
        </table:table-row>
        <table:table-row table:style-name="ro2">
          <table:table-cell office:value-type="string" calcext:value-type="string">
            <text:p><text:a xlink:href="javascript:sym(9182)" xlink:type="simple">West Valley City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UT</text:p>
          </table:table-cell>
          <table:table-cell office:value-type="float" office:value="87114" calcext:value-type="float">
            <text:p>87114</text:p>
          </table:table-cell>
          <table:table-cell office:value-type="float" office:value="108803" calcext:value-type="float">
            <text:p>108803</text:p>
          </table:table-cell>
          <table:table-cell office:value-type="float" office:value="129487" calcext:value-type="float">
            <text:p>129487</text:p>
          </table:table-cell>
          <table:table-cell office:value-type="float" office:value="140238" calcext:value-type="float">
            <text:p>140238</text:p>
          </table:table-cell>
          <table:table-cell office:value-type="float" office:value="134470" calcext:value-type="float">
            <text:p>134470</text:p>
          </table:table-cell>
        </table:table-row>
        <table:table-row table:style-name="ro2">
          <table:table-cell office:value-type="string" calcext:value-type="string">
            <text:p><text:a xlink:href="javascript:sym(6428)" xlink:type="simple">Wichit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KS</text:p>
          </table:table-cell>
          <table:table-cell office:value-type="float" office:value="311106" calcext:value-type="float">
            <text:p>311106</text:p>
          </table:table-cell>
          <table:table-cell office:value-type="float" office:value="351793" calcext:value-type="float">
            <text:p>351793</text:p>
          </table:table-cell>
          <table:table-cell office:value-type="float" office:value="382424" calcext:value-type="float">
            <text:p>382424</text:p>
          </table:table-cell>
          <table:table-cell office:value-type="float" office:value="397547" calcext:value-type="float">
            <text:p>397547</text:p>
          </table:table-cell>
          <table:table-cell office:value-type="float" office:value="396119" calcext:value-type="float">
            <text:p>396119</text:p>
          </table:table-cell>
        </table:table-row>
        <table:table-row table:style-name="ro2">
          <table:table-cell office:value-type="string" calcext:value-type="string">
            <text:p><text:a xlink:href="javascript:sym(6429)" xlink:type="simple">Wichita Fall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TX</text:p>
          </table:table-cell>
          <table:table-cell office:value-type="float" office:value="96807" calcext:value-type="float">
            <text:p>96807</text:p>
          </table:table-cell>
          <table:table-cell office:value-type="float" office:value="104174" calcext:value-type="float">
            <text:p>104174</text:p>
          </table:table-cell>
          <table:table-cell office:value-type="float" office:value="104682" calcext:value-type="float">
            <text:p>104682</text:p>
          </table:table-cell>
          <table:table-cell office:value-type="float" office:value="102288" calcext:value-type="float">
            <text:p>102288</text:p>
          </table:table-cell>
          <table:table-cell office:value-type="float" office:value="102691" calcext:value-type="float">
            <text:p>102691</text:p>
          </table:table-cell>
        </table:table-row>
        <table:table-row table:style-name="ro2">
          <table:table-cell office:value-type="string" calcext:value-type="string">
            <text:p><text:a xlink:href="javascript:sym(6432)" xlink:type="simple">Wilmington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C</text:p>
          </table:table-cell>
          <table:table-cell office:value-type="float" office:value="73680" calcext:value-type="float">
            <text:p>73680</text:p>
          </table:table-cell>
          <table:table-cell office:value-type="float" office:value="90110" calcext:value-type="float">
            <text:p>90110</text:p>
          </table:table-cell>
          <table:table-cell office:value-type="float" office:value="106465" calcext:value-type="float">
            <text:p>106465</text:p>
          </table:table-cell>
          <table:table-cell office:value-type="float" office:value="115460" calcext:value-type="float">
            <text:p>115460</text:p>
          </table:table-cell>
          <table:table-cell office:value-type="float" office:value="122698" calcext:value-type="float">
            <text:p>122698</text:p>
          </table:table-cell>
        </table:table-row>
        <table:table-row table:style-name="ro2">
          <table:table-cell office:value-type="string" calcext:value-type="string">
            <text:p><text:a xlink:href="javascript:sym(6433)" xlink:type="simple">Winston-Salem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C</text:p>
          </table:table-cell>
          <table:table-cell office:value-type="float" office:value="177669" calcext:value-type="float">
            <text:p>177669</text:p>
          </table:table-cell>
          <table:table-cell office:value-type="float" office:value="201399" calcext:value-type="float">
            <text:p>201399</text:p>
          </table:table-cell>
          <table:table-cell office:value-type="float" office:value="229624" calcext:value-type="float">
            <text:p>229624</text:p>
          </table:table-cell>
          <table:table-cell office:value-type="float" office:value="249558" calcext:value-type="float">
            <text:p>249558</text:p>
          </table:table-cell>
          <table:table-cell office:value-type="float" office:value="252975" calcext:value-type="float">
            <text:p>252975</text:p>
          </table:table-cell>
        </table:table-row>
        <table:table-row table:style-name="ro2">
          <table:table-cell office:value-type="string" calcext:value-type="string">
            <text:p><text:a xlink:href="javascript:sym(6434)" xlink:type="simple">Worcester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A</text:p>
          </table:table-cell>
          <table:table-cell office:value-type="float" office:value="169689" calcext:value-type="float">
            <text:p>169689</text:p>
          </table:table-cell>
          <table:table-cell office:value-type="float" office:value="172529" calcext:value-type="float">
            <text:p>172529</text:p>
          </table:table-cell>
          <table:table-cell office:value-type="float" office:value="180892" calcext:value-type="float">
            <text:p>180892</text:p>
          </table:table-cell>
          <table:table-cell office:value-type="float" office:value="206519" calcext:value-type="float">
            <text:p>206519</text:p>
          </table:table-cell>
          <table:table-cell office:value-type="float" office:value="207621" calcext:value-type="float">
            <text:p>207621</text:p>
          </table:table-cell>
        </table:table-row>
        <table:table-row table:style-name="ro2">
          <table:table-cell office:value-type="string" calcext:value-type="string">
            <text:p><text:a xlink:href="javascript:sym(6437)" xlink:type="simple">Yonkers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NY</text:p>
          </table:table-cell>
          <table:table-cell office:value-type="float" office:value="188440" calcext:value-type="float">
            <text:p>188440</text:p>
          </table:table-cell>
          <table:table-cell office:value-type="float" office:value="196025" calcext:value-type="float">
            <text:p>196025</text:p>
          </table:table-cell>
          <table:table-cell office:value-type="float" office:value="196129" calcext:value-type="float">
            <text:p>196129</text:p>
          </table:table-cell>
          <table:table-cell office:value-type="float" office:value="211584" calcext:value-type="float">
            <text:p>211584</text:p>
          </table:table-cell>
          <table:table-cell office:value-type="float" office:value="207657" calcext:value-type="float">
            <text:p>207657</text:p>
          </table:table-cell>
        </table:table-row>
        <table:table-row table:style-name="ro2">
          <table:table-cell office:value-type="string" calcext:value-type="string">
            <text:p><text:a xlink:href="javascript:sym(6441)" xlink:type="simple">Yuma</text:a>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Z</text:p>
          </table:table-cell>
          <table:table-cell office:value-type="float" office:value="62544" calcext:value-type="float">
            <text:p>62544</text:p>
          </table:table-cell>
          <table:table-cell office:value-type="float" office:value="79578" calcext:value-type="float">
            <text:p>79578</text:p>
          </table:table-cell>
          <table:table-cell office:value-type="float" office:value="90672" calcext:value-type="float">
            <text:p>90672</text:p>
          </table:table-cell>
          <table:table-cell office:value-type="float" office:value="97285" calcext:value-type="float">
            <text:p>97285</text:p>
          </table:table-cell>
          <table:table-cell office:value-type="float" office:value="100858" calcext:value-type="float">
            <text:p>1008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6T06:36:26.458036700</meta:creation-date>
    <dc:date>2025-04-16T06:38:22.178947900</dc:date>
    <meta:editing-duration>PT1M55S</meta:editing-duration>
    <meta:editing-cycles>1</meta:editing-cycles>
    <meta:document-statistic meta:table-count="1" meta:cell-count="2800" meta:object-count="0"/>
    <meta:generator>LibreOffice/25.2.2.2$Windows_X86_64 LibreOffice_project/7370d4be9e3cf6031a51beef54ff3bda878e3fac</meta:generator>
  </office:meta>
</office:document-meta>
</file>